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margin-left="0cm" fo:margin-right="0cm" fo:text-indent="0.635cm" style:auto-text-indent="false"/>
    </style:style>
    <style:style style:name="P2" style:family="paragraph" style:parent-style-name="Standard">
      <style:paragraph-properties fo:margin-left="0cm" fo:margin-right="0cm" fo:text-indent="0.635cm" style:auto-text-indent="false"/>
      <style:text-properties fo:font-size="13pt" style:font-size-asian="13pt" style:font-size-complex="13pt"/>
    </style:style>
    <style:style style:name="P3" style:family="paragraph" style:parent-style-name="Standard">
      <style:paragraph-properties fo:margin-left="0cm" fo:margin-right="0cm" fo:text-indent="1.27cm" style:auto-text-indent="false"/>
      <style:text-properties fo:font-size="13pt" style:font-size-asian="13pt" style:font-size-complex="13pt"/>
    </style:style>
    <style:style style:name="P4" style:family="paragraph" style:parent-style-name="Standard">
      <style:paragraph-properties fo:margin-left="0cm" fo:margin-right="0cm" fo:text-indent="1.27cm" style:auto-text-indent="false">
        <style:tab-stops>
          <style:tab-stop style:position="6.421cm"/>
        </style:tab-stops>
      </style:paragraph-properties>
      <style:text-properties fo:font-size="13pt" style:font-size-asian="13pt" style:font-size-complex="13pt"/>
    </style:style>
    <style:style style:name="P5" style:family="paragraph" style:parent-style-name="Standard">
      <style:paragraph-properties fo:margin-left="0cm" fo:margin-right="0cm" fo:text-indent="1.27cm" style:auto-text-indent="false"/>
      <style:text-properties fo:font-size="13pt" fo:language="de" fo:country="DE" style:font-size-asian="13pt" style:font-size-complex="13pt"/>
    </style:style>
    <style:style style:name="P6" style:family="paragraph" style:parent-style-name="Standard">
      <style:paragraph-properties fo:margin-top="0.423cm" fo:margin-bottom="0cm"/>
      <style:text-properties fo:font-size="13pt" style:font-size-asian="13pt" style:font-size-complex="13pt"/>
    </style:style>
    <style:style style:name="P7" style:family="paragraph" style:parent-style-name="Standard">
      <style:paragraph-properties fo:margin-top="0.423cm" fo:margin-bottom="0cm" fo:break-before="page"/>
      <style:text-properties fo:font-size="13pt" fo:font-weight="bold" style:font-size-asian="13pt" style:font-weight-asian="bold" style:font-size-complex="13pt" style:font-weight-complex="bold"/>
    </style:style>
    <style:style style:name="P8" style:family="paragraph" style:parent-style-name="Standard">
      <style:text-properties fo:font-size="13pt" style:font-size-asian="13pt" style:font-size-complex="13pt"/>
    </style:style>
    <style:style style:name="P9" style:family="paragraph" style:parent-style-name="Standard">
      <style:paragraph-properties>
        <style:tab-stops>
          <style:tab-stop style:position="2.54cm"/>
          <style:tab-stop style:position="16.51cm"/>
        </style:tab-stops>
      </style:paragraph-properties>
      <style:text-properties fo:font-size="13pt" style:font-size-asian="13pt" style:font-size-complex="13pt"/>
    </style:style>
    <style:style style:name="P10" style:family="paragraph" style:parent-style-name="Standard">
      <style:text-properties fo:font-size="13pt" fo:font-style="italic" style:font-size-asian="13pt" style:font-style-asian="italic" style:font-size-complex="13pt"/>
    </style:style>
    <style:style style:name="P11" style:family="paragraph" style:parent-style-name="Standard">
      <style:text-properties fo:font-size="13pt" fo:language="de" fo:country="DE" style:font-size-asian="13pt" style:font-size-complex="13pt"/>
    </style:style>
    <style:style style:name="P12" style:family="paragraph" style:parent-style-name="Standard">
      <style:paragraph-properties>
        <style:tab-stops>
          <style:tab-stop style:position="2.54cm"/>
          <style:tab-stop style:position="16.51cm"/>
        </style:tab-stops>
      </style:paragraph-properties>
      <style:text-properties fo:font-size="13pt" fo:language="de" fo:country="DE" style:font-size-asian="13pt" style:font-size-complex="13pt"/>
    </style:style>
    <style:style style:name="P13" style:family="paragraph" style:parent-style-name="Standard">
      <style:paragraph-properties fo:margin-left="2.54cm" fo:margin-right="0cm" fo:text-indent="1.27cm" style:auto-text-indent="false"/>
      <style:text-properties fo:font-size="13pt" fo:font-weight="bold" style:font-size-asian="13pt" style:font-weight-asian="bold" style:font-size-complex="13pt" style:font-weight-complex="bold"/>
    </style:style>
    <style:style style:name="P14" style:family="paragraph" style:parent-style-name="Standard">
      <style:paragraph-properties fo:margin-left="2.54cm" fo:margin-right="0cm" fo:text-indent="1.27cm" style:auto-text-indent="false"/>
      <style:text-properties fo:font-size="13pt" fo:font-style="italic" style:font-size-asian="13pt" style:font-style-asian="italic" style:font-size-complex="13pt"/>
    </style:style>
    <style:style style:name="P15" style:family="paragraph" style:parent-style-name="Standard">
      <style:paragraph-properties fo:margin-left="1.27cm" fo:margin-right="0cm" fo:text-indent="0cm" style:auto-text-indent="false"/>
      <style:text-properties fo:font-size="13pt" style:font-size-asian="13pt" style:font-size-complex="13pt"/>
    </style:style>
    <style:style style:name="P16" style:family="paragraph" style:parent-style-name="Standard">
      <style:paragraph-properties fo:margin-left="0.635cm" fo:margin-right="0cm" fo:text-indent="0cm" style:auto-text-indent="false"/>
      <style:text-properties fo:font-size="13pt" style:font-size-asian="13pt" style:font-size-complex="13pt"/>
    </style:style>
    <style:style style:name="P17" style:family="paragraph" style:parent-style-name="Standard">
      <style:paragraph-properties fo:margin-left="0.635cm" fo:margin-right="0cm" fo:text-indent="0cm" style:auto-text-indent="false"/>
      <style:text-properties fo:font-size="13pt" fo:font-style="italic" fo:font-weight="bold" style:font-size-asian="13pt" style:font-style-asian="italic" style:font-weight-asian="bold" style:font-size-complex="13pt"/>
    </style:style>
    <style:style style:name="P18" style:family="paragraph" style:parent-style-name="Standard">
      <style:paragraph-properties fo:margin-left="0.635cm" fo:margin-right="0cm" fo:text-indent="0.635cm" style:auto-text-indent="false"/>
      <style:text-properties fo:font-size="13pt" style:font-size-asian="13pt" style:font-size-complex="13pt"/>
    </style:style>
    <style:style style:name="P19" style:family="paragraph" style:parent-style-name="Standard">
      <style:paragraph-properties fo:break-before="page"/>
      <style:text-properties fo:font-size="13pt" style:font-size-asian="13pt" style:font-size-complex="13pt"/>
    </style:style>
    <style:style style:name="P20" style:family="paragraph" style:parent-style-name="Standard">
      <style:paragraph-properties fo:margin-left="1.27cm" fo:margin-right="0cm" fo:text-indent="1.27cm" style:auto-text-indent="false"/>
      <style:text-properties fo:font-size="13pt" style:font-size-asian="13pt" style:font-size-complex="13pt"/>
    </style:style>
    <style:style style:name="P21" style:family="paragraph" style:parent-style-name="Standard">
      <style:paragraph-properties fo:margin-left="0cm" fo:margin-right="0cm" fo:text-indent="1.905cm" style:auto-text-indent="false" fo:padding-left="0.141cm" fo:padding-right="0.141cm" fo:padding-top="0.035cm" fo:padding-bottom="0.035cm" fo:border="0.018cm solid #000000"/>
      <style:text-properties fo:font-size="13pt" style:font-size-asian="13pt" style:font-size-complex="13pt"/>
    </style:style>
    <style:style style:name="P22" style:family="paragraph" style:parent-style-name="Standard">
      <style:paragraph-properties fo:margin-left="0cm" fo:margin-right="0cm" fo:text-indent="1.905cm" style:auto-text-indent="false"/>
      <style:text-properties fo:font-size="13pt" style:font-size-asian="13pt" style:font-size-complex="13pt"/>
    </style:style>
    <style:style style:name="P23" style:family="paragraph" style:parent-style-name="Standard">
      <style:paragraph-properties fo:margin-left="0cm" fo:margin-right="0cm" fo:text-indent="0cm" style:auto-text-indent="false"/>
      <style:text-properties fo:font-size="13pt" style:font-size-asian="13pt" style:font-size-complex="13pt"/>
    </style:style>
    <style:style style:name="P24" style:family="paragraph" style:parent-style-name="Standard">
      <style:paragraph-properties fo:margin-left="0cm" fo:margin-right="0cm" fo:text-indent="0cm" style:auto-text-indent="false"/>
      <style:text-properties fo:font-size="13pt" fo:language="de" fo:country="DE" style:font-size-asian="13pt" style:font-size-complex="13pt"/>
    </style:style>
    <style:style style:name="P25" style:family="paragraph" style:parent-style-name="Standard" style:master-page-name="Standard">
      <style:paragraph-properties fo:margin-top="0.423cm" fo:margin-bottom="0cm" style:page-number="auto"/>
      <style:text-properties fo:font-size="13pt" fo:font-weight="bold" style:font-size-asian="13pt" style:font-weight-asian="bold" style:font-size-complex="13pt" style:font-weight-complex="bold"/>
    </style:style>
    <style:style style:name="P26" style:family="paragraph" style:parent-style-name="Standard">
      <style:text-properties fo:font-size="13pt" style:font-size-asian="13pt" style:font-size-complex="13pt"/>
    </style:style>
    <style:style style:name="P27" style:family="paragraph" style:parent-style-name="Standard" style:list-style-name="WW8Num1">
      <style:text-properties fo:font-size="13pt" style:font-size-asian="13pt" style:font-size-complex="13pt"/>
    </style:style>
    <style:style style:name="P28" style:family="paragraph" style:parent-style-name="Standard">
      <style:text-properties fo:font-size="13pt" fo:language="de" fo:country="DE" style:font-size-asian="13pt" style:font-size-complex="13pt"/>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indent="0cm" style:auto-text-indent="false"/>
      <style:text-properties fo:font-size="13pt" style:font-size-asian="13pt" style:font-size-complex="13pt"/>
    </style:style>
    <style:style style:name="P31" style:family="paragraph" style:parent-style-name="Standard" style:list-style-name="L1">
      <style:paragraph-properties fo:margin-left="0cm" fo:margin-right="0cm" fo:text-indent="0cm" style:auto-text-indent="false"/>
      <style:text-properties fo:font-size="13pt" style:font-size-asian="13pt" style:font-size-complex="13pt"/>
    </style:style>
    <style:style style:name="P32" style:family="paragraph" style:parent-style-name="Standard">
      <style:paragraph-properties fo:margin-left="0cm" fo:margin-right="0cm" fo:text-indent="1.27cm" style:auto-text-indent="false"/>
    </style:style>
    <style:style style:name="P33" style:family="paragraph" style:parent-style-name="Standard">
      <style:paragraph-properties fo:margin-left="0cm" fo:margin-right="0cm" fo:text-indent="1.27cm" style:auto-text-indent="false"/>
      <style:text-properties fo:font-size="13pt" style:font-size-asian="13pt" style:font-size-complex="13pt"/>
    </style:style>
    <style:style style:name="P34" style:family="paragraph" style:parent-style-name="Standard">
      <style:paragraph-properties fo:margin-left="0cm" fo:margin-right="0cm" fo:text-indent="1.27cm" style:auto-text-indent="false"/>
      <style:text-properties fo:font-size="13pt" fo:language="de" fo:country="DE" style:font-size-asian="13pt" style:font-size-complex="13pt"/>
    </style:style>
    <style:style style:name="T1" style:family="text">
      <style:text-properties fo:font-style="italic" style:font-style-asian="italic"/>
    </style:style>
    <style:style style:name="T2" style:family="text">
      <style:text-properties fo:font-style="italic" fo:font-weight="bold" style:font-style-asian="italic" style:font-weight-asian="bold"/>
    </style:style>
    <style:style style:name="T3" style:family="text">
      <style:text-properties fo:language="de" fo:country="DE"/>
    </style:style>
    <style:style style:name="T4" style:family="text">
      <style:text-properties fo:font-size="13pt" style:font-size-asian="13pt" style:font-size-complex="13pt"/>
    </style:style>
    <style:style style:name="T5" style:family="text">
      <style:text-properties style:text-underline-style="solid" style:text-underline-width="auto" style:text-underline-color="font-color"/>
    </style:style>
    <style:style style:name="T6" style:family="text"/>
    <style:style style:name="fr1" style:family="graphic" style:parent-style-name="Frame">
      <style:graphic-properties style:wrap="dynamic" style:number-wrapped-paragraphs="1" style:vertical-pos="from-top" style:vertical-rel="paragraph" style:horizontal-pos="left" style:horizontal-rel="page-content" fo:background-color="#ffffff" style:background-transparency="100%" style:writing-mode="lr-tb" draw:wrap-influence-on-position="once-successive">
        <style:background-image/>
      </style:graphic-properties>
    </style:style>
    <text:list-style style:name="L1">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7"/>
      <text:p text:style-name="P8"/>
      <text:p text:style-name="P8"/>
      <text:p text:style-name="P8"/>
      <text:p text:style-name="P8"/>
      <text:p text:style-name="P8"><text:s text:c="25"/>Secretul Civilizaţiei Divine</text:p>
      <text:p text:style-name="P8"><text:s text:c="42"/></text:p>
      <text:p text:style-name="P8"><text:s text:c="20"/></text:p>
      <text:p text:style-name="P8"><text:s text:c="43"/>de</text:p>
      <text:p text:style-name="P8"/>
      <text:p text:style-name="P8"/>
      <text:p text:style-name="P8"><text:s text:c="34"/>'Abdu'l-Bahá</text:p>
      <text:p text:style-name="P8"/>
      <text:p text:style-name="P8"/>
      <text:p text:style-name="P8"/>
      <text:p text:style-name="P8"><text:s text:c="53"/><text:tab/>INTRODUCERE</text:p>
      <text:p text:style-name="P8"/>
      <text:p text:style-name="P8">Niciodată caracterul spiritual al unei civilizaţii adevărate n-a fost revelat, în împrejurări atât de extraordinare, de un autor atât de calificat, ca în textele lui 'Abdu'l-Bahá</text:p>
      <text:p text:style-name="P8"><text:tab/>Scris în anul 1875, textul original persan a fost litografiat la Bombay în 1882. <text:s/>Prima traducere în limba engleză a fost publicată la Londra în 1910, şi mai târziu la Chicago în 1918, sub titlul <text:span text:style-name="T1">Forţe Misterioase ale Civilizaţiei</text:span>. Traducerea actuală de Marzieh Gail, o redare mai exactă a textului, reflectă cunoaşterea desăvârşită a ambelor limbi de către autoare, al cărei tată a fost persan iar mama americană şi care a trăit mulţi ani în ambele ţări. </text:p>
      <text:p text:style-name="P6"><text:tab/>Numele 'Abdu'l-Bahá a dobândit o faimă unică, în est şi în vest ca simbol de înţelepciune, nobleţe, eroism şi consacrare deplină faţă de cauza unităţii spirituale şi păcii universale. Numele Său este un titlu având inţelesul de “Slujitor al lui Bahá&gt;” (i.e. Slujitor al lui Bahá'u'lláh.)</text:p>
      <text:p text:style-name="P6"><text:tab/>Născut în Persia, la 23 mai 1844, fiul cel mai mare al lui Bahá'u'lláh, 'Abdu'l-Bahá a văzut lumina zilei chiar în ziua în care ‘Ali-Muhammad, cunoscut astăzi sub numele de Bab, şi-a anunţat misiunea de a inaugura o nouă Dispensaţie religioasă precum şi aceea de a pregăti calea pentru Bahá'u'lláh, Autorul Revelaţiei Bahá’i.</text:p>
      <text:p text:style-name="P6"><text:tab/>'Abdu'l-Bahá avea doar şase ani când Bab a fost martirizat la Tabriz, opt ani când, din ordinal şahului, Bahá'u'lláh a fost arestat şi închis într-o temniţă din Teheran, iar peste câteva luni l-a însoţit pe Bahá'u'lláh în exil la Bagdad. Astfel a început o perioada de exil şi închisori pe care 'Abdu'l-Bahá le-a îndurat până în 1908. De la Bagdad Bahá'u'lláh, familia Sa şi însoţitorii Săi au fost duşi la Constantinopol, de la Constantinopol la Adrianopol şi de la Adrianopol la fortăreaţa închisoare de la Akka, în Ţara Sfântă unde Bahá'u'lláh s-a săvârşit din viaţă în 1892. În decursul acestei perioade, 'Abdu'l-Bahá, oţelit în <text:soft-page-break/>adversităţi, victorios în spirit, a manifestat din ce în ce mai mult acele calităţi şi forţe care au constituit baza pe care Bahá'u'lláh şi-a stabilit viitorul Credinţei Sale Mondiale, numindu-L pe 'Abdu'l-Bahá în Testamentul Său ca Exemplu al vieţii religioase, ca Interpret al Cuvântului Său şi ca Centru al Legământului Său cu omenirea</text:p>
      <text:p text:style-name="P6"><text:tab/>Din 1892 până în 1908, 'Abdu'l-Bahá a îndurat persecuţii maxime, fiind, în cele din urmă, eliberat de revoluţia din Turcia care a pus în libertate pe toţi prizonierii politici condamnaţi de sultan. Generalul Allenby, cuceritorul militar al Palestinei în primul război mondial, a fost acela care, în urma instrucţiunilor primite de la lordul Balfour, ministrul de externe britanic, a luat măsurile necesare pentru a-I asigura protecţia. </text:p>
      <text:p text:style-name="P6"><text:tab/>Începând din 1911 şi până în 1913, 'Abdu'l-Bahá a călătorit în Europa şi America de Nord unde a vizitat comunităţile locale Bahá'i, vorbind la întruniri publice, la societăţi pentru apărarea păcii, la universităţi, în biserici, la conferinţe ale negrilor şi în sinagogi, a întălnit personalităţi importante din cadrul guvernamental, clerical şi din domeniul educaţiei, promovând prin exemple şi cuvântări elocvente principiile păcii universale. Lista acestor ilustre personalităţi este prea lungă pentru a o include aici, dar caracterul primirii de care s-a bucurat 'Abdu'l-Bahá în Vest poate fi dedus citând, între altele, câteva nume precum Arhidiaconul Wilberforce, Reverendul R. J. Campbell, Lordul Lamington, Sir Michael Sadler, Maharadjahul din Jalawar şi Rajputana, Profesorul E. G. Browne şi Profesorul Patrick Geddes la Londra, ministrul persan, ambasadorul turc, “demnitari clericali ai diferitelor ramuri ale bisericii creştine” la Paris; Profesorul Arminius Vambery,diferiţi membri ai parlamentului, contele Albert Apponyi, Prelatul Alexander Giesswein şi Profesorul Ignatius Goldziher la Viena; iar în America, Dr. David Starr Jordan, Rabinul Stephen Wise, Alexander Graham Bell, Onorabilul Franlin K. Lane, Mrs William Jennings Bryan, Andrew Carnegie, Onorabilul Franklin Mac Veagh, Amiralul Peary, Rabindranath Tagore.</text:p>
      <text:p text:style-name="P6"><text:tab/>Cuvântările înregistrate şi scrierile lui 'Abdu'l-Bahá care par să conţină esenţa mesajului Său către Vest, includ conferinţele Sale la City Temple din Londra, la Stanford University California, la Templul Emmanuel din San Francisco, Scrisoarea Lui adresată Comitetului pentru o Pace Durabilă din Haga precum şi scrisoarea adresată doctorului Forel, om de ştiinţă elveţian, decedat. În multe cuvântări publice din Statele Unite El a apelat la America să conducă popoarele la pace, dreptate şi ordine socială.</text:p>
      <text:p text:style-name="P6"><text:tab/>În<text:span text:style-name="T1"> Raspunsuri</text:span> <text:span text:style-name="T1">la câteva Întrebări</text:span>, Laura Barney a consemnat cu precizie răspunsurile lui 'Abdu'l-Bahá la întrebări legate de Profeţi, destinul omului, atributele şi forţele sale, la nemurire şi la viaţa de apoi, care au fost multă vreme admirate ca fiind o introducere ideală la această eră nouă a unei religii universale. </text:p>
      <text:p text:style-name="P6"><text:soft-page-break/><text:tab/>Misiunea îndeplinită cu atâta devotament de 'Abdu'l-Bahá din 1892 până în 1921 ca Şef al Comunităţii Mondiale Bahá’i, providenţială ca atare, nu e direct legată de textul prezentat în acest volum.</text:p>
      <text:p text:style-name="P6"><text:span text:style-name="T1"><text:tab/>Secretul Civilizaţiei Divine</text:span> constă dintr-un mesaj adresat atât conducătorilor cât şi poporului persan.</text:p>
      <text:p text:style-name="P6"><text:tab/>Cititorul occidental va observa, desigur, că 'Abdu'l-Bahá foloseşte pasaje din Coran pe care bazează semnificaţia spirituală a temei Sale şi pentru a sublinia apelul Său către naţiunea islamică a Persiei. Deoarece Coranul este puţin cunoscut în occident, aceste pasaje au o importanţă suplimentară pentru a familiariza cititorul occidental cu Cartea Sfântă a popoarelor arabe şi a poporului persan într-o vreme când înţelegerea orientului este, fără îndoială, necesară în America şi Europa.</text:p>
      <text:p text:style-name="P6"><text:s text:c="92"/>Horace Holley</text:p>
      <text:p text:style-name="P6"><text:span text:style-name="T1">4 iulie 1956</text:span><text:tab/></text:p>
      <text:p text:style-name="P6"/>
      <text:p text:style-name="P8"/>
      <text:p text:style-name="P8"/>
      <text:p text:style-name="P8"><text:s text:c="30"/></text:p>
      <text:p text:style-name="P8"/>
      <text:p text:style-name="P8"/>
      <text:p text:style-name="P8"/>
      <text:p text:style-name="P8"/>
      <text:p text:style-name="P8"/>
      <text:p text:style-name="P13">SECRETUL CIVILIZAŢIEI DIVINE</text:p>
      <text:p text:style-name="P8"/>
      <text:p text:style-name="P8"/>
      <text:p text:style-name="P14">În numele lui Dumnezeu, Cel Îndurător, Cel Preamilostiv</text:p>
      <text:p text:style-name="P8"/>
      <text:p text:style-name="P8">Preamărire şi recunoştinţă providenţei pentru că din toate realităţile existente El a ales realitatea omului şi a cinstit-o, înzestrând-o cu intelect şi înţelepciune, cele mai strălucitoare două lumini din toate lumile. Prin intermediul acestei măreţe înzestrări, El a proiectat pe oglinda creaţiei, în fiecare epocă, noi configuraţii minunate. Dacă privim cu obiectivitate lumea existentă vom vedea că, de-a lungul vremurilor, templul existenţei a fost în mod continuu înfrumuseţat cu o graţie nouă şi înnobilat cu o splendoare în permanentă schimbare, izvorîtă din înţelepciune şi din puterea gândirii.</text:p>
      <text:p text:style-name="P8"><text:tab/>Acest simbol suprem al lui Dumnezeu este primul în ordinea creaţiei, el se află în prima linie, având precădere faţă de toate lucrurile create. Dovada o constituie Sfânta Tradiţie, “Înainte de toate, Dumnezeu a creat mintea”. Din zorile creaţiei, ea a fost revelată în templul uman.</text:p>
      <text:p text:style-name="P8"><text:tab/>Sfânt este Domnul care cu razele orbitoare ale acestei puteri cereşti unice a făcut ca lumea noastră, a întunericului, să fie invadată de lumile <text:soft-page-break/>luminii: “Iar pământul va străluci cu lumina Domnului.”1 Sfânt şi preamărit este Cel care a făcut ca natura omului să fie aurora acestui har nesfârşit. “Dumnezeul milostivirii a dat Coranul, l-a creat pe om şi l-a înzestrat cu vorbirea articulată.”2 </text:p>
      <text:p text:style-name="P8"><text:tab/>O, voi care aveţi minte pentru a cunoaşte! Ridicaţi mâinile rugătoare spre cer, către Dumnezeul unic, smeriţi-vă, preaplecaţi în faţa Lui, mulţumiţi-I pentru această înzestrare supremă şi imploraţi-L să ne ajute până ce, în epoca prezentă, vor radia impulsuri divine din conştinţa omenirii, şi pentru ca acest foc aprins prin har divin şi încredinţat inimii omeneşti să nu se stingă niciodată.</text:p>
      <text:p text:style-name="P8"><text:tab/>Cugetaţi cu luare-aminte: Toate aceste fenomene extrem de variate, aceste concepte, această cunoaştere, aceste proceduri tehnice şi sisteme filozofice, ştiinţa, arta, industriile şi invenţiile – toate sunt emanaţii ale minţii omeneşti. Orice popor care a pătruns mai adânc în această mare nesfârşită le-a depăşit pe celelalte. Fericirea şi mândria unei naţiuni constă în a străluci ca un soare în cerul înalt al cunoaşterii. “ Oare cei care au cunoaştere şi cei care nu au să fie trataţi la fel?”3 Iar onoarea şi superioritatea individului constă în aceea că numai el, printre cei mulţi din lume, să devină o sursă a binelui social. Există oare o fericire mai mare decât aceea a unui individ care, adâncindu-se în sine descoperă că, prin harul lui Dumnezeu, a devenit cauza păcii, a bunăstării, a fericirii, a folosului aproapelui său? Nu, în numele unicului Dumnezeu adevărat, nu există o binecuvântare mai mare, o bucurie mai desăvâşită. </text:p>
      <text:p text:style-name="P8">1 Coran 39:69</text:p>
      <text:p text:style-name="P8">2 Coran 55:1-3</text:p>
      <text:p text:style-name="P8">3 Coran 39:12<text:tab/></text:p>
      <text:p text:style-name="P8"/>
      <text:p text:style-name="P3">Cât timp ne mai vom lăsa purtaţi de aripile pasiuni şi ale dorinţelor deşarte; cât timp ne vom mai irosi zilele asemenea barbarilor cufundaţi în străfundul ignoranţei şi ticăloşiei? Dumnezeu ne-a dat ochi ca să privim lumea din jurul nostru şi să ne însuşim tot ce poate contribui la civilizaţie şi la arta de a trăi. El ne-a dat urechi să auzim şi să profităm de înţelepciunea cărturarilor şi filozofilor, să o promovăm şi să o practicăm. Am fost înzestraţi cu simţuri şi calităţi pentru a ne devota slujirii binelui general; astfel încât noi, care am fost înălţaţi peste toate celelalte forme de viaţă şi am fost dăruiţi cu discernământ şi raţiune, să acţionăm întotdeauna şi în toate privinţele, indiferent dacă e vorba de un eveniment mic sau mare, ordinar sau extraordinar, până ce întreaga omenire va fi unită şi în siguranţă în fortăreaţa de neînvins a cunoaşterii. Noi trebuie să stabilim, fără încetare, noi baze pentru fericirea umană şi să creăm noi mijloace pentru a atinge acest ţel. Cât de desavârşit, cât de vrednic de cinstire este omul care este gata să-şi asume resposabilităţile, cât de mizerabil şi demn de dispreţ cel ce <text:s/>închide ochii în faţa propăşirii societăţii şi îşi iroseşte preţioasa lui viaţă, consacrându-se doar propriilor sale interese egoiste şi avantaje personale. Omul cunoaşte fericirea supremă, vede semnele lui Dumnezeu în lume şi în sufletul omenesc dacă se angajează pe calea nobilelor strădanii în arena civilizaţiei şi dreptăţii. “Le vom arăta desigur semnele Noastre în lume şi în ei înşişi.” 6</text:p>
      <text:p text:style-name="P8"><text:soft-page-break/><text:tab/>Iar aceasta este decăderea supremă a omului: Să trăiască inert, apatic, indiferent, preocupat doar de poftele lui josnice. Atunci când se află într-o astfel de stare, fiinţa lui se cufundă în cea mai profundă ignoranţă şi barbarie şi decade mai jos decât animalele brute. “Ei sunt asemenea brutelor: chiar mai rău.Căci animalul cel mai josnic în ochii lui Dumnezeu este cel ce e surd, mut şi nu înţelege.” 5</text:p>
      <text:p text:style-name="P8">4 Coran 41:53</text:p>
      <text:p text:style-name="P8">5 Coran 7:178; 8:22</text:p>
      <text:p text:style-name="P8"/>
      <text:p text:style-name="P8"><text:tab/>Trebuie să ne hotărâm în mod ferm să ne însuşim toate instrumentalităţile care promovează pacea, bunăstarea şi fericirea, cunoaşterea, cultura, munca, demnitatea, valoarea şi statusul întregii specii umane. Astfel, reîmprospătând apele intenţiilor pure şi printr-un efort altruist, pământul potenţialităţilor umane va îmboboci prin excelenţa sa latentă şi va înflori dobândind calităţi pline de laudă şi va propăşi şi înflori până ce va ajunge să rivalizeze cu acea grădină de trandafiri a cunoaşterii care a aparţinut strămoşilor noştri. Atunci această ţară sfântă a Persiei va deveni în toate privinţele centrul focal al desăvârşirii umane, reflectând ca într-o oglindă întreaga panoplie a civlizaţiei mondiale. </text:p>
      <text:p text:style-name="P3">Preamărită fie şi cinstită Aurora Înţelepciunii Divine, Zorile Revelaţiei (Mahomed) şi linia sfântă a urmaşilor Săi deoarece datorită razelor largi ale înţelepciunii Sale desăvârşite, ale cunoştinţelor Sale universale, acei locuitori sălbatici din Yathrib (Medina) şi din Batha (Mecca) au fost scoşi în mod miraculous şi într-un timp foarte scurt din adâncurile ignoranţei lor, ajungând nişte piscuri ale erudiţiei şi devenind centre ale artei şi ştiinţei şi ale desăvârşirii umane, precum şi stele ale fericirii şi civilizaţiei adevărate, strălucind la orizontul lumii.</text:p>
      <text:p text:style-name="P8"><text:tab/>În momentul de faţă, Maiestatea sa Şahul a hotărât să întreprindă o acţiune pentru propăşirea poporului persan, pentru bunăstarea şi securitate şi pentru prosperitatea ţării. El a extins, în mod spontan, ajutorul pentru supuşii săi, dând dovadă de energie şi echitate, sperând că, prin lumina dreptăţii, Iranul va ajunge să fie invidiat de Occident şi Orient şi că fervoarea intensă care a caracterizat primele epoci măreţe ale Persiei să curgă din nou prin venele sale. După cum este limpede pentru cei cu discernământ, autorul a considerat că este necesar, numai din pietate faţă de Dumnezeu şi ca un tribut faţă de această înaltă stăduinţă, să scrie un memoriu referitor la anumite probleme urgente. Pentru a demonstra că singurul Său ţel este promovarea bunei stări generale, el a ţinut secret numele Său.6</text:p>
      <text:p text:style-name="P8"/>
      <text:p text:style-name="P8"><text:tab/>6.Textul original persan scris în 1875 nu purta nici un nume, iar prima traducere în engleză în 1910 sub titlul “Forţele Misterioase ale Civililizaţiei menţionează doar “ Scris în persană de un Eminent Filozof Baha'i.</text:p>
      <text:p text:style-name="P8"/>
      <text:p text:style-name="P8">Deoarece crede că faptul de a călăuzi pe calea virtuţii este în sine un act virtuos, El oferă aceste câteva cuvinte de îndrumare fiilor ţării Sale, cuvinte rostite doar din pietate faţă de Dumnezeu şi în spiritul unui prieten credincios. <text:soft-page-break/>Domnul nostru, care cunoaşte toate lucrurile, este martor că acest Slujitor nu caută decât ceea ce este drept şi bun; căci El, un călător prin deşertul iubirii lui Dumnezeu, a ajuns pe un tărâm unde mâna tăgăduirii sau a consimţământului, a laudei sau a infierării nu-L poate atinge. “Noi hrănim sufletele voastre din pietate faţă de Dumnezeu; nu vă cerem nici recompensă, nici mulţumiri.”7 </text:p>
      <text:p text:style-name="P8">“<text:tab/><text:tab/><text:span text:style-name="T1">Mâna este acoperită, dar pana scrie precum i s-a poruncit;</text:span></text:p>
      <text:p text:style-name="P10"><text:s text:c="18"/>Armăsarul face un salt înainte, dar călăreţul este ascuns”.</text:p>
      <text:p text:style-name="P8">7: Coran: 76:9</text:p>
      <text:p text:style-name="P3">O popor persan! Priveşte la aceste pagini înflorite care vorbesc despre zile trecute, despre vremuri de mult apuse. Citeşte-le cu uimire; îndreaptă-ţi ochii spre măreaţa viziune. În acele timpuri, Iranul,, se afla în inima lumii; era torţa strălucitoare în mijlocul umanităţii. Puterea şi gloria sa scânteia asemenea aurorei la orizonturile lumii, iar splendoarea erudiţiei sale îşi arunca razele asupra orientului şi occidentului. Vestea despre împărăţia întinsă a celor care purtau coroana sa a ajuns până la locuitorii cercului arctic, iar faima prezenţei sublime a Regelui Regilor, suveranul său, i-a umilit pe cârmuitorii Greciei şi Romei. Cei mai mari filozofi ai lumii erau uimiţi de înţelepciunea guvernării sale, iar sistemul său politic a devenit modelul pentru toţi regii celor patru continente cunoscute în acea vreme. El era deosebit de toate popoarele prin întinderea dominaţiei sale şi cinstit de toţi pentru cultura şi civilizaţia sa vrednică de laudă. Era pivotul lumii, sursa şi centrul ştiinţei şi artelor, izvorul marilor invenţii şi descoperiri, mina bogată a virtuţiilor şi desăvârşirii umane. Intelectul, înţelepciunea membrilor individuali ai acestei naţiuni excepţionale au uimit minţile altor popoare, strălucirea şi geniul pătrunzător care caracterizează această nobilă rasă a trezit invidia întregii lumi. </text:p>
      <text:p text:style-name="P8"/>
      <text:p text:style-name="P23">În afară de datele consemnate în documentele istorice persane, Vechiul Testament - considerat astăzi de toate popoarele europene ca un text sacru şi canonic – menţionează că în vremea lui Cirus, numit în scrierile iraniene Bahman, fiul lui Isfandiyar, cele trei sute şaizeci de diviziuni ale Imperiului Persan se întindeau de la graniţele Indiei şi Chinei până la îndepărtatele frontiere ale Yemenului şi Etiopiei. 8 </text:p>
      <text:p text:style-name="P29"><text:span text:style-name="T4"/></text:p>
      <text:p text:style-name="P29"><text:span text:style-name="T4">8 </text:span>2 Chronicles 36:22–23; Ezra 1:2; Esther 1:1; 8:9; Isaiah 45:1, 14; 49:12.</text:p>
      <text:p text:style-name="P23"/>
      <text:p text:style-name="P23">Cronicile greceşti relatează şi ele cum i-a atacat acest mândru suveran cu oştiri fără număr şi n-a plecat până ce n-a făcut una cu pământul propriul lor regat, până atunci victorios. El a făcut să se clatine stâlpii tuturor guvernelor; potrivit lucrării arabe documentate, istoria lui Abu’l-Fida, el a cucerit întreaga lume cunoscută. Este de-asemenea consemnat în acelaşi text, precum şi în altele, că Firaydun, un rege din dinastia Pishdadiyan – care, datorită desăvârşirii lui inerente, a puterii lui de judecată, a sferei cunoştinţelor sale, a seriei lungi de victorii continue, a fost, într-adevăr, unic printre toţi cârmuitorii care i-au precedat şi urmat – a împărţit întreaga lume cunoscută şi a dat-o celor trei fii ai săi. </text:p>
      <text:p text:style-name="P8"><text:soft-page-break/><text:tab/>După cum atestă analele popoarelor celor mai ilustre, primul guvern stabilit pe pământ, cel dintâi organizat dintre toate naţiunile, a fost tronul şi coroana Persiei. </text:p>
      <text:p text:style-name="P8"><text:tab/><text:span text:style-name="T3">O Popor al Persiei! Trezeşte-te din somn şi amorţeală! Scoală-te din letargie! Fii drept în judecată: oare normele onoarei vor îngădui acestei ţări sfinte, altă dată izvorul civilizaţiei mondiale, sursa gloriei şi bucuriei întregii omeniri, invidiată de Est şi de Vest, să rămână un obiect al milei, plâns de toate naţiunile? </text:span>A fost odată poporul cel mai nobil; veţi îngădui ca istoria contemporană să consemneze pentru viitor starea sa actuală degenerată? Veţi accepta cu seninătate actuala sa decădere, când altă dată era ţara admirată de întreaga omenire? Trebuie ea oare, din cauza acestei slăbiciuni demne de dispreţ, a acestei incapacităţi de a lupta, acestei ignoranţe absolute, să fie considerată cea mai înapoiată dintre naţiuni? </text:p>
      <text:p text:style-name="P8"><text:tab/>N-a fost poporul persan, în alte vremi, de mult trecute, fruntea şi culmea intelectului şi înţelepciunii? N-a strălucit el, prin harul lui Dumnezeu, ca luceafărul, la orizontul cunoaşterii divine? Cum se poate că ne mulţumim astăzi cu această condiţie mizerabilă, că ne-am lăsat prinşi în patimi triviale, cum de suntem orbi în faţa fericirii supreme, în faţa a ceea ce este plăcut în ochii lui Dumnezeu, cum de ne-am lăsat cu toţii absorbiţi de interesele noastre egoiste şi de dobândirea de avantaje personale ruşinoase?</text:p>
      <text:p text:style-name="P8"><text:tab/>Ţara cea mai desăvârşită a fost odată o lampă care radia razele cunoaşterii divine, ale ştiinţei şi artei, ale nobleţei <text:s/>şi ale marilor realizări, ale înţelepciunii şi valorilor. Astăzi, din cauza lenei şi letargiei poporului său, a inerţiei sale, a vieţii sale nedisciplinate, a lipsei de mândrie, a lipsei de ambiţie – destinul său strălucit a fost complet eclipsat, lumina sa s-a prefăcut în întuneric. “Cele şapte ceruri şi cele şapte pământuri plâng când cel puternic este înjosit.”</text:p>
      <text:p text:style-name="P8"><text:tab/>Nu trebuie să ne închipuim că poporul persan este în mod inerent lipsit de inteligenţă sau că este inferior altor popoare în ceea ce priveşte discernământul şi înţelegerea, agerimea înnăscută, intuiţia şi înţelepciunea sau competenţa nativă. Ferească Dumnezeu! Dimpotrivă, ei au întrecut întotdeauna toate celelalte popoare prin calităţile cu care au fost dăruiţi din naştere. Pe lângă aceasta, Persia însăşi, prin clima temperată şi frumuseţile naturale, prin avantajele geografice şi solul bogat, este binecuvântată în cel mai înalt grad. Ea are însă urgent nevoie de o cugetare temeinică, acţiune hotărâtă, educaţie, inspiraţie şi încurajare. Poporul său trebuie să facă un efort intens, iar mândria ei trebuie trezită.</text:p>
      <text:list xml:id="list4052592548269819509" text:style-name="WW8Num1">
        <text:list-header>
          <text:p text:style-name="P27"/>
        </text:list-header>
      </text:list>
      <text:p text:style-name="P23">Astăzi, dintre cele cinci continente ale globului, Europa şi cea mai mare parte a Americii sunt vestite pentru lege şi ordine, pentru guvernare şi comerţ, arte, industrie, ştiinţă, filozofie şi educaţie. Dar, în vremurile trecute, acestea erau popoarele cele mai sălbatice din lume, cele mai ignorante şi necioplite. Ele erau chiar stigmatizate ca barbare – adică de-a dreptul primitive şi necivilizate. Apoi, începând cu secolul al cincilea după Christos şi până în al cincisprezecelea, perioada numită Evul Mediu, printre popoarele europene erau uzuale asemenea lupte cumplite şi frământări dramatice, asemenea confruntări <text:soft-page-break/>feroce şi acţiuni înspăimântătoare, încât europenii denumesc pe drept cuvânt aceste zece secole Anii Întunecaţi. Baza progresului şi civilizaţiei Europei a fost pusă în fapt în secolul al cincisprezecelea al erei Creştine şi, începând din acest moment, întreaga ei cultură prezentă a fost stimulată de minţi excepţionale, iar ca urmare a lărgirii graniţelor cunoaşterii şi exercitării unor eforturi energice şi ambiţioase, s-a aflat într-un proces <text:s/>de dezvoltare”.</text:p>
      <text:p text:style-name="P3">Astăzi, prin harul lui Dumnezeu, şi sub influenţa spirituală a Manifestării Sale universale, cârmuitorul înţelept al Iranului a strâns poporul său la adăpostul justiţiei, iar sinceritatea scopului împărătesc s-a dovedit prin acţiuni regeşti. Sperând că domnia sa va rivaliza cu trecutul glorios, el s-a străduit să instaureze echitatea şi dreptatea, să promoveze educaţia şi propăşirea civilizaţiei în această nobilă ţară şi să treacă de la potenţialitate la actualitate tot ce va asigura progresul acesteia. Nu am văzut până acum un monarh care, ţinând în mâinile sale capabile frâiele treburilor şi de a cărui înaltă hotărâre depinde propăşirea tuturor supuşilor săi, să facă - potrivit dorinţei sale - asemenea unui tată binevoitor, eforturi pentru educarea şi instruirea poporului său, străduindu-se să asigure buna lor stare şi pacea inimii lor şi manifestându-şi interesul corespunzător pentru interesele lor; de aceea, acest Slujitor şi alţii asemeni Lui au păstrat tăcerea. Acum, însă, este limpede pentru cei cu discernământ că şahul a hotărât, din proprie iniţiativă, să instaureze un guvern drept şi să asigure progresul tuturor supuşilor săi. Intenţia sa onorabilă a determinat, aşadar, expunerea prezentă.</text:p>
      <text:p text:style-name="P3">Este într-adevăr ciudat că în loc să-şi arate mulţumirea pentru acest dar primit desigur din harul Celui Atotputernic şi să-şi exprime într-un singur glas recunoştiinţa şi entuziasmul şi să se roage ca aceste nobile iniţiative să sporească zi de zi, dimpotrivă, unii, a căror minte a fosr coruptă din cauza unor motive personale, a căror limpezime de gândire a fost întunecată de interese egoiste şi de trufie; a căror energie slujeşte doar propriilor lor pasiuni, a căror mândrie a fost pervertită de dorinţa de a ajunge la conducere, au înălţat stindardul opoziţiei şi şi-au manifestat cu glas tare nemulţumirile. Până acum l-au acuzat pe şah că nu acţionează din proprie iniţiativă pentru binele poporului său şi nu se străduieşte să le aducă pacea şi bunăstarea. Acum, după ce a inaugurat acest plan măreţ, ei au schimbat macazul. Unii spun că acestea sunt metode moderne şi schisme străine care nu corespund nici nevoilor prezente, nici vechilor datini consecrate ale Persiei. Alţii au apelat la masele neputincioase care nu ştiu nimic despre religie ori de legile şi de principiile ei de bază, neavând deci nici puterea de discriminare – şi le spun că aceste metode moderne sunt practicate de popoarele păgâne şi sunt potrivnice canoanelor venerate ale adevăratei credinţe. Ei adaugă proverbul: “Cel ce imită un popor face parte din acel popor.” Un grup insistă că asemenea reforme trebuie să aibe loc numai după deliberări substanţiale, pas cu pas, graba fiind inadmisibilă. <text:s/>Alţii susţin că trebuie adoptate numai acele măsuri pe care persanii înşişi le-au conceput, că ei singuri trebuie să-şi reformeze administraţia politică, sistemul educativ şi starea culturii lor şi că nu e nevoie să împrumute îmbunătăţiri de la alte naţiuni. Pe scurt, fiecare fracţiune îşi urmează propria iluzie particulară.</text:p>
      <text:p text:style-name="P3">O popor al Persiei! Cât timp vei rătăci? Cât timp va mai dura confuzia </text:p>
      <text:p text:style-name="P8"><text:soft-page-break/>ta? Cât timp va continua acest conflict de opinii, acest antagonism inutil, această ignoranţă, acest refuz de a gândi? Alţii sunt treji, iar noi suntem cufundaţi într-un somn fără vise. Alte naţiuni fac mari eforturi pentru a-şi îmbunătăţi situaţia, pe când noi suntem prinşi în capcana dorinţelor noastre şi a autoindulgenţei şi la fiecare pas ne împiedecăm şi cădem într-un nou laţ.</text:p>
      <text:p text:style-name="P3">Dumnezeu Ne este martor că nu avem alte motive să dezvoltăm această temă. Noi nu dorim nici să linguşim pe cineva, nici să atragem pe cineva de partea Noastră şi nici să obţinem vreun beneficiu material. <text:s/>Vorbim numai pentru că dorim cu toată seriozitatea să facem ceea ce este buna plăcere a lui Dumnezeu, căci Noi Ne-am întors privirea de la lume şi popoarele sale şi Ne-am căutat refugiul la adăpostul plin de grijă al Domnului. “Nu vă cer nici o recompensă pentru aceasta. Răsplata Mea este numai de la Dumnezeu.” 9</text:p>
      <text:list xml:id="list3607379684851790010" text:style-name="L1">
        <text:list-header>
          <text:p text:style-name="P31">9. Coran 6:90; 11:31</text:p>
        </text:list-header>
      </text:list>
      <text:p text:style-name="P23"/>
      <text:p text:style-name="P23">Cei care susţin că aceste concepte moderne se aplică doar altor ţări şi </text:p>
      <text:p text:style-name="P8">că sunt irelevante pentru Iran, că nu satisfac necesităţile sale şi că nu se potrivesc modului său de viaţă, nu ţin seama că alte naţiuni s-au aflat altă dată acolo unde ne aflăm noi acum. Oare n-au contribuit aceste noi sisteme şi procedee, aceste acţiuni progresive la propăşirea acestor ţări? Au avut oare de suferit popoarele Europei prin adoptarea unor astfel de măsuri? Sau, dimpotrivă, au ajuns la cel mai înalt grad de dezvoltare materială mulţumită acestor mijloace? <text:s/>Nu este oare adevărat că secole de-a rândul poporul persan a trăit aşa cum îl vedem trăind şi astăzi, perpetuând prototipurile din trecut? A rezultat vreun folos vizibil, s-a făcut vreun progres? Dacă aceste lucruri nu ar fi fost verificate prin experienţă unii, în a căror minte lumina inteligenţei native este întunecată le-ar pune, în mod pueril, la îndoială. Dimpotrivă, fiecare aspect al acestor condiţii obligatorii pentru realizarea unui progres au fost mereu verificate în alte ţări, iar avantajele lor au fost dovedite atât de limpede, încât mintea cea mai mărginită le poate înţelege.</text:p>
      <text:p text:style-name="P3">Să judecăm în mod drept şi fără părtinire: să ne întrebăm care din aceste principii de bază şi procedee raţionale, bine stabilite n-ar putea satisface nevoile noastre actuale, sau ar fi incompatibile cu interesele politice cele mai propice ale Persiei sau ar fi defavorabile bunăstării generale ale poporului. Ar fi oare extinderea educaţiei, dezvoltarea artelor utile şi a ştiinţei, promovarea industriei şi tehnologiei lucruri dăunătoare? Căci astfel de iniţiative îl ridică pe individ din cadrul masei şi îl scoate din adâncurile ignoranţei şi îl înalţă până pe piscurile cele mai inalte ale cunoaşterii şi desăvârşirii umane. Oare adoptarea unei legislaţii juste conforme cu legile divine care garantează fericirea societăţii şi apără drepturile tuturor oamenilor, fiind o dovadă de netăgăduit împotriva oricărui atac – oare asemenea legi, care asigură integritatea membrilor societăţii şi egalitatea lor în faţa legii ar inhiba prosperitatea şi succesul lor?</text:p>
      <text:p text:style-name="P15"/>
      <text:p text:style-name="P23">Sau, dacă făcând uz de facultăţile noastre de percepţie – am face analogii pe</text:p>
      <text:p text:style-name="P23">baza circumstanţelor actuale şi a concluziilor la care s-a ajuns prin experienţa colectivă şi am considera că situaţii care astăzi sunt doar potenţiale pot deveni viitoare realităţi – ar fi oare nerezonabil să luăm în prezent acele măsuri care <text:soft-page-break/>vor garanta securitatea noastră viitoare ? Ar fi o dovadă de miopie, ar fi imprudent şi nejudicios, ar fi oare o deviere de la ceea ce e drept şi cuvenit dacă am strânge legăturile cu ţările învecinate, dacă am încheia trate obligatorii cu marile puteri, dacă am promova relaţii de prietenie cu guvernele bine intenţionate, dacă ne-am strădui să intensificăm comerţul cu naţiunile din Est şi din Vest, dacă am dezvolta resursele noastre naturale şi am spori bogăţia poporului nostru? </text:p>
      <text:p text:style-name="P23">Ar fi oare o nenorocire pentru supuşii noştri dacă guvernatorii provinciilor şi cei ai districtelor ar fi deposedaţi de autoritatea lor absolută prezentă în virtutea căreia pot acţiona după bunul lor plac; dacă în loc de aceasta ar fi constrânşi să se limiteze la echitate şi adevăr, dacă verdictele lor care implică sentinţa capitală, întemniţarea şi altele de acest fel ar depinde de confirmarea şahului şi a înaltelor curţi din capitală, iar acestea ar cerceta mai întâi cazul în mod temeinic şi ar determina natura şi seriozitatea crimei, iar apoi ar lua o hotărâre justă, supusă emiterii unui decret al suveranului? Dacă mituirea şi corupţia, cunoscute astăzi sub denumirea plăcută de cadouri şi favoruri ar fi excluse pe veci, ar periclita aceasta temeliile justiţiei? Ar fi oare o dovadă de gândire neraţională dacă i-am scăpa pe soldaţi, care îşi sacrifică viaţa pentru stat şi popor şi înfruntă moartea în fiece clipă, de cumplita lor mizerie şi sărăcie actuală şi dacă am lua măsurile necesare pentru întreţinerea, îmbrăcămintea şi cazarea lor, şi dacă am face eforturi pentru instruirea ofiţerilor în ştiinţa militară şi i-am dota cu cele mai noi tipuri de arme de foc şi cu alte arme?</text:p>
      <text:p text:style-name="P23"/>
      <text:p text:style-name="P23">Dacă cineva va obiecta că până acum reformele menţionate mai sus n-au fost </text:p>
      <text:p text:style-name="P8">niciodată efectuate deplin, el ar trebui să judece problema în mod imparţial şi să înţeleagă că aceste deficienţe s-au datorat absenţei totale a unei opinii publice unitare şi lipsei de zel, hotărâre şi devotament în rândurile conducătorilor ţării. Este evident că atâta timp cât poporul nu va fi educat, cât timp opinia publică nu va fi <text:s/>bine orientată, cât timp funcţionarii publici, chiar cei minori nu vor fi neatinşi de cea mai mică urmă de corupţie, ţara nu va putea fi administrată în mod cuvenit. Numai atunci când disciplina, ordinea şi o bună guvernare vor atinge acel stadiu în care un individ, oricât s-ar strădui, ar fi totuşi în imposibilitatea de a devia câtuşi de puţin de la calea cea dreaptă, numai atunci reformele dorite pot fi considerate ca pe deplin stabilite.</text:p>
      <text:p text:style-name="P23"/>
      <text:p text:style-name="P23">De-asemeni, orice lucru , fie el un instrument menit să servească binele suprem al omenirii poate fi folosit în mod abuziv. Uzul adecvat sau abuzul depind de gradul diferit de cultură, capacitate, credinţă, onestitate, devotament, etică a liderilor opiniei publice. </text:p>
      <text:p text:style-name="P23"><text:tab/>Şahul, fără îndoială şi-a făcut datoria, iar aplicarea măsurilor salutare propuse este acum în mâinile unor persoane activând în adunările consultative. Dacă aceşti oameni se vor dovedi a fi puri şi morali, dacă nu vor fi mânjiţi de pata corupţiei, ei vor deveni, prin confirmarea lui Dumnezeu,. o sursă negreşită de bogăţie pentru omenire. Prin voia Lui, de pe buzele lor şi din condeiele lor va izvorî o binecuvântare pentru popor, astfel încât fiecare colţ al acestei nobile ţări a Iranului va fi luminată de justiţia şi integritatea lor, iar razele acestei <text:soft-page-break/>lumini va cuprinde întreg pământul. “Iar aceasta nu va fi greu cu ajutorul lui Dumnezeu.” 9</text:p>
      <text:p text:style-name="P23"><text:tab/>10 Coran 14:23; 35:18.</text:p>
      <text:p text:style-name="P8"/>
      <text:p text:style-name="P8">În caz contrar, este limpede că rezultatele se vor dovedi inacceptabile. Căci s-a demonstrat nemijlocit în anumite ţări străine că după instaurarea parlamentelor, aceste corpuri au nenorocit şi tulburat în realitate poporul, iar reformele lor bine intenţionate au dat rezultate dăunătoare. Deşi instaurarea parlamentelor, organizarea unor adunări consultative constituie însăşi temelia şi sensul guvernării, există totuşi anumite condiţii esenţiale pe care aceste instituţii trebuie să le îndeplinească. În primul rând, membrii aleşi trebuie să fie cinstiţi, temători de Dumnezeu, morali, incoruptibili. În al doilea rând, ei trebuie să cunoască în amănunt legile lui Dumnezeu, să fie informaţi asupra principiilor celor mai înalte ale legii, versaţi în regulile care guvernează administrarea afacerilor interne şi comportamentul în relaţiile externe, să fie instruiţi în toate formele utile, în lumea civilizată şi mulţumiţi cu remuneraţia lor legitimă.</text:p>
      <text:p text:style-name="P23"/>
      <text:p text:style-name="P23"><text:tab/>Să nu ne închipuim că membri de acest fel sunt imposibil de găsit. Prin harul lui Dumnezeu şi al aleşilor Săi şi prin strădaniile intense ale celor devotaţi şi consacraţi orice dificultate poate fi rezolvată cu uşurinţă, orice problemă, fie ea cât de complexă, se va dovedi a fi simplă, cât ai clipi din ochi.</text:p>
      <text:p text:style-name="P23">Dacă, însă membrii acestor adunări consultative se vor dovedi inferiori, ignoranţi, neinformaţi asupra legilor de guvernare şi administrare, lipsiţi de înţelepciune, mărginiţi, indiferenţi, leneşi, egoişti, organizarea unor astfel de corpuri nu va fi de nici un folos. Dacă, în trecut, un om sărman care voia să i se facă dreptate trebuia să dea un dar doar unui singur individ, acum el ar trebui fie să renunţe la orice speranţă să obţină dreptul său, fie să-i satisfacă pe toţi membrii adunării.</text:p>
      <text:p text:style-name="P16"><text:tab/>O investigare scrupuloasă va arăta că principala cauză a opresiunii şi </text:p>
      <text:p text:style-name="P8">nedreptăţii, a inechităţii, a ilegalităţilor şi dezordinii este lipsa de credinţă religioasă a oamenilor şi faptul că sunt needucaţi. De pildă, când poporul este sincer religios, când ştie carte şi este educat, dacă întâmpină o dificultate, indivizii pot apela la autorităţile locale; dacă nu li se face dreptate şi drepturile lor nu sunt apărate şi dacă văd că modul de comportare al autorităţii locale nu este compatibil cu ceea ce este plăcut lui Dumnezeu şi nici cu justiţia regală, ei pot aduce cazul lor în faţa unor curţi mai înalte şi pot arăta devierea administraţiei locale de la legea spirituală. Aceste curţi pot apoi cere documentele locale privitoare la cazul respectiv şi, în felul acesta, se va face dreptate. Actualmente, însă, din cauza şcolarizării insuficiente, cea mai mare parte a populaţiei nu dispune nici de vocabularul necesar pentru a explica ceea ce doreşte.</text:p>
      <text:p text:style-name="P23"/>
      <text:p text:style-name="P23">Cât priveşte acele persoane care când şi când sunt considerate lideri ai poporului: dat fiind că acesta este doar începutul procesului administrativ, ei nu sunt încă suficient de educaţi pentru a fi putut simţi plăcerea de a face dreptate sau de a fi gustat din bucuria de a promova echitatea sau de a fi băut din izvorul <text:soft-page-break/>unei conştiinţe neîntinate şi a unei intenţii sincere. Ei n-au înţeles deplin că onoarea supremă a omului şi adevărata fericire rezidă în respectul de sine, într-o hotăre neabătută şi un scop nobil, în integritate şi calităţi morale, într-o minte neîntinată. Ei şi-au închipuit mai de grabă că grandoarea constă în acumularea, prin orice mijloace, a bunurilor lumeşti.</text:p>
      <text:p text:style-name="P16"/>
      <text:p text:style-name="P23"><text:tab/>Un om ar trebui să se oprească un timp, să cugete şi să fie drept: Domnul său, prin harul Său nemărginit, l-a făcut o fiinţă umană şi l-a onorat prin cuvintele: “Cu adevărat, l-am creat pe om în forma cea mai desăvârşită”11 – El a făcut ca mila Sa, izvorâtă din zorile unicităţii, să strălucească asupra lui până ce a devenit sursa cuvintelor lui Dumnezeu şi locul în care misterele cerului s-au aprins, iar în dimineaţa creaţiei el a fost învăluit în razele calităţilor desăvârşirii şi i-a fost dat harul sfinţeniei. Cum poate el păta această podoabă neîntinată cu murdăria dorinţelor egoiste sau cum poate schimba această cinstire veşnică în infamie? “Te poţi oare considera doar o formă neînsemnată, când în tine este cuprins universul?”12</text:p>
      <text:p text:style-name="P16">Dacă scopul nostru n-ar fi să fim concişi şi să dezvoltăm subiectul nostru </text:p>
      <text:p text:style-name="P8">principal, am face aici un rezumat al temelor de la lumea divină şi până la realitatea omului şi la rangul său înalt, precum şi valoarea neîntrecută şi excelenţa speciei umane. Să lăsăm aceasta pentru altă dată.</text:p>
      <text:p text:style-name="P23">11 Coran 95:4.</text:p>
      <text:p text:style-name="P8">12.Imam Ali</text:p>
      <text:p text:style-name="P8"><text:tab/>Rangul cel mai înalt, sfera supremă, treapta cea mai nobilă şi sublimă în creaţie, fie ea vizibilă sau invizibilă, fie alpha sau omega, este aceea a profeţilor lui Dumnezeu, în ciuda faptului că cei mai mulţi dintre ei n-au posedat – în aparenţă- nimic altceva decât sărăcia lor. La fel, o glorie inefabilă a fost rezervată Celor Sfinţi şi celor care sunt cei mai apropiaţi de Pragul lui Dumnezeu, deşi aceştia n-au fost preocupaţi nici o singură clipă de câştiguri materiale. Apoi, vine rangul acelor regi drepţi, al căror renume s-a răpândit în lume pentru că au apărat poporul şi au instituit justiţia divină, al căror nume ca luptători puternici pentru drepturile poporului a răsunat pretutindeni în creaţie. Aceştia nu se gândesc nici o clipă să-şi adune averi imense, dimpotrivă, ei cred că avuţia lor constă în a-şi îmbogăţi supuşii. Pentru ei, dacă fiecare cetăţean în parte trăieşte în belşug şi bună voie, înseamnă că vistieria regală e plină. Mândria lor nu rezidă în aur şi argint, ci mai de grabă în cultura şi hotărârea lor de a înfăptui binele universal. </text:p>
      <text:p text:style-name="P16">Rangul următor îl deţin miniştrii onorabili şi eminenţi şi cei cu funcţii </text:p>
      <text:p text:style-name="P8">reprezentative, care pun voinţa lui Dumnezeu deasupra propriei voinţe şi a căror dibăcie administrativă şi înţelepciune în îndeplinirea funcţiei lor înalţă ştiinţa guvernării pe noi culmi ale perfecţiunii. Ei strălucec în lumea erudiţiei asemeni unor lămpi ale cunoaşterii; gândirea lor, atitudinea lor şi faptele lor sunt o dovadă a patriotismului lor şi preocupării pentru progresul ţării lor. Mulţumindu-se cu un salariu modest, ei îşi consacră zilele şi nopţile îndeplinirii importantelor lor îndatoriri şi descoperirii unor metode care să asigure progresul poporului. Datorită eficienţei călăuzirii lor înţelepte şi hotărârilor lor judicioase, ei au determinat guvernarea lor să fie întotdeauna un exemplu care <text:soft-page-break/>să fie urmat de toate guvernele lumii. Ei au făcut din capitala ţării lor un centru focal al marilor întreprinderi din lume, şi au câştigat prestigiu şi au atins un grad suprem al eminenţei personale, ajungând pe culmile cele mai înalte ale faimei şi caracterului.</text:p>
      <text:p text:style-name="P16"><text:tab/></text:p>
      <text:p text:style-name="P16">Mai există apoi acei renumiţi şi desăvârşiţi oameni de ştiinţă, având calităţi </text:p>
      <text:p text:style-name="P8">excepţionale şi o vastă erudiţie, care se bazează pe călăuzirea neabătută a temerii de Dumnezeu şi merg pe calea mântuirii. În oglinda minţii lor se reflectă formele realităţii transcendente, iar lampa viziunii lor interioare îşi primeşte lumina de la soarele cunoaşterii universale. Ei sunt ocupaţi zi şi noapte cu cercetarea meticuloasă a acelor ştiinţe care sunt benefice pentru omenire şi se consacră educării unor studenţi înzestraţi. Este neîndoios că pentru simţul lor de discernământ comorile oferite regilor nu se pot compara cu o singură picătură din apa cunoaşterii şi munţi de aur şi argint n-ar putea fi mai presus decât soluţionarea cu succes a unei probleme dificile. Pentru ei, plăcerile care se află în afara muncii lor sunt doar jucării pentru copii, iar povara grea a avuţiilor inutile sunt bune numai pentru cei ignoranţi şi netrebnici. Asemenea păsărilor, ei sunt recunoscători pentru o mână de grăunţe, iar cântecul înţelepciunii lor uimeşte minţile celor mai mari înţelepţi ai lumii.</text:p>
      <text:p text:style-name="P23"/>
      <text:p text:style-name="P23">De asemeni există în mijlocul poporului, lideri inteligenţi, iar în ţară există personalităţi influente care constituie pilonii statului. Rangul şi treapta lor, precum şi succesul lor depind de faptul că doresc binele poporului şi caută acele mijloace care vor duce la progresul naţiunii şi vor spori bogăţia şi vor cauza mulţumirea cetăţenilor.</text:p>
      <text:p text:style-name="P23"/>
      <text:p text:style-name="P23"><text:tab/>Consideraţi cazul unui individ care este o personalitate eminentă în ţara sa, zelos, înţelept, sincer, cunoscut pentru capacitatea şi inteligenţa sa înnăscută, pentru perspicacitatea sa naturală – şi care este totodată un membru important în cadrul statului: ce ar putea însemna, pentru un asemenea individ, onoare, fericire trainică, rang, treaptă, fie în această lume, fie în cea de apoi ? Este oare atenţia plină de zel faţă de adevăr şi dreptate, este oare consacrarea, hotărârea şi devotamentul faţă de ceea ce este plăcut lui Dumnezeu, este dorinţa de a-şi atrage consideraţia şi favoarea conducătorului şi de a merita aprobarea poporului? Sau ar consta mai de grabă în aceea că de dragul petrecerilor şi al depravării în timpul nopţii, el ar zdruncina temeliile ţării sale şi ar frânge inimile supuşilor săi în timpul zilei, consecinţa fiind că va fi respins de Dumnezeu, izgonit de suveranul său, condamnat şi dispreţuit, pe bună dreptate, de poporul său? Doamne Dumnezeule, oasele putrede într-un mormânt sunt mai bune decât asemenea oameni! Ce valoare au cei care n-au gustat niciodată din hrana divină a calităţilor cu adevărat omeneşti, care n-au băut niciodată din apele cristaline ale acelor daruri care sunt propri tărâmului omului? </text:p>
      <text:p text:style-name="P23"/>
      <text:p text:style-name="P23"><text:tab/>Este neîndoielnic că scopul înfiinţării unor parlamente este instaurarea justiţiei şi echităţii, dar totul depinde de efortul reprezentanţilor aleşi. Dacă intenţile lor sunt sincere, vor obţine rezultatele dorite şi se vor constata <text:soft-page-break/>ameliorări neprevăzute; dacă nu, totul va fi lipsit de sens, ţara va ajunge la o stagnare. Iar treburile publice se vor deteriora continuu. “Eu cred că o mie de constructori nu pot face ceea ce face un singur om care distruge; darmite când un constructor este urmat de o mie de distrugători?”</text:p>
      <text:p text:style-name="P23"/>
      <text:p text:style-name="P23"><text:tab/>Scopul tezei susţinute mai sus, este de a demonstra, cel puţin atât, că fericirea şi grandoarea, rangul şi treapta, plăcerea şi pacea unui individ n-au constat niciodată în averea sa personală, ci mai de grabă în caracterul său excelent, în spiritul său hotărît, în sfera cunoştiinţelor sale, în abilitatea sa de rezolva probleme dificile. Cât de bine s-a spus: “Port o haină, care dacă aş vinde-o pe un bănuţ, acel bănuţ ar valora mai mult decât haina; dar sub această haină se află un suflet care, dacă ar fi comparat cu toate sufletele din lume, s-ar dovedi a fi mai mare şi mai nobil. “</text:p>
      <text:p text:style-name="P16"/>
      <text:p text:style-name="P23"><text:tab/>După părerea acestui scriitor ar fi preferabil ca alegerea de membri nepermanenţi ai adunărilor consultative în ţările suverane să depindă de voinţa şi opţiunea poporului. În felul acesta, reprezentanţii aleşi ar fi în mai mare măsură dispuşi să aplice justiţia pentru ca reputaţia lor să nu aibă de suferit şi să nu cadă în disgraţia publicului. </text:p>
      <text:p text:style-name="P23"/>
      <text:p text:style-name="P23"><text:tab/>Nu trebuie să ne închipuim că observaţiile pe care scriitorul le-a făcut mai sus constituie o condamnare a bogăţiei şi un elogiu al sărăciei. Bogăţia este lăudabilă în cel mai înalt grad dacă este dobândită prin eforturile personale ale individului şi prin harul lui Dumnezeu, în comerţ, agricultură, arte şi industrie şi dacă este folosită pentru scopuri filantropice. Mai presus de orice, dacă un individ judicios şi ingenuos s ar iniţia măsuri care ar îmbogăţi în mod universal masa poporului, nici o altă acţiune n-ar fi mai măreaţă decăt aceasta. În ochii lui Dumnezeu ea ar însemna o realizare supremă căci un asemenea binefăcător ar satiface nevoile şi ar asigura confortul şi bunăstarea a unei mari mulţimi de oameni. Bogăţia este meritorie atunci când întreaga populaţie e bogată. Dacă, însă, unii sunt excesiv de avuţi, în timp ce alţii sunt extrem de săraci, iar din această bogăţie nu rezultă nici un profit sau beneficiu, atunci aceasta este doar un dezavantaj pentru deţinătorul averii. Dacă, pe de altă parte, este cheltuită pentru promovarea învăţăturii, înfiinţarea de şcoli elementare şi de alt fel, încurajarea artelor şi industriei, educarea orfanilor şi săracilor – pe scurt dacă e dedicată bunăstării societăţii – posesorul ei va fi, în ochii lui Dumnezeu şi ai oamenilor, cel mai desăvârşit dintre toţi cei ce trăiesc pe pământ şi va fi considerat ca un om din rai. </text:p>
      <text:p text:style-name="P23"><text:tab/>Cât priveşte pe cei care susţin că adoptarea unor reforme şi înfiinţarea unor instituţii puternice ar fi de fapt în dezacord cu ceea ce este plăcut lui Dumnezeu, că ar contraveni legilor Legislatorului Divin, că ar fi în opoziţie cu principiile de bază religioase şi prevederile profeţilor ,să se gândească bine ce înseamnă aceasta. Ar contraveni oare astfel de reforme legilor religioase pentru că au fost luate de la străini şi ne-ar face asemenea lor, potrivit zicalei: “Cel ce imită un popor este unul de-al lor?” În primul rând, aceste reforme sunt legate de aparatul temporal şi material al civilizaţiei, de realizările ştiinţifice şi de <text:soft-page-break/>apanajele progresului în sfera profesiunilor şi artelor şi de modul de guvernare corect. Ele nu au nimic în comun cu problemele spiritului şi realităţile complexe ale doctrinei religioase. Dacă s-ar obiecta că şi atunci când este vorba de chestiuni materiale, importul acestora din străinătate este inadmisibil, un astfel de argument ar fi doar o dovadă a ignoranţei şi absurdităţii celor care susţin o astfel de teză. Au uitat ei oare celebra hadith (Tradiţia Sfântă): “Caută ştiinţa chiar şi în China? “ Este neîndoios că poporul chinez este în ochii lui Dumnezeu unul dintre cele mai repudiate popoare din lume pentru că se închină la idoli şi nu crede în Domnul Atotşiutor. Europenii, cel puţin, sunt “Popoare ale Cărţii” şi cred în Dumnezeu, la ele se referă în mod special versetul sacru:”Pe cei mai apropiaţi în ceea ce priveşte devotamentul faţă de credincioşi, îi vei găsi, desigur, printre cei ce spun, ’Suntem creştini’”12. </text:p>
      <text:p text:style-name="P8"><text:s text:c="7"/>12 Coran 5:85</text:p>
      <text:p text:style-name="P23">A dobândi cunoaştere din ţările creştine este, deci, îngăduit şi chiar indicat. Cum ar putea fi cercetarea cunoaşterii în rândurile păgănilor acceptabilă în ochii lui Dumnezeu, iar cercetarea cunoaşterii printre popoarele cărţii neîngăduită?</text:p>
      <text:p text:style-name="P23"/>
      <text:p text:style-name="P23"><text:tab/>Pe lângă aceasta, în Bătălia Confederaţilor Abu Sufyan şi-a asigurat ajutorul lui Bani Kinanih, Bani Qahtan şi al unui Bani evreu Qurayzih şi s-a aliat cu toate triburile din Quraysh pentru a stinge Lumina Divină care ardea în lampa din Yathrib (Medina). În acele zile, viscolul încercărilor şi suferinţelor sufla din toate direcţiile, după cum e scris:”Oare oamenii se gândesc bine când spun ‘Credem’ că vor fi cruţaţi şi nu vor fi puşi la încercare?”13 Erau puţini credincioşi, iar duşmanul îi asalta cu furie, încercând să stingă Soarele Adevărului, de curând răsărit, cu colbul împilării şi tiraniei. Atunci Salman (persanul) s-a prezentat în faţa Profetului – Aurora revelaţiei, Focusul splendorilor nesfârşite ale harului – şi a spus că în Persia, pentru a se apăra împotriva bandelor de cotropitori, ei săpau un şanţ sau o tranşee în jurul poziţiilor lor, şi că aceasta s-a dovedit a fi o apărare foarte eficientă împotriva atacurilor surpriză. A răspuns oare acel Izvor al înţelepciunii universale, acea Mină a cunoşterii divine că ceea ce era un obicei curent la Magii idolatri care adorau focul nu poate, din acest motiv, fi adoptat de monoteişti? Ori i-a pus el, mai de grabă şi neîntârziat, pe discipolii săi să sape o tranşee? Ba mai mult, El Însuşi, persoana sa binecuvântată a pua mâna pe unelte şi a început să lucreze alături de ei. </text:p>
      <text:p text:style-name="P18">13 Coran 29:2.</text:p>
      <text:p text:style-name="P18"/>
      <text:p text:style-name="P23"><text:tab/>Apoi se menţionează în cărţile diferitelor şcoli islamice şi în scrierile teologilor şi istoricilor de frunte că după ce Lumina Lumii a răsărit deasupra Hijazului, inundând întrega lume cu strălucirea Ei şi creând, prin revelarea unei noi Legi divine, noi principii şi instituţii, precum şi o schimbare fundamentală în lume – au fost revelate legi sfinte care în anumite cazuri erau conforme cu practicile din Zilele Ignoranţei.14 </text:p>
      <text:p text:style-name="P23">Dintre acestea, Mahomed respecta zilele de repaus religios15, menţinea interdicţia consumării de carne de porc, folosea, în continuare, calendarul lunar, <text:soft-page-break/>precum şi numele lunilor şi aşa mai departe. Există un număr considerabil de astfel de legi, enumerate în mod specific, în texte:</text:p>
      <text:p text:style-name="P23"><text:tab/>“Oamenii din Zilele Ignoranţei ţineau multe rânduieli pe care Legea Islamului le-a confirmat mai târziu. Era interzis să iei în căsătorie o mamă şi o fiică, iar actul cel mai ruşinos, după părerea lor, era căsătoria cu două surori. Ei stigmatizau un om care se însura cu soţia tatălui său numindu-l, în bajocură, rivalul tatălui său. Aveau obiceiul să meargă în pelerinaj la Casa din Mecca unde îndepliniau ceremonia vizitării, în haine de pelerini, practicau circumambulaţiunea, alergând printre dealuri, facând o pauză la toate haltele, si aruncând pietre.</text:p>
      <text:p text:style-name="P16">14 Jahiliyyih: Perioada de păgănism în Arabia înainte de venirea lui Mahomed.</text:p>
      <text:p text:style-name="P16">15 Arabii păgâni respectau o lună separată şi trei luni consecutive de rerpaos religios, iar în această perioadă aveau loc pelerinajele la Mecca, precum şi bâlciuri, întreceri poetice şi alte evenimente similare.</text:p>
      <text:p text:style-name="P16"/>
      <text:p text:style-name="P23"><text:s/>Mai aveau obiceiul să intercaleze o lună la fiecare trei anii, să practice abluţiunea după <text:s/>raporturile sexuale, să-şi clătească gura, să tragă apă pe nas, să-şi pieptene părul făcându-şi cărare, foloseau scobitori, îşi tăiau unghiile şi îşi depilau părul de sub braţ. De asemeni le tăiau hoţilor mâna dreaptă.”</text:p>
      <text:p text:style-name="P16"/>
      <text:p text:style-name="P23">Putem oare presupune – Doamne fereşte – că dacă unele din legile sfinte seamănă cu practicile din Zilele Ignoranţei, cu obiceiurile unui popor detestat de toate naţiunile, aceasta înseamnă că există o deficienţă în aceste legi? Ori îşi poate cineva închipui – Doamne fereşte – că Domnul Atotputernic a fost determinat să accepte legile păgânilor? Înţelepciunea divină are multe forme. I-ar fi fost imposibil lui Mahomed să reveleze o Lege care să nu semene câtuşi de puţin cu practicile curente în Zilele Ignoranţei? Dimpotrivă, scopul înţelepciunii Sale desăvârşite a fost să elibereze oamenii din lanţurile fanatismului care i-a legat de mâini şi de picioare şi să prevină <text:s/>acele obiecţii care în zilele noastre crează confuzie în minţile celor simpli şi fără judecată.</text:p>
      <text:p text:style-name="P16"/>
      <text:p text:style-name="P23"><text:tab/>Unii care nu sunt suficienţi informaţi asupra înţelesului textelor sfinte şi asupra conţinutului istoriei tradiţionale şi scrise vor susţine că aceste datini din Zilele Ignoranţei erau legi care proveneau de la Sfinţia Sa Abraham şi au fost păstrate de idolatri. In legătură cu aceasta, ei vor cita versetele din Coran: ”Mergeţi pe urmele religiei lui Abraham, cel ferm în credinţă.”16 Este, însă, un fapt confirmat de scrierile tuturor şcolilor islamice că lunile repausului religios, calendarul lunar şi tăierea mâinii drepte ca sancţiune pentru hoţie nu constituiau o parte din legea lui Abraham. În orice caz, Pentateuhul există şi este disponibil şi astăzi şi conţine legile lui Abraham. Pot să-l citească. Desigur că atunci vor susţine că Torah a fost răstălmăcită şi ca dovadă vor cita versetele Coranului:”Ei pervertesc textul Cuvântului lui Dumnezeu.”17 Se ştie, însă, unde se află asemenea distorsiuni şi ele figurează în textile critice şi în comentarii. 18 Dacă am dezvolta acest subiect dincolo de această scurtă menţionare ar trebui să renunţăm la scopul Nostru actual.</text:p>
      <text:p text:style-name="P23"><text:soft-page-break/>Potrivit unor relatări, omenirea a trebuit să împrumute diferite calităţi şi comportări pozitive de la animalele sălbatice şi să tragă anumite învăţăminte. Dat fiind că ne este îngăduit să copiăm virtuţile animalelor necuvântătoare, cu atât mai mult avem dreptul să împrumutăm ştiinţa materială şi tehnica popoarelor străine care cel puţin aparţin speciei umane şi sunt înzestrate cu raţiune şi au darul vorbirii. Şi, dacă asumăm că astfel de calităţi lăudabile sunt înnăscute animalelor, în virtutea căror argumente am putea susţine că aceste principii esenţiale ale civilizaţiei, această cunoaştere şi ştiinţă proprie altor popoare nu sunt înnăscute? Există oare un alt Creator în afară de Dumnezeu? Spune: Lăudat fie Dumnezeu!</text:p>
      <text:p text:style-name="P16"><text:tab/>Teologii cei mai învăţaţi şi desăvârşiţi, erudiţii cei mai de seamă au</text:p>
      <text:p text:style-name="P23"><text:s/>studiat cu sârguinţă acele ramuri ale ştiinţei ale căror rădăcini şi origine erau filozofii greci, ca de pildă Aristotel şi alţii. Ei au considerat că achiziţiile ştiinţifice din textele greceşti ca de ex. medicina şi ramuri ale matematicii, inclusiv algebra 19 şi aritmetica sunt extreme de valoroase. Fiecare dintre aceşti eminenţi teologi au studiat şi au predat ştiinţa logicii, deşi credeau că a fost întemeiată de un sabean. Mulţi dintre ei au socotit că dacă un savant stăpânea temeinic diferite ştiinţe, dar nu cunoaşte în amănunt logica, nu te poţi baza pe părerile, pe deducţiile şi concluziile lui. </text:p>
      <text:p text:style-name="P16"/>
      <text:p text:style-name="P16">16 Coran 16:124</text:p>
      <text:p text:style-name="P16">17 Coran 4:45; 5:16</text:p>
      <text:p text:style-name="P16">18Cf. Bahá'u'lláh, Kitab-i-Ikan</text:p>
      <text:p text:style-name="P16">19 Dacă prin cuvântul algebră ne referim la acea ramură a matematicii conform căreia învăţăm cum să rezolvăm ecuaţia x2+5x=14, scrisă astfel, ştiinţa aceasta începe în secolul 17. Dacă admitem ca ecuaţia să fie scrisă cu alte simboluri, mai puţin convenţionale, se poate considera că începe mai de timpuriu, încă din secolul 3. Dacă permitem să fie exprimată în cuvinte şi rezolvată în cazuri simple cu rădăcini positive şi cu ajutorul figurilor geometrice, ştiinţa îi era cunoscută lui Euclid şi altor adepţi ai şcolii Alexandrine încă din anul 300 î. e. c. Dacă ne permitem o presupunere mai mult sau mai puţin ştiinţifică pentru a găsi o soluţie, se poate spune că algebra a fost cunoscută aproape 2000 de ani î. e. c. şi că a atras, probabil, atenţia clasei intelectuale cu mult înainte de aceasta…Numele ‘algebra’ este întru totul fortuit. Când Mohammed Ibn Musa al-Khowarizmi… a scris la Bagdad (a.d. 825), el a dat uneia din lucrările sale numele de <text:span text:style-name="T1">Al-jebr w’al-muqabalah</text:span>. Titlul este uneori tradus ‘restaurare şi ecuaţie’, dar sensul n-a fost clar nici scriitorilor arabi de mai târziu.” Enciclopedia Britanică 1952 <text:s/>Algebra. </text:p>
      <text:p text:style-name="P19"><text:tab/>S-a arătat acum, în mod clar şi irefutabil, că importul de principii şi proceduri ale civilizaţiei din ţările străine şi achiziţionarea ştiinţei şi tehnicii lor – pe scurt tot ce va contribui la binele general – este întru totul permis. S-a procedat astfel pentru a îndrepta atenţia publică asupra unei chestiuni de interes universal, astfel încât oamenii să-şi concentreze toată energia pentru a o susţine până ce, cu ajutorul lui Dumnezeu, această Ţară Sfântă va ajunge în scurt timp cea dintâi dintre naţiuni. O voi cei înţelepţi! Chibzuiţi în mod judicious: se poate compara o carabină obişnuită cu o puşcă Martini-Henry sau cu o armă de foc Krupp? Dacă cineva ar susţine că armele noastre de foc, de altă dată, sunt destul de bune pentru noi şi că e inutil să importăm arme care au fost inventate în străinătate, nici un copil nu i-ar da ascultare. Sau dacă cineva ar spune: “Am transportat întotdeauna marfa dintr-o ţară într-alta pe spinarea animalelor, de ce ne trebuie locomotive? De ce să ne maimuţărim după alte popoare?” ar putea oare o persoană inteligentă tolera o asemenea afirmaţie? Nu, pentru Dumnezeu! Afară de cazul că, având vreun plan ascuns sau vreo animozitate refuză sa accepte evidenţa.</text:p>
      <text:p text:style-name="P16"><text:tab/>Popoarele străine deşi au ajuns la o competenţă desăvârşită în domeniul </text:p>
      <text:p text:style-name="P8"><text:span text:style-name="T3">ştiinţei, industriei şi artelor, nu şovăie să împrumute idei, una de la alta. </text:span>Cum şi-ar putea permite Persia, o ţară la mare strâmtoare, să rămână în urmă, neglijată, părăsită?</text:p>
      <text:p text:style-name="P23">Acei teologi eminenţi şi oameni învăţaţi care merg pe drumul cel drept şi sunt </text:p>
      <text:p text:style-name="P8">versaţi în secretele înţelepciunii divine şi cunosc realităţile cuprinse în Cărţile sacre; care păstrează în inimile lor giuvaerurile temerii de Dumnezeu şi ale căror feţe luminoase strălucesc în lumina mântuirii,ei sunt conştienţi de nevoile actuale şi înţeleg necesităţile timpurilor moderne şi, în mod cert, îşi consacră toate energiile pentru progresul învăţăturii şi civilizaţiei. “Oare sunt egali cei ce ştiu cu cei ce nu ştiu?... Ori este întunericul egal cu lumina?” 20</text:p>
      <text:p text:style-name="P16">20 Coran 39: 12, 13:17</text:p>
      <text:p text:style-name="P16"/>
      <text:p text:style-name="P23"><text:tab/>Erudiţii întru spirit sunt asemenea unor lămpi călăuzitoare printre </text:p>
      <text:p text:style-name="P8">naţiuni şi stele de bun augur care stălucesc la orizontul umanităţii. Ei sunt izvoare de viaţă pentru cei ce zac în moartea ignoranţei şi neînţelegerii şi surse limpezi ale desăvârşirii pentru cei însetaţi care rătăcesc în deşertul defectelor şi erorilor lor. Ei sunt lăcaşul aurorei unde apare emblema Unităţii Divine şi sunt iniţiaţi în misterele gloriosului Coran. Sunt medici iscusiţi pentru trupul bolnav al lumii, antidotul sigur pentru otrava care a corupt societatea umană. Ei sunt citadela puternică ce apără omenirea, precum şi sanctuarul invulnerabil pentru cei profund întristaţi, pentru victimile chinuite şi tulburate ale ignoranţei. “Cunoaşterea este o lumină pe care Dumnezeu o pune în inimile oricui doreşte El. “</text:p>
      <text:p text:style-name="P23"><text:tab/>Însă pentru fiecare lucru Dumnezeu a creat un semn şi un simbol şi a stabilit norme şi probe în virtutea cărora poate fi recunoscut. Erudiţii întru spirit se caracterizează printr-o desăvârşire interioară şi exterioară; ei trebuie să </text:p>
      <text:p text:style-name="P8">aibă un caracter bun, o fire luminată, intenţii curate, de asemeni o capacitate intelectuală, strălucire şi discernământ, intuiţie, discreţie şi prevedere, moderaţie, respect şi o profundă temere de Dumnezeu. Căci o candelă <text:soft-page-break/>neaprinsă, oricât de mare ar fi diametrul ei şi oricât de înaltă ar fi ea, nu e cu nimic mai bună decât un palmier sterp sau o grămadă de lemne uscate.</text:p>
      <text:p text:style-name="P16"><text:s text:c="17"/>Obrazul în floare poate fi cătrănit sau fandosit,</text:p>
      <text:p text:style-name="P16"><text:s text:c="17"/>Frumoasa crudă poate domina şi cocheta, </text:p>
      <text:p text:style-name="P16"><text:s text:c="17"/>Dar urâciunea ruşinată-i rău venită,</text:p>
      <text:p text:style-name="P16"><text:s text:c="17"/>Iar ochiul unui orb dacă-l răneşti, e o dublă suferinţă 20.a</text:p>
      <text:p text:style-name="P16">20.Rumi, The , <text:span text:style-name="T1">Mathav’ </text:span>I, 1906-1907</text:p>
      <text:p text:style-name="P2"/>
      <text:p text:style-name="P2">O tradiţie autorizată spune: “Cât priveşte pe cel învăţat:21, el trebuie să fie prevăzător, să-şi apere credinţa, să-şi stăpânească pasiunile şi să respecte poruncile Domnului său. Aşadar, datoria poporului este să-i urmeze exemplul .” <text:s/>Întrucât aceste cuvinte sfinte şi ilustre conţin toate elementele învăţăturii, se cuvine un scurt comentariu privitor la înţelesul lor. Oricine este lipsit de aceste calificative divine şi nu poate dovedi că îndeplineşte în propria lui viaţă aceste condiţii indispensabile nu trebuie numit erudit şi nu merită să fie considerat un model pentru credincioşi.</text:p>
      <text:p text:style-name="P23"><text:tab/>21 Ulama din araba <text:span text:style-name="T1">alima</text:span>, a ştii poate fi trades cu învâţaţi, oameni de ştiinţă, autorităţi religioase.</text:p>
      <text:p text:style-name="P23"/>
      <text:p text:style-name="P23">Cea dintâi dintre aceste condiţii este să fie <text:s/>în gardă el însuşi. Este limpede că </text:p>
      <text:p text:style-name="P8">aceasta nu se referă la apărarea lui proprie împotriva încercărilor şi calamităţilor materiale, dat fiind că profeţii şi sfinţii, toţi fără excepţie, au îndurat cele mai cumplite suferinţe din lume şi au fost ţinta tuturor cruzimilor <text:s/>şi agresiunilor oamenilor. Ei şi-au sacrificat viaţa pentru bunăstarea poporului şi, fără a şovăi, s-au grăbit să ajungă la locul martiriului lor şi, cu perfecţiunea lor interioară şi exterioară, au împodobit omenirea cu veşmântul nou al calităţilor excelente, atât cele dobândite, cât şi cele înnăscute. Înţelesul primordial al expresiei să fie în gardă el însuşi înseamnă să dobândească atributele perfecţiunii spirituale şi materiale.</text:p>
      <text:p text:style-name="P23"/>
      <text:p text:style-name="P23">Primul atribut al perfecţiunii este învăţătura şi înzestrarea culturală a minţii, iar </text:p>
      <text:p text:style-name="P8">acest rang eminent este atins atunci când individul îmbină în sine cunoştiinţe temeinice în domeniul realităţiilor complexe şi transcendentale legate de Dumnezeu, în privinţa adevărurilor fundamentale ale legii religioase şi politice a Coranul, al conţinutului Scripturilor sacre ale altor credinţe precum şi în al acelor regulamente şi proceduri care contribuie la progresul şi civilizaţia acestei preamărite ţări. Pe lângă aceasta, el trebuie să fie informat asupra legilor şi principiilor, obiceiurilor, condiţiilor şi moravurilor, precum şi asupra virtuţilor morale şi materiale caracteristice problemelor de stat ale altor naţiuni, de asemeni să fie versat în toate ramurile de învăţătură utile actuale şi să studieze scrierile istorice despre guvernele şi oamenii din trecut. Căci dacă un om învăţat nu cunoaşte Sfintele Scripturi şi întreg domeniul ştiinţei naturale şi religioase, jurisprudenţa religioasă şi arta guvernării precum şi diferitele ramuri ale ştiinţei din vremea respectivă şi marile evenimente istorice, el se poate dovedi nepregătit pentru o stare de urgenţă, ceea ce ar fi incompatibil cu calificarea necesară unei cunoaşteri multilaterale.</text:p>
      <text:p text:style-name="P16"><text:soft-page-break/></text:p>
      <text:p text:style-name="P23">De pildă, dacă un musulman, erudit întru spirit discută cu un creştin şi nu cunoaşte nici una din glorioasele melodii ale Evangheliei, el nu va fi în stare să-l convingă pe creştin, oricâte adevăruri ale Coranului i-ar împărtăşi, iar cuvintele sale se vor lovi de o ureche surdă. Dar, dacă creştinul ar observa că musulmanul cunoaşte mai bine principiile fundamentale ale creştinismului decât preoţii creştini înşişi şi că înţelege sensul Scripturilor chiar mai bine decât ei, el ar accepta de bună voie argumentele musulmanului şi în mod sigur nu ar avea nici o replică. </text:p>
      <text:p text:style-name="P23"/>
      <text:p text:style-name="P23">Dacă atunci când Şeful celor Exilaţi 22 a ajuns în prezenţa acelui Astru al înţelepciunii divine, al mântuirii şi al certitudinii - imamul Rida – dacă imamul, această mină a cunoaşterii, n-ar fi reuşit – în decursul convorbirii - să-şi bazeze argumentele pe autoritatea reală şi familiara Exilarhului, acesta din urmă n-ar fi acceptat niciodată măreţia Sfinţiei Sale. </text:p>
      <text:p text:style-name="P23"/>
      <text:p text:style-name="P23">22 Resh Galuta, un prinţ sau conducător al exilaţilor din Babilon, pe care evreii îl respectau oriunde se aflau.</text:p>
      <text:p text:style-name="P16"/>
      <text:p text:style-name="P23">Statul se mai bazează pe două forţe puternice: puterea executivă şi cea legislativă. Centrul focal al puterii executive este guvernul, în timp ce acel al puterii legislative sunt învăţaţii şi dacă aceştia, care sunt marele sprijin şi pilon, se dovedesc a fi ineficienţi, cum este de conceput că ar putea rezista statul?</text:p>
      <text:p text:style-name="P2">Dat fiind că în zilele noastre întâlneşti cu greu asemenea oameni bine pregătiţi si cu vastă eruditie, iar guvernul şi poporul au mare nevoie de ordine şi îndrumare, este esenţial să se înfiinţeze un corp de savanţi alcătuit din mai multe grupuri, ai căror membri să fie experţi într-una din ramurile de cunoaştere menţionată mai sus. Acest corp ar trebui să delibereze în mod energic şi viguros asupra tuturor cerinţelor prezente şi viitoare şi să asigure ordinea şi echilibrul.</text:p>
      <text:p text:style-name="P23"/>
      <text:p text:style-name="P23"><text:tab/>Până acum, legii religioase nu i s-a acordat un rol decisiv în Curţile noastre de justiţie pentru că fiecare ulama a emis decrete după bunul său plac, bazate pe interpretarea sa arbitrară şi opiniile sale personale. De exemplu, doi oameni au un litigiu, iar un ulama pledează pentru inculpat, iar celălalt pentru reclamant. S-ar putea întâmpla ca pentru acelaşi caz să se dea două verdicte contrarii de către acelaşi mujtahid pentru că prima dată a fost inspirat într-un sens, iar apoi în celălalt sens. Nu încape îndoială că această stare de fapt a produs confuzie în toate problemele importante şi că pune în primejdie înşişi bazele societăţii. Căci nici reclamantul, nici inculpatul nu pierd niciodată speranţa că, în cele din urmă, vor câştiga, şi fiecare, la rândul său, îşi va irosi viaţa, încercând să obţină un nou verdict care să-l anuleze pe cel precedent. Tot timpul este astfel consacrat unui litigiu, rezultatul fiind că în loc să-şi folosească viaţa pentru acţiuni pozitive şi treburi personale utile, ea este dedicată întru totul acelui conflict. Într-adevăr, cei doi împricinaţi ar putea la fel de bine să fie morţi, căci nu pot fi, câtuşi de puţin, de folos nici guvernului, <text:soft-page-break/>nici comunităţii lor. Pesupunând însă că s-ar pronunţa un verdict final clar, partea pe drept condamnată ar renunţa, în mod necesar, la speranţa de a redeschide procesul şi, fiind eliberată de acest impediment, ar începe să-şi vadă de treburile sale şi de ale altora. </text:p>
      <text:p text:style-name="P23"><text:tab/>Deoarece principalul mijloc pentru a asigura pacea şi liniştea poporului şi factorul cel mai eficient pentru progresul, în egală măsură, celor avuţi cât şi a celor neavuţi constituie o problemă de primă importanţă, se cuvine ca membrii învăţaţi ai marii adunări consultative, cunoscători temeinici ai legii Divine, să iniţieze o procedură unică, directă şi definitivă, pentru rezolvarea litigiilor. Acest instrument ar trebui apoi publicat în toată ţara, din ordinul regelui, iar prevederile sale ar trebui respectate cu stricteţe. Această problemă de extremă importanţă necesită să i se acorde, în mod urgent, atenţie.</text:p>
      <text:p text:style-name="P23"/>
      <text:p text:style-name="P23">Al doilea atribut al perfecţiunii este justiţia şi imparţialitatea. Aceasta înseamnă să nu consideri importante propriile tale interese personale şi avantajele egoiste şi să aplici legile lui Dumnezeu şi nimic altceva să nu conteze. Înseamnă să te consideri ca fiind doar unul din slujitorii lui Dumnezeu Atotstăpânitorul şi să nu încerci să fi diferit de ceilalţi, afară doar prin aceea că aspiri să atingi desăvârşirea spirituală. Înseamnă să consideri binele comunităţii ca fiind binele propriu. Înseamnă, pe scurt, să consideri omenirea ca fiind un singur individ, iar propria persoană ca pe un membru al acestei forme corporale şi să fi sigur că dacă vreo durere sau vreo adversitate tulbură oricare membru al acestui corp rezultă, în mod inevitabil, că tot corpul va avea de suferit.</text:p>
      <text:p text:style-name="P16">A treia condiţie a perfecţiunii este să te angajezi, cu deplină sinceritate şi cu </text:p>
      <text:p text:style-name="P8">intenţia cea mai curată, să educi masele: să faci un efort maxim pentru a le instrui în diferitele ramuri ale învăţământului şi ale ştiinţelor utile, să încurajezi dezvoltarea progresului modern, să lărgeşti sfera comerţului, industriei şi artelor, să promovezi acele măsuri care vor spori avuţia poporului. Căci masa poporului nu este informată asupra acestori factori vitali care ar constitui un remediu imediat pentru neajunsurile cronice ale societăţii.</text:p>
      <text:p text:style-name="P23"/>
      <text:p text:style-name="P23">Este esenţial ca savanţii şi cărturarii să înceapă, cu deplină sinceritate şi cu intenţii curate şi numai în dragoste de Dumnezeu, să sfătuiască şi să îndrume masele şi să le limpezească viziunea cu acel colir care e cunoaşterea. Căci astăzi poporul, cufundat în adâncurile superstiţiei, îşi închipuie că un individ care crede în Dumnezeu şi în semnele Sale, în profeţi şi în Revelaţii divine precum şi în legi, şi este o persoană pioasă şi temătoare de Dumnezeu, trebuie să stea deoparte, inactiv, să-şi petrecă zilele în trândăvie, pentru ca să fie considerat ca fiind în ochii lui Dumnezeu un om care a uitat de lume şi de vanităţile ei, a cărui inimă tinde spre lumea de apoi, care s-a izolat de fiinţele omeneşti pentru a se apropia de Dumnezeu. Deoarece această temă va mai fi dezvoltată şi în alt loc în cadrul acestui text, o vom lăsa deoparte pentru moment. </text:p>
      <text:p text:style-name="P16">Alte atribute ale perfecţiunii sunt:să ai temere de Dumnezeu, să Îl iubeşti pe</text:p>
      <text:p text:style-name="P8">Dumnezeu, să îi iubeşti pe slujitorii Săi, să fi blând, să ai răbdare, să fi blând, să fi răbdător şi să ai calm, să fi sincer, supus, iertător şi milostiv; să fi hotărât şi <text:soft-page-break/>curajos, demn de încredere şi energic, să te străduieşti şi să lupţi, să fi generos, loial lipsit de răutate, să fi zelos, să ai simţul onoarei, să fi plin de nobleţe, mărinimos şi să ai consideraţie pentru drepturile celorlalţi. Cel ce nu posedă aceste calităţi umane excepţionale este un om ineficient. Dacă am încerca să explicăm semnificaţia fiecăruia dintre aceste atribute, “poemul ar necesita 70 de maunds 22a <text:s/>de hârtie.”</text:p>
      <text:p text:style-name="P23"/>
      <text:p text:style-name="P23">22a O măsură de greutate la Teheran, echivalentă cu şase livre şi două treimi</text:p>
      <text:p text:style-name="P16"/>
      <text:p text:style-name="P23">A doua normă spirituală proprie celui înzestrat cu darul cunoaşterii este obligaţia sa de a-şi apăra credinţa. Este evident că aceste cuvinte sfinte nu se referă în mod exclusiv la cercetarea implicaţiilor Legii, la respectarea ritualurilor, la a nu comite păcate mai mari sau mai mici, la îndeplinirea poruncilor religioase, şi prin toate aceste metode la protejarea Credinţei. Ele înseamnă, mai de grabă, că întreaga populaţie ar trebui să fie protejată prin toate mijloacele; că ar trebui făcut orice efort posibil pentru a adopta o combinaţie de măsuri în vederea proclamării Cuvântului lui Dumnezeu, înseamnă să fie sporit numărul credincioşilor, să fie promovată Credinţa lui Dumnezeu şi totodată să fie exaltată şi victorioasă asupra altor religii.</text:p>
      <text:p text:style-name="P23"/>
      <text:p text:style-name="P23">Dacă autorităţile religioase mahomedane ar fi perseverat, într-adevăr, pe această cale, aşa cum s-ar fi cuvenit, până acum toate naţiunile de pe pământ s-ar fi adunat la adăpostul unităţii lui Dumnezeu, iar flacăra luminoasă “pentru ca El să o ducă la victoria asupra oricărei alte religii” 23 s-ar fi aprins ca soarele în însăşi inima lumii. </text:p>
      <text:p text:style-name="P23">23 Coran 9:33; 48:28; 61:9.</text:p>
      <text:p text:style-name="P23"/>
      <text:p text:style-name="P23">Cincisprezece secole după Cristos, Luther, care la origine a fost unul din cei </text:p>
      <text:p text:style-name="P8">doisprezece membri ai unui corp religios catolic central în guvernul papal şi care mai târziu a întemeiat credinţa religioasă protestantă, s-a opus Papei în privinţa anumitor puncte ale doctrinei, ca de pildă interzicerea căsătoriei monastice, venerarea şi prosternarea în faţa imaginilor apostolilor şi a conducătorilor creştini din trecut, precum şi alte practici şi ceremonii religioase care au fost adăugate preceptelor Evangheliei. Deşi în vremea aceea puterea Papei era atât de mare şi inspira în asemenea măsură teamă încât regii Europei tremurau în faţa lui, exercitându-şi puterea absolută în toate probleme majore ale Europei – în ciuda acestei situaţii de fapt, dat fiind că poziţia lui Luther în ceea ce priveşte libertatea conducătorilor religioşi de a se căsătorii, abţinerea de la venerarea şi prosternarea în faţa imaginilor şi reprezentărilor atârnate în biserici, abrogarea ceremoniilor care fuseseră adăugate Evangheliei, era evident corectă şi pentru că mijloace adecvate au fost adoptate pentru promulgarea opiniilor sale, în decursul ultimilor patru sute şi câţiva ani, majoritatea populaţiei Americii, patru cincimi din Germania şi Anglia şi un procent însemnat de austrieci, în total, cam o sută şi douăzeci şi cinci de milioane de oameni, provenind din alte denominaţii creştine, au intrat în Biserica Protestantă. Conducătorii acestei religii fac şi acum eforturi pentru promovarea <text:soft-page-break/>ei, iar astăzi, în scopul neîndoios de a-i emancipa pe sudanezi precum şi alte popoare de rasă neagră, ei au înfiinţat, pe coasta de est a Africii, şcoli şi colegii şi educă şi civilizează triburi africane complet sălbatice, scopul lor principal şi real fiind convertirea la Protestantism a unor triburi negre mahomedane. Fiecare comunitate se străduieşte pentru progresul obştiei sale, iar noi (mahomedanii) continuăm să dormim!</text:p>
      <text:p text:style-name="P23">Deşi n-a fost limpede ce scop urmărea acest om şi spre ce năzuia, priviţi până </text:p>
      <text:p text:style-name="P8">unde s-a răspândit doctrina lui datorită eforturilor pline de zel ale conducătorilor protestanţi.</text:p>
      <text:p text:style-name="P3"/>
      <text:p text:style-name="P3">Astfel, dacă oamenii iluştri ai uniculuiDumnezeu adevărat, recipienţii confirmării Sale şi totodată obiecte ale asistenţei Sale Divine, şi-ar încorda puterile şi, cu o dedicare totală, bizuindu-se pe Dumnezeu şi întorcându-şi faţa de la tot ce nu este El ar adopta procedee pentru răspândirea Credinţei şi şi-ar închina toate eforturile pentru a atinge acest scop, este sigur că lumina Sa Divină ar învălui tot pământul.</text:p>
      <text:p text:style-name="P16">Unii, care nu sunt conştienţi de realitatea ascunsă sub faţa exterioară a </text:p>
      <text:p text:style-name="P8">evenimentelor, care nu simt sub degetele lor pulsul lumii, care nu ştiu ce doză masivă de adevăr trebuie administrată pentru a vindeca vechea boală cronică a falsităţii, îşi închpuie că trebuie folosită sabia pentru răspândirea Credinţei, poate şi îşi bizuie părerea pe Tradiţia ” Eu sunt un profet al sabiei”. Insă dacă ar examina atent această problemă, ar înţelege că în ziua şi epoca aceasta, sabia nu e un mijloc indicat pentru a promulga Credinţa, căci ar face doar ca inimile oamenilor să se umple de desgust şi teroare. În conformitate cu Legea Divină a lui Mahomed, nu este îngăduit să sileşti Poporul Cărţii să recunoască şi să accepte Credinţa. Deşi este o obligaţie sacră care revine fiecărui credincios <text:s/>conştient de unitatea lui Dumnezeu să călăuzească omenirea spre adevăr, Tradiţia “Eu sunt un Profet al sabiei” şi “Mi s-a poruncit să ameninţ vieţile oamenilor până ce vor spune, ‘Nu este alt Dumnezeu decât Dumnezeu’ ”, aparţine idolatrilor din Zilele Ignoranţei care în orbirea şi bestialitatea lor au decăzut sub nivelul fiinţelor umane. Pe o credinţă întemeiată pe lovituri de sabie cu greu se poate conta, căci cea mai neînsemnată piedică ar duce la eroare şi necredinţă. După înălţarea lui Mahomed şi aşezarea Lui “pe scaunul adevărului, în prezenţa Regelui atotputernic,”24 triburile din jurul Medinei au apostaziat de la Credinţa lor, reîntorcându-se la idolatria din vremurile păgâne. </text:p>
      <text:p text:style-name="P16">Amintiţi-vă că atunci când suflul sfânt al Spiritului lui Dumnezeu (Isus) îşi </text:p>
      <text:p text:style-name="P8">răspândea dulcea sa armonie asupra Palestinei şi Galileii, asupra malurilor Iordanului şi regiunilor din jurul Ierusalimului, când minunatele melodii ale Evangheliei răsunau în urechile celor iluminaţi din punct de vedere spiritual, toate popoarele Asiei şi Europei, ale Africii şi Americii, ale Oceaniei, care cuprinde insulele şi arhipelagurile Pacificului şi Oceanului Indian, mai erau adoratoare ale focului, erau păgâne, ignorând Glasul Divin care vorbea în Ziua Legământului. 25 Numai evreii credeau în divinitatea şi unicitatea lui Dumnezeu. După declaraţia lui Isus, suflul pur şi însufleţitor al gurii Sale a conferit, timp de trei ani, viaţă eternă locuitorilor acelor regiuni, şi prin Revelaţie Divină, Legea lui Cristos, la vremea aceea remediul vital pentru <text:soft-page-break/>trupul bolnav al lumii, a fost instaurată. În zilele lui Isus, doar puţini oameni şi-au întors faţa spre Dumnezeu; în fapt, numai cei doisprezece discipoli şi câteva femei au devenit cu adevarat credincioşi, iar unul dintre discipoli, Iuda Iscariot, a apostaziat de la Credinţa sa, astfel că au rămas unsprezece. După înălţarea lui Isus în Împărăţia Gloriei, aceste câteva suflete, cu calităţile lor spirituale şi faptele lor pure şi sfinte, s-au ridicat, prin puterea lui Dumnezeu şi prin suflul dătător de viaţă al lui Mesia, pentru a salva toate popoarele lumii. Atunci, toate naţiunile idolatre, precum şi evreii s-au ridicat cu tărie pentru stinge focul divin care a fost aprins în lampa din Ierusalim. </text:p>
      <text:p text:style-name="P23"><text:tab/>24 Coran 54:55. </text:p>
      <text:p text:style-name="P23"><text:tab/>25 Coran 7:171 Yawm-i-Alast, Ziua în care Dumnezeu, adresându-se <text:tab/>posterităţii lui Adam, le-a spus, “Nu sunt Eu Domnul vostru?” <text:span text:style-name="T3">(a-lastu bi <text:tab/>Rabbikum) iar ei au răspuns: “Da, suntem martori.”</text:span></text:p>
      <text:p text:style-name="P24"/>
      <text:p text:style-name="P23"><text:span text:style-name="T3">“Ar fi fost gata să stingă lumina lui Dumnezeu cu gurile lor: dar Dumnezeu a vrut să desăvârşească lumina Lui în ciuda necredincioşilor care o urăsc.“ 26 Prin torturi cumplite, au masacrat fiecare dintre aceste suflete sfinte; unora le-au ciopărţit trupurile pure şi neîntinate cu satâre de măcelar şi le-au ars în cuptoare, pe alţi discipoli i-au tras pe roată, iar apoi i-au îngropat de vii. În pofida acestor represalii crude, creştinii au propovăduit în continuare Cauza lui Dumnezeu şi nu au scos niciodată sabia din teacă şi nici nu au vătămat măcar obrazul cuiva. </text:span>În cele din urmă, credinţa lui Cristos a cuprins întreg pământul, astfel încât nici în Europa, nici în America n-a rămas nici o urmă din vechile religii, iar astăzi, în Asia, în Africa şi Oceania, largi mase de oameni trăiesc în cadrul sanctuarului celor patru Evanghelii.</text:p>
      <text:p text:style-name="P23"/>
      <text:p text:style-name="P23">S-a stabilit, aşadar, în mod neîndoielnic, prin dovezile de mai sus, <text:span text:style-name="T5">că Credinţa</text:span> lui Dumnezeu trebuie propovăduită prin desăvârşiri umane, prin calităţi excelente şi plăcute şi printr-o comportare spirituală. Dacă un suflet se îndreaptă spre Dumnezeu din propria lui voinţă, el va fi acceptat la Pragul Unicităţii, căci un astfel de om va fi liber de motive personale, de lăcomie şi interese egoiste, el s-a refugiat sub umbrarul ocrotitor al Domnului său. Oamenii îl vor considera ca fiind demn de încredere, cinstit, cumpătat, scrupulos, de o înaltă spiritualitate şi loial, inconruptibil si temător de Dumnezeu. În felul acesta, scopul principal în revelarea Legii Divine, şi anume de a aduce fericirea în viaţa de apoi, civilizaţia şi înnobilarea caracterului în viata aceasta, va fi realizat. Cât priveşte sabia, ea va produce doar un om care în exterior este un credincios, dar în interior un trădător şi un apostat.</text:p>
      <text:p text:style-name="P16">26 Coran 9:33.</text:p>
      <text:p text:style-name="P16"/>
      <text:p text:style-name="P23">Vom istorisi aici o poveste care va servi tuturor ca exemplu. Cronicile arabe </text:p>
      <text:p text:style-name="P8">relatează cum într-o vreme dinaintea naşterii lui Mahomed, Nu’man, fiul luiMundhir Lakhmitul – un rege arab din Zilele Ignoranţei, al cărui scaun de domnie era oraşul Hirih – a sorbit atât de des din potirul cu vin, încât i s-a tulburat mintea, iar judecata l-a părăsit. În această stare de beţie şi inconştienţă a poruncit ca cei doi tovarăşi de chef, prietenii săi cei mai apropiaţi şi mult <text:soft-page-break/>iubiţi, Khalid, fiul lui Mudallil şi’Amr, fiul lui Mas’ud-Kaldih, să fie ucişi. Cănd s-a trezit după petrecere şi a întrebat de amicii săi i s-a dat <text:s/>cumplita veste. Adânc rănit în inimă, din dragoste şi de dor, el a clădit două monumente splendide peste mormintele lor şi le-a numit Cele-Mânjite-Cu-Sânge”.</text:p>
      <text:p text:style-name="P23"/>
      <text:p text:style-name="P23">Apoi a ales două zile din an în memoria celor doi tovarăşi, pe una dintre ele a </text:p>
      <text:p text:style-name="P8">numit-o Ziua Năpastei, pe cealaltă Ziua Harului. În fiecare an, în aceste două zile, el ieşea cu mare fast şi alai şi se aşeza între cele două monumente. Dacă în Ziua Năpastei ochii săi cădeau pe un suflet oarecare, această persoană era ucisă; dar în Ziua Harului, oricine trecea pe acolo era copleşit cu daruri şi favoruri. Aceasta era legea sa, sigilată printr-un jurământ ţinut în mod riguros.</text:p>
      <text:p text:style-name="P23">Într-o zi, regele s-a suit pe calul său, numit Mahmud, şi a plecat la vănătoare într-o câmpie. Pe neaşteptate, a văzut în depărtare un măgar sălbatic. Nu’man şi-a îndemnat calul să-l întreacă şi galopând în mare viteză a fost tăiat de escorta sa.. Se apropia noaptea şi regele era pierdut, fără speranţă. Atunci văzu un cort, departe in deşert, îşi întoarse calul şi porni într-acolo. <text:s/>Cănd a ajuns la intrarea în cort, a întrebat: <text:s/>“Primeşti un oaspete?” Proprietarul (care era Hanzala, fiul lui Abi-Ghafray-i-Ţa’i) îi răspunse”Da”. Se apropie de Nu’man şi l-a ajutat să descalece. <text:s/>Apoi se duse la nevasta lui şi îi spuse, “Sunt semne neîndoielnice că este o persoană de rang înalt. Străduieşte-te să-i arăţi ospitalitate şi pregăteşte un ospăţ.” Nevasta lui răspunse: “Avem o oaie. Sacrific-o, iar eu am pus de o parte puţină făină pentru o astfel de zi.“ Hanzala a muls mai întâi oaia şi i-a adus lui Nu’man o cană cu lapte, iar apoi a tăiat oaia şi a pregătit masa; după aceea , datorită prieteniei şi omeniei sale, Nu’man a petrecut o noapte paşnică şi plăcută. În zori, Nu’man s-a pregătit să plece şi i-a spus lui Hanzala: “Ai dat dovadă de mare generozitate prin felul în care m-ai primit şi m-ai ospătat. Sunt Nu’man, fiul lui Mundhir şi aştept cu nerăbdare să vii la curtea mea.” </text:p>
      <text:p text:style-name="P23"/>
      <text:p text:style-name="P23">Trecu un timp şi asupra ţării lui Ţavy se abătu foametea. Hanzala era în mare </text:p>
      <text:p text:style-name="P8">nevoie, şi atunci se gândi să apeleze la rege. Printr-o ciudată coincidenţă, el ajunse în Ziua Năpastei. Nu’man fu profound tulburat. El începu să-i reproşeze prietenului său, “De ce, dintre toate zilele, ai venit la prietenul tău tocmai în această zi? Căci această zi este Ziua Năpastei, este ziua Mâniei, Ziua Urgiei. Dacă în această zi, ochii mei ar cădea pe Qabus, singurul meu fiu, el n-ar scăpa cu viaţa. Şi acum, cere-mi orice favoare doreşti.”</text:p>
      <text:p text:style-name="P16">Hanzala i-a răspuns: “ N-am ştiut nimic de această Zi a Năpastei. Cât despre </text:p>
      <text:p text:style-name="P8">bunurile acestei lumi, ele sunt pentru cei vii, şi dat fiind că în acest ceas, eu trebuie să beau din cupa morţii, la ce mi-ar servi toate comorile pământului?”</text:p>
      <text:p text:style-name="P23">Nu’man a spus, “Nu e nimic de făcut.”Hanzala i-a zis: “Îngăduie-mi un răgaz să mă duc la nevasta mea şi să-mi fac testamentul. Ma voi întoarce peste un an în Ziua Năpastei.”</text:p>
      <text:p text:style-name="P16">Atunci Nu’man a cerut un chezaş, astfel încât dacă Hanzala nu se va ţine de </text:p>
      <text:p text:style-name="P8">cuvânt, chezaşul sa fie executat în locul lui. Tulburat şi neputincios, Hanzala s-a uitat în jur. Privirea i-a căzut pe un om din suita lui Nu’man, Sharik, fiul lui ‘Amr, fiul lui Qays Shayban, şi lui i-a adresat urmatoarele cuvinte: “O <text:soft-page-break/>tovarăşul meu, O fiu al lui ‘Amr! Există oare vreo scăpare de la moarte? O frate al tuturor nefericiţilor! O frate al celui ce n-are frate! O frate al lui Nu’man, tu eşti astăzi chezaşul Şeicului. Unde este nobilul Shayban - fie ca Cel Atotmilostiv să-l apere!” Dar Sharik i-a răspuns doar, “O frate, un om nu se poate juca cu viaţa lui.” Auzind acestea, victima n-a mai ştiut spre cine să se îndrepte. Şi atunci un om, numit Qarad, fiul lui Adja, Kalbitul, s-a ridicat şi s-a oferit ca şi chezaş, declarând că e de accord ca în cazul cănd nu va putea preda victima în viitoarea Zi a Năpastei, regele va putea face ce va voi cu el. Apoi, Nu’man îi dărui lui Hanzala cinci sute de cămile şi-l trimise acasă.</text:p>
      <text:p text:style-name="P16"/>
      <text:p text:style-name="P23">În anul următor, în Ziua Năpastei, dimineaţa în zori, Nu’man, potrivit datinii, a</text:p>
      <text:p text:style-name="P8">pornit cu mare alai şi fast, îndreptându-se spre cele două mausolee numite Cele Mânjite-Cu-Sânge . Îl aduse şi pe Qarad pentru a-şi vărsa mânia regească asupra lui. Atunci, stâlpii societăţii îşi deslegară limbile, începând să-l implore pe rege să dea dovadă de clemenţă şi să-i acorde lui Qarad un răgaz până la asfinţitul soarelui, când sperau că va veni Hanzala; dar planul regelui era să-i salveze viaţa lui Hanzala şi să-l răsplătească pentru ospitalitatea sa,executăndu-l pe Qarad în locul lui. Când soarele a început să apună, l-au dezbrăcat pe Qarad şi s-au pregătit să-i taie capul. În această clipă în depărtare a apărut un călăreţ galopând în mare viteză. Nu’man l-a întrebat pe călău: “De ce adăstaţi?” <text:span text:style-name="T3">Miniştrii au răspuns: “Poate că cel ce vine e Hanzala.” </text:span>Şi cănd călăreţul s-a apropiat, au văzut că era chiar el.</text:p>
      <text:p text:style-name="P23">Nu’man era foarte nemulţumit. El a spus: “Nerodule! Ai scăpat o dată din ghiarele morţii; oare trebuie s-o provoci a doua oare?”</text:p>
      <text:p text:style-name="P23">Iar Hanzala a răspuns:” Otrava morţii o simt dulce în gura mea şi e plăcută limbii mele la gândul că-mi ţin făgăduiala.”.</text:p>
      <text:p text:style-name="P23">Nu’man l-a întrebat: “Care este explicaţia acestei loialităţi, acestei respectări a </text:p>
      <text:p text:style-name="P8">obligaţiilor tale şi a preocupării de a nu-ţi călca jurământul?” Iar Hanzala i-a răspuns, “Este credinţa mea într-un singur Dumnezeu şi în Cărţile care au coborît din cer..” Nu’man a întrebat, “Care e credinţa ta?” Iar Hanzala a spus, ”Suflul sfânt al lui Isus, a fost cel ce m-a adus la viaţă. Eu urmez calea dreaptă a lui Cristos, Spiritul lui Dumnezeu.” Nu’man a spus: “Voi şi eu a inspira dulcile arome ale Spiritului”</text:p>
      <text:p text:style-name="P23">Astfel, Hanzala, a scos mâna albă a călăuzirii din sânul dragostei de Dumnezeu </text:p>
      <text:p text:style-name="P8">27, şi a iluminat viziunea exterioară şi interioară a celor prezenţi cu lumina Evangheliei. După ce a recitat cu dangăt de clopot unele din versetele divine ale Evangheliei, Nu’man şi toţi miniştrii săi s-au întors dezgustaţi de la idolii şi idolatria lor şi au fost întăriţi în Credinţa în Dumnezeu. Şi ei au spus, ”Vai nouă, căci până acum n-am cunoscut această milă infinită, un văl ne-a acoperit ochii şi am fost lipasiţi de această ploaie din norii harului lui Dumnezeu.” Apoi, regele a dărămat pe loc cele două monumente numite Mânjite cu Sânge, s-a căit de tiranaia sa şi a instaurat dreptatea în ţară.</text:p>
      <text:p text:style-name="P16"/>
      <text:p text:style-name="P23"><text:tab/>27 Cf. Coran <text:s/>27:12, referitor la Moise: “Vârã-ţi mâna în deschizãtura cãmãşii tale! Ea va ieşi albã… una din cele nouă minuni pentru Faraon şi <text:soft-page-break/>neamul sãu….” Vezi şi Coran 7:105; 20:23; 26:32; şi 28:32. Vezi şi Exodul 4:6. Vezi şi Edward Fitzgerald </text:p>
      <text:p text:style-name="P17"/>
      <text:p text:style-name="P16"><text:span text:style-name="T2">The Rubaiyad of Omar Khayyam</text:span>:</text:p>
      <text:p text:style-name="P2">Acum când Noul An trezeşte vechi dorinţe</text:p>
      <text:p text:style-name="P2">Sufletul îngândurat în singurătate se retrage<text:span text:style-name="T2"> </text:span></text:p>
      <text:p text:style-name="P2">Acolo unde mâna albă a lui Moise ramura atinge</text:p>
      <text:p text:style-name="P2">Şi unde din adânc Isus suspină.</text:p>
      <text:p text:style-name="P8"/>
      <text:p text:style-name="P2">Metaforele acestea se referă la bobocii albi şi miresmele primăvăratice.</text:p>
      <text:p text:style-name="P23">Ia aminte, cum un individ, un om din deşert, în aparenţă un necunoscut, fără vreun rang social, pentru că a ştiut să vădească una din calităţile celor cu inima neprihănită, a putut să îl elibereze pe acest mândru suveran şi pe mulţi alţii din noaptea întunecată a necredinţei şi să-i călăuzească spre zorile mântuirii; să-i salveze din pierzania idolatriei şi să-i aducă la ţărmurile unicităţii lui Dumnezeu, şi astfel să pună capăt practicilor care distrug întreaga societate şi duc poporul la barbarie. Trebuie să cugetăm adânc la toate acestea şi să le pătrundem înţelesul. </text:p>
      <text:p text:style-name="P8"/>
      <text:p text:style-name="P8"><text:tab/>Inima îmi este îndurerată căci văd cu profundă părere de rău că nicăieri poporul nu-şi îndreaptă atenţia spre ceea ce este demn de această zi şi de aceste vremuri. Soarele Adevărului a răsărit asupra lumii, dar noi suntem prinşi în întunecatele mreje ale imaginaţiei noastre. Apele Celui Mai Mare Ocean se ridică în jurul nostru, în timp ce noi ne uscăm, vlăguiţi de sete. Pâinea divină coboară din ceruri, iar noi orbecăim şi ne împleticim într-o ţară lovită de foamete. “Plângând şi istorisind, îmi torc zilele.”</text:p>
      <text:p text:style-name="P8"><text:tab/>Unul din principalele motive pentru care oamenii de alte religii au rămas departe şi nu s-au convertit la religia lui Dumnezeu este fanatismul şi zelul religios iraţional. Iată, de pildă, cuvintele divine care i-au fost adresate lui Mahomed, Arca Salvării, Chipul Luminos şi Domn al Oamenilor, poruncindu-i să fie blând şi răbdător cu aceştia. “Vorbeşte cu ei cu mare omenie.”28 Acest Copac Binecuvântat a Cărui lumină “nu era nici din Est, nici din Vest” 29 <text:s/>şi Care arunca asupra tuturor popoarelor pământului umbra ocrotitoare a unui har neprecupeţit a dat dovadă de o nemărginită bunătate şi îngăduinţă în relaţiile Sale cu toţi oamenii. Cu aceleaşi cuvinte, i s-a poruncit şi lui Moise şi Aaron să-l înfrunte pe faraon, Domnul Ţepelor: 30 <text:s/>“Vorbeşte cu el cu blândeţe.” 31</text:p>
      <text:p text:style-name="P3">Deşi nobila purtare a profeţilor şi sfinţilor lui Dumnezeu este bine cunoscută şi până la venirea Ceasului,32 este, într-adevăr, un model desăvârşit în orice situaţie din viaţă şi care ar trebui urmat de întreaga omenire, unii au rămas, totuşi , nepăsători şi străini de astfel de atitudini de compasiune şi caldă omenie şi au fost împiedecaţi să ajungă la înţelesul Cărţilor Sfinte. Nu numai că-i ocolesc, în mod riguros, pe adepţii altor religii decât a lor, dar nu-şi permit nici să le arate cea mai elementară curtoazie. Dacă nu-ţi este îngăduit să te asociezi altui om, cum poţi să-l călăuzeşti din noaptea întunecoasă şi pustie a negării, a concepţiei “ nu există Dumnezeu”, la dimineaţa strălucitoare a credinţei în afirmaţia “nu există alt Dumnezeu decât Dumnezeu”. 33 Şi cum să-<text:soft-page-break/>l îndemni şi să-l încurajezi să iasă din abisul pierzaniei şi ignoranţei şi să se urce pe înălţimile salvării şi cunoaşterii ? Cugetă drept: dacă Hanzala nu l-ar fi tratat pe Nu’man cu adevărată <text:s/>prietenie, cu omenie şi ospitalitate, ar fi putut el oare să-l facă pe rege, şi un mare număr de idolatri, să recunoască unitatea lui Dumnezeu?</text:p>
      <text:p text:style-name="P8"><text:tab/>28 <text:tab/>Coran 16:126</text:p>
      <text:p text:style-name="P8"><text:tab/>29<text:tab/>Coran 24:35.</text:p>
      <text:p text:style-name="P8"><text:tab/>30 <text:tab/>Dhu’l-Awtad este redat în mod diferit de traducătorii Coranului: <text:tab/><text:tab/>Cel ce trage în ţeapă, Cel ce a născocit Tepele, Domnul unei <text:tab/><text:tab/><text:tab/>cârmuiri puternice, Cel înconjurat de miniştri, etc. Awtad <text:tab/><text:tab/><text:tab/>înseamnă ţăruş sau stâlp de cort. Vezi Coran 38:11 şi 89:9</text:p>
      <text:p text:style-name="P8"><text:tab/>31<text:tab/>Coran 20:46 </text:p>
      <text:p text:style-name="P8"><text:tab/>32 Coran 33:63: “Oamenii Te vor întreba de ‘Ceas’ Spune: Singur <text:tab/>Dumnezeu ştie,” Vezi şi 22:1, „cutremurul Ceasului,“ etc. Vezi şi Matei 24:36, 42, etc. Pentru Bahá'i, aceasta se referă la venirea lui Bab si Bahá'u'lláh</text:p>
      <text:p text:style-name="P8"><text:tab/> 33 <text:tab/>Vezi Profesiunea de Credinţă Islamică, numită uneori cele două <text:tab/><text:tab/>mărturii: “Mărturisesc că nu există alt Dumnezeu decât <text:tab/><text:tab/><text:tab/>Dumnezeu şi Mahomed este Profetul lui Dumnezeu.” </text:p>
      <text:p text:style-name="P8"/>
      <text:p text:style-name="P8">Dacă ţii pe oameni la distanţă, îi ocoleşti, te porţi aspru cu ei, ei se vor îndepărta de tine, în timp ce afecţiunea şi consideraţia, blândeţea şi răbdarea vor atrage inima lor spre Dumnezeu. Dacă un adevărat credincios, atunci când întâlneşte un individ dintr-o ţară străină, îşi va arăta aversiunea faţă de el şi va pronunţa acele cuvinte oribile care interzic asocierea cu străinii, numindu-i “necuraţi”, străinul va fi într-atât de mâhnit şi jignit, încât nu va accepta niciodată Credinţa, chiar dacă ar vedea cu proprii lui ochi un miracol cum ar fi despicarea lunii. Rezultatul unei astfel de respingeri ar fi următorul: chiar dacă în inima lui ar fi existat o vagă înclinaţie spre Dumnezeu, el ar regreta acest lucru şi ar fugi departe de oceanul credinţei în pustiul uitării şi necredinţei. Şi, întorcându-se în propria lui ţară, el va publica în presă declaraţii potrivit cărora cutare şi cutare naţiune este întru totul lipsită de calificările unui popor civilizat. </text:p>
      <text:p text:style-name="P8"/>
      <text:p text:style-name="P8"><text:tab/>Dacă ne gândim puţin la versetele şi mărturiile Coranului, precum şi la relatările tradiţionale care ne-au parvenit de la acele stele ale cerului Unităţii Divine, Sfinţii Imami, vom fi convinşi că dacă un suflet este înzestrat cu atributele adevăratei credinţe şi se bucură de însuşiri spirituale, el va deveni pentru întreaga omenire o emblemă a harului nemărginit al lui Dumnezeu. Căci atributele poporului credinţei sunt dreptatea şi echitatea; răbdarea, compasiunea şi generozitatea; consideraţia faţă de alţii; candoarea, încrederea şi loialitatea; dragostea şi căldura inimii; devotamentul şi hotărârea şi omenia. Aşadar, dacă un individ este cu adevărat un om de încredere, el se va folosi de toate mijloacele care vor atrage inimile oamenilor şi, prin atributele lui Dumnezeu, îi va aduce pe calea dreaptă a credinţei şi îi va îmboldi sa bea din izvorul vieţii eterne.</text:p>
      <text:p text:style-name="P8"><text:soft-page-break/><text:tab/>Astăzi noi am închis ochii faţă de orice act echitabil şi am sacrificat fericirea durabilă a societăţii pentru profitul nostru trecător. Noi considerăm că fanatismul şi intoleranţa servesc bunei noastre reputaţii şi onoarei noastre şi nemulţumindu-ne doar cu atât, ne denunţăm în mod reciproc şi complotăm pentru a ne distruge unii pe alţii. Şi când dorim să ne arătăm înţelepciunea sau cunoştiinţele, virtutea şi evlavia, ne batem joc şi vorbim de rău, ba pe unul, ba pe altul . “Ideile unui astfel de om sunt departe de obiectivul său,” spunem noi, “ iar purtarea cutărui individ lasă mult de dorit. Practicile religioase al lui Zayd sunt puţine şi foarte neregulate, iar credinţa lui Amr nu e fermă. Părerile cuiva <text:s/>miros a Europa. În realitate, Blank nu se gândeşte la nimic altceva decât la numele şi faima sa. Ieri seară, când congregaţia s-a ridicat în picioare să se roage, rândurile nu erau aliniate şi nu e permis să urmezi un alt conducător. Nici un om bogat nu a murit luna aceasta şi nu s-a făcut nicio pomană <text:s/>în memoria Profetului. Edificiul religiei s-a năruit, temeliile crezurilor au fost spulberate în toate vânturile. Covorul credinţei a fost înfăşurat şi strâns; dovezile certe au fost şterse; întreaga lume se află în eroare; când e vorba de a combate tirania, toţi sunt slabi şi nepăsători. Zile şi luni au trecut şi aceste sate şi domenii tot mai aparţin aceloraşi proprietari ca şi anul trecut. În acest oraş existau şaptezeci de autorităţi diferite care funcţionau în bună rânduială, dar numărul lor a scăzut în mod constant; acum, au rămas doar douăzeci şicinci, ca un memento. Altădată se dădeau într-o singură zi două sute de sentinţe contradictorii de acelaşi mufti, acum abia dacă se mai dau cincizeci. În zilele acelea, mulţimi de oameni erau nebuni după procese, acum au o stare de spirit paşnică; astăzi, reclamantul pierdea, iar acuzatul câştiga, a doua zi reclamantul câştiga, iar acuzatul pierdea – dar astăzi, şi această procedură excelentă a fost abandonată. Ce soi de religie păgână este aceasta, ce fel de eroare idolatră! Vai şi amar de această Lege, de această Credinţă, de toate aceste calamităţi! O fraţi întru Credinţă! Acesta este, desigur, sfârşitul lumii! Se aproprie Ziua Judecăţii de Apoi! <text:s/>“</text:p>
      <text:p text:style-name="P8"><text:tab/>Cu vorbe de acest fel, ei tabără asupra minţilor maselor neputincioase şi tulbură inimile celor sărmani şi dezorientaţi care nu ştiu nimic de adevărata stare a lucrurilor şi de temeiul real al acestei vorbării şi care habar n-au de faptul că în spatele presupusei elocvenţe religioase a anumitor indivizi se ascund o mie de interese egoiste. Ei îşi închipuie că vorbitori de acest soi sunt îndemnaţi de un zel virtuos, când în realitate ei stârnesc o astfel de larmă pentru că o bună stare a maselor ar însemna ruina lor, si consideră că dacă poporul ar deschide ochii, propria lor lumină s-ar stinge. <text:s/>Numai o intuiţie pătrunzătoare va detecta faptul că dacă inimile acestor indivizi ar fi fi într-adevăr îndemnate de echitate şi de teama de Dumnezeu, mireasma acestei echităţi s-ar răspândi, asemenea moscului, pretutindeni. Nimic pe lume nu se poate baza numai pe cuvinte.</text:p>
      <text:p text:style-name="P11"><text:tab/>Dar aceste bufniţe de rău augur au păcătuit</text:p>
      <text:p text:style-name="P11"><text:tab/>Căci au învăţat să cânte ca şoimul cel alb</text:p>
      <text:p text:style-name="P11"><text:tab/>Şi ce a mai rămas din mesajul din Saba, adus de nagâţ</text:p>
      <text:p text:style-name="P11"><text:s text:c="11"/>Dacă buhai de baltă cântă asemenea nagâţilor? 34</text:p>
      <text:p text:style-name="P11"><text:tab/></text:p>
      <text:p text:style-name="P5"><text:soft-page-break/>Cei erudiţi întru spirit, cei ce au înţeles infinita semnificaţie şi înţelepciune din Cartea Revelaţiei Divine şi ale căror inimi luminate îşi primesc inspiraţie din lumea nevăzută a lui Dumnezeu se străduiesc, desigur, să instaureze, în toate privinţele şi asupra tuturor popoarelor, supremaţia adevăraţilor discipoli ai lui Dumnezeu şi luptă şi se trudesc să foloseacă orice mijloc care ar duce la progres. Dacă un om neglijează aceste ţeluri înalte , el nu va fi niciodată acceptabil în ochii lui Dumnezeu; el îşi vădeşte toate defectele şi pretinde a fi desăvârşit, e nevoiaş şi susţine că e bogat.</text:p>
      <text:p text:style-name="P11"/>
      <text:p text:style-name="P11"><text:s text:c="3"/><text:tab/>Un orb, un lenes, un morocănos este un nenorocit</text:p>
      <text:p text:style-name="P8"><text:s text:c="3"/><text:tab/>“Doar <text:s/>carne, nici picior, nici aripă .”</text:p>
      <text:p text:style-name="P11"><text:tab/>Cât de departe e un maimuţoi, un saltimbanc <text:s/></text:p>
      <text:p text:style-name="P11"><text:s text:c="3"/><text:tab/>De un iluminat, de un ştiutor.</text:p>
      <text:p text:style-name="P8"><text:tab/>Unul e doar ecou, fie el clar şi zgomotos</text:p>
      <text:p text:style-name="P8"><text:s text:c="4"/><text:tab/> <text:span text:style-name="T3">Iar celălalt, psalmistul şi harpistul David. </text:span></text:p>
      <text:p text:style-name="P11"/>
      <text:p text:style-name="P3">Cunoaşterea, puritatea, devotamentul, disciplina, independenţa nu au numic în comun cu aparenţa exterioară şi cu veşmintele. Odată, în decursul călătoriilor mele, am auzit o persoană aleasă făcând următoarea remarcă excelentă al cărei spirit şi farmec mi-au rămas în memorie: “ Nu orice turban de cleric este o dovadă de virtute şi ştiinţă; nu orice pălărie a unui laic este un semn de ignoranţă şi imoralitate. Câte pălării n-au înălţat, cu mândrie, stindardul ştiinţei, câte turbane nu au coborât Legea lui Dumnezeu!”</text:p>
      <text:p text:style-name="P23"/>
      <text:p text:style-name="P23">34 Vezi Coran 27:20 şi urm.</text:p>
      <text:p text:style-name="P8"/>
      <text:p text:style-name="P8"><text:tab/>Al treilea element mentionat pe care îl discutăm este “combaterea pasiunilor”. Cât de minunate sunt implicaţiile acestei fraze, în aparenţă simplă, dar atotcuprinzătoare. Este însăşi temelia oricărei calităţi umane lăudabile; într-adevăr, aceste câteva cuvinte întruchipează lumina lumii, sunt baza indestructibilă a tuturor atributelor spirituale ale fiinţelor umane. Este cumpăna oricărei comportări, mijlocul de a păstra în echilibru toate calităţile bune ale omului.</text:p>
      <text:p text:style-name="P8"><text:tab/>Căci dorinţa este o flacără care a prefăcut în cenuşă nenumărate roade dobândite de a lungul vieţii unor oameni învăţaţi, un foc mistuitor pe care nici oceanul vast al cunoştiinţelor lor acumulate nu l-a putut stinge. Cât de des s-a întâmplat ca un individ, înzestrat cu însuşirile cele mai alese ale omeniei şi împodobit cu giuvaerul adevăratei înţelegeri, să cedeze pasiunilor până ce calităţile sale excepţionale au depăşit limitele moderaţiei şi au ajuns la exces. intenţiile sale pure au devenit întunecate, atributele sale n-au mai fost vrednice de ţelul lor, iar forţa dorinţelor sale l-a întors de pe calea cea dreaptă şi răsplata ei, ducându-l pe un drum primejdios şi sumbru. Un caracter bun este în ochii lui Dumnezeu şi ai aleşilor Săi, ca şi ai oamenilor cu intuiţie, lucrul cel mai de preţ şi mai desăvârşit cu condiţia ca el să provină din raţiune şi ştiinţă, iar baza sa să fie adevărata moderaţie. Dacă implicaţiile acestui subiect ar fi dezvoltate <text:soft-page-break/>pe cât se cuvine, lucrarea ar fi prea lungă, şi am pierde din vedere tema noastră principală. </text:p>
      <text:p text:style-name="P8"><text:tab/>Toate popoarele Europei, în ciuda mult lăudatei lor civilizaţii, se scufundă şi se îneacă în această cumplită mare a pasiunii şi dorinţei, şi din această cauză toate fenomenele culturii lor nu ajung la nimic. Această afirmaţie nu trebuie sa mire pe nimeni şi nici să fie deplânsă. Scopul principal, obiectivul de bază atunci cănd elaborăm legi puternice şi stabilim mari principii şi instituţii care să cuprindă toate aspectele civilizaţiei, este fericirea umană; iar fericirea umană constă numai în apropierea de Pragul lui Dumnezeu, Atotputernicul şi în asigurarea păcii şi bunăstării fiecărui membru al speciei umane, fie el de rang superior sau inferior; iar mijloacele cele mai bune pentru a atinge aceste două obiective sunt calităţile excelente cu care umanitatea a fost înzestrată. </text:p>
      <text:p text:style-name="P8"><text:tab/>O cultură superficială, care nu se bazează pe o moralitate cultivată este “un amestec confuz de visuri” 35, iar un lustru exterior fără o perfectiune interioară este “asemena unui abur în deşert pe care cel însetat îl ia drept apă.”36. Căci rezultate care să fie pe placul lui Dumnezeu şi să asigure pacea şi bunăstarea omului nu vor fi niciodată obţinute deplin într-o civilizaţie pur exterioară.</text:p>
      <text:p text:style-name="P8"><text:tab/>Popoarele Europei n-au ajuns la sferele mai înalte ale civilizaţiei morale, ceea ce reiese limpede din părerile şi comportarea lor. De plidă, observaţi cum astăzi, dorinţa supremă a guvernelor şi popoarelor europene este de a se cuceri şi nimici reciproc şi în timp ce nutresc cele mai profunde sentimente de repulsie unii faţă de alţii îşi petrec timpul făcând schimb de manifestări de prietenie, de bună vecinătate şi armonie.</text:p>
      <text:p text:style-name="P8"><text:tab/>35 Coran 12:44; 21:5.</text:p>
      <text:p text:style-name="P3">36 Coran 24:39.</text:p>
      <text:p text:style-name="P23"><text:tab/>Este bine cunoscut cazul acelui conducător care pledează pentru pace şi linişte şi în acelaşi timp consacră mai multă energie decât aţâţătorii la război pentru acumularea de arme şi înfiinţarea unei armate puternice pe motiv că pacea si armonia pot fi obţinute numai prin forţă. Pacea este doar un pretext şi zi şi noapte toţi îşi încordează puterile pentru a acumula mai multe arme, iar preţul pentru aceasta îl plăteşte nenorocitul lor popor, sacrificând cea mai mare parte din ceea ce au reuşit să câştige cu sudoarea frunţii lor. Multe mii şi-au părăsit lucrul în industrii utile şi muncesc zi şi noapte pentru a produce noi arme mai ucigătoare cu ajutorul cărora să fie vărsat în mai mare măsură sângele speciei umane. </text:p>
      <text:p text:style-name="P8"><text:tab/>În fiece zi, ei inventează o nouă bombă sau un explozibil şi atunci guvernele trebuie să renunţe la armele lor învechite şi să înceapă să producă altele noi, cele vechi nemai putând face faţă celor noi. De exemplu, în timp ce scriu aceasta, în anul 1292 A.H. 37, ei au inventat în Germania o nouă carabină şi în Austria un tun de bron care au o mai mare putere de foc decât carabina Martini-Henry şi tunul Krupp şi care au un efect mai rapid şi o mai mare eficienţă în anihilarea omenirii. Preţul necrezut de mare este plătit de nefericitele mase.</text:p>
      <text:p text:style-name="P8"><text:soft-page-break/><text:tab/>Judecaţi cu dreptate: poate această civilizaţie, doar nominală, care nu se bazează pe o adevărată civilizaţie de caracter, să aducă pacea şi bunăstarea poporului sau să fie plăcută lui Dumnezeu? Nu implică ea mai de grabă distrugerea bunăstării a omului şi dărâmă pilonii fericirii şi păcii?</text:p>
      <text:p text:style-name="P8"><text:tab/>În timpul războiului franco-prusian, în anul 1870 , în era creştină, s-a consemnat că 600.000 de oameni au murit, zdrobiţi şi înfrânţi, pe câmpul de luptă. Cât de multe cămine au fost distruse din rădăcini; câte oraşe înfloritoare în amurg erau în ruină la răsăritul soarelui. Câţi copii n-au rămas orfani şi părăsiţi, cât de mulţi părinţi bătrâni nu şi-au văzut fii, tinerele roade ale vieţii lor, zvârcolindu-se şi murind în colb şi sânge. Cât de multe femei au ramas văduve, fără un sprijin, fără un ocrotitor.</text:p>
      <text:p text:style-name="P21">Iar apoi, a fost rândul bibliotecilor şi edificiilor strălucite ale Franţei care au pierit în flăcări, de asemenea a fost incendiat spitalul militar plin de bolnavi şi răniţi, care a ars până în temelii. Au urmat evenimentele cumplite ale Comunei, acţiuni sălbatice, ruina şi teroarea, când grupuri opuse luptau şi se omorau unii pe alţii pe străzile Parisului. Domnea ura şi ostilitatea între liderii religioşi catolici şi guvernul german. Apoi conflictul civil şi răzvrătirile, vărsarea de sânge şi ravagiile cauzate de ciocnirile dintre partizanii republicii şi Carliştii din Spania.</text:p>
      <text:p text:style-name="P21">Există nenumărate exemple de acest fel pentru a demonstra că Europa este necivilizată din punct de vedere moral. Dat fiind că autorul nu doreşte să defăimeze pe nimeni, El s-a limitat la aceste câteva exemple. Este limpede că nici o minte luminată şi bine informată nu poate aproba asemenea evenimente. Este oare drept şi acceptabil ca popoare în mijlocul cărora au loc asemenea orori – diametral opuse unei comportări umane de dorit – să îndrăznească să pretindă că au o civilizaţie reală şi adecvată? Mai ales atunci când nu se poate spera că din toate acestea va rezulta altceva decât o victorie trecătoare; şi deoarece această consecinţă nu e niciodată de durată, în ochii înţeleptului, ea nu merită nici un efort.</text:p>
      <text:p text:style-name="P21">Mereu, de a lungul secolelor, statul german a subjugat Franţa; în nenumărate rânduri regatul francez a guvernat ţările germane. Este oare îngăduit ca în zilele noastre 600.000 de finţe neajutorate să fie sacrificate pentru nişte foloase şi scopuri nominale şi temporare? Nu, pentru numele lui Dumnezeu! <text:span text:style-name="T3">Chiar un copil şi-ar da seama că este un lucru rău. </text:span>Dar pasiunile şi dorinţele aprinse acoperă ochii cu o mie de văluri care izvorăsc din inimă pentru a orbi vederea interioară şi exterioară.</text:p>
      <text:p text:style-name="P22"/>
      <text:p text:style-name="P22"><text:s/>Dorinţa şi egoul apar la uşă</text:p>
      <text:p text:style-name="P8"><text:s text:c="18"/>Şi întunecă virtutea, odinioară luminoasă,</text:p>
      <text:p text:style-name="P8"><text:s text:c="18"/><text:span text:style-name="T3">Dar mii de văluri se ridică din inimă </text:span></text:p>
      <text:p text:style-name="P11"><text:s text:c="18"/>Şi orbesc <text:s/>vederea noastră.</text:p>
      <text:p text:style-name="P11"/>
      <text:p text:style-name="P8"><text:span text:style-name="T3"><text:tab/>Adevărata civilizaţie îşi va desfăşura stindardul în însăşi inima lumii, de îndată ce un anumit număr de suverani distinşi şi de o înaltă moralitate – exemple strălucite de devoţiune si hotărâre – se vor ridica cu fermitate şi cu o viziune clară, spre binele şi fericirea întregii omeniri, pentru a stabili Cauza </text:span><text:soft-page-break/><text:span text:style-name="T3">Păcii Universale. Ei trebuie să facă din cauza păcii obiectul unei consultări generale si să încerce, prin toate mijloacele posibile, să instaureze o Uniune a naţiunilor lumii. Ei trebuie să încheie un tratat obligatoriu si să înfiinţeze o alianţă, ale cărei stipulări să fie sigure, inviolabile şi precise. Ei trebuie să proclame acest lucru în faţa întregii lumi şi să obţină sancţionarea lui de către întreaga specie umană. Această nobilă şi supremă acţiune – sursa reală a păcii şi a bunăstării întregii lumi - ar trebui considerată ca fiind sacră de toţi cei ce locuiesc pe acest pământ. </text:span>Toate forţele omenirii trebuie mobilizate pentru a asigura stabilitatea si permanenţa acestei Alianţe Supreme. În cadrul acestui pact atotcuprinzător, limitele şi graniţele fiecărei naţiuni trebuie să fie clar fixate, principiile care stau la baza relaţiilor inter-guvernamentale să fie stabilite în mod definitiv şi toate înţelegerile şi obligaţiile internaţionale definite în mod clar. La fel, volumul armamentului fiecărui guvern trebuie să fie strict limitat căci, dacă s-ar permite unei naţiuni oarecare să-şi intensifice pregătirile de război si să-şi întărească forţele militare, aceasta ar trezi bănuiala celorlalte guverne. Principiul fundamental al acestui Pact solemn trebuie să fie fixat astfel încât dacă ulterior un guvern ar viola una din clauzele sale, toate guvernele pământului să se ridice si să-l silească să se supună angajamentelor luate, ba mai mult, întreaga specie umană ar trebui să ia hotărârea să nimicească acest guvern prin toate forţele de care dispune. Dacă acest remediu suprem ar fi aplicat corpului bolnav al lumii, el va învinge sigur toate neajunsurile şi va rămâne pe veci sănătos. 38</text:p>
      <text:p text:style-name="P8">37 1875 A.D.</text:p>
      <text:p text:style-name="P8">38 Paragraful anterior împreună cu cel ce începe cu: “Câţiva, inconstienţi de puterea latentă în strădaniile umane,” a fost tradus de Shoghi Effendi, Păzitorul Credinţei Bahá'i. Cf. Ordinea Mondială a lui Bahá'u'lláh, pp37-38</text:p>
      <text:p text:style-name="P8"/>
      <text:p text:style-name="P8"><text:tab/>Gândiţi-vă că ,dacă va surveni o astfel de situaţie favorabilă, nici un guvern nu va mai fi nevoit să acumuleze în mod continuu arme şi nici nu s-ar simţi obligat să producă mereu armenoi cu care să cucerească specia umană. Ar fi necesară doar o forţă mică pentru securitatea internă, pentru sancţionarea criminalilor şi elementelor turbulente şi pentru prevenirea dezordinilor locale, nimic mai mult. În felul acesta, întreaga populaţie ar fi, în primul rând, usurată de povara strivitoarea a cheltuielilor impuse în mod curent pentru scopuri militare şi , în al doilea rând, un mare număr de oameni ar înceta să-şi consacre timpul pentru inventarea necontenită a unor noi arme de distrugere – mărturii ale lăcomiei şi setei de sânge atât de incompatibile cu darul vieţii – în loc de aceasta, ei şi-ar îndrepta eforturile spre tot ceea ce promovează existenţa umană şi pacea şi bunăstarea, devenind astfel cauza dezvoltării şi prosperităţii universale. Atunci, fiecare naţiune de pe pămănt va guverna cu onoare şi fiecare popor va trăi în linişte şi mulţumire. </text:p>
      <text:p text:style-name="P8"><text:tab/>Câţiva, inconstienţi de puterea latentă în strădaniile umane, consideră acest lucru întru totul imposibil, ba chiar dincolo de limita ce <text:s/>poate fi atinsă prin eforturile umane. Dar nu e cazul. Dimpotrivă, mulţumită harului infailibil al lui Dumnezeu, a bunătăţii plină de dragoste a aleşilor Săi şi a eforturilor fără precedent ale unor suflete înţelepte si capabile, precum şi datorită gândurilor şi <text:soft-page-break/>ideilor conducătorilor unici ai acestori vremuri, nimic nu poate fi considerat de neatins. Strădanie, este nevoie de o strădanie neîncetată. Nimic altceva decât o hotărâre neabătută nu poate realiza acest lucru. Multe cauze care în trecut au părut simple viziuni au devenit astăzi uşor de realizat si practicabile. De ce această Cauză măreaţă şi nobilă – luceafărul pe firmamentul adevăratei civilizaţii si temeiul gloriei, progresului, bunei stări şi succesului întregii umanităţi – să fie considerată irealizabilă? Este neîndoielnic că va veni ziua când ea îşi va revărsa lumina strălucitoare asupra întregii lumi.</text:p>
      <text:p text:style-name="P8"/>
      <text:p text:style-name="P8"><text:tab/>Dacă pregătirile continuă în ritmul actual, aparatul de război va atinge un punct în care conflictul va deveni de nesuportat pentru omenire. </text:p>
      <text:p text:style-name="P8"><text:tab/>Reiese limpede din ce s-a spus până acum, că gloria si măreţia omului nu constau în a fi avid de sânge şi în a avea ghiare ascuţite şi nici în a distruge oraşe, în pustiirea a tot ce-i stă în cale sau în masacrarea forţelor militare şi populaţiei civile. Ceea ce ar însemna pentru el un viitor strălucit, ar fi reputaţia că este un om drept, că dă dovadă de bunătate faţă de întreaga populaţie, oricare ar fi rangul ei, dacă ar dura ţări, oraşe, sate şi comune, dacă ar face viaţa semenilor săi uşoară, paşnică şi fericită, dacă ar stabili principii de bază pentru progres, dacă ar ridica nivelul de trai şi ar spori avuţia întregii populaţii.</text:p>
      <text:p text:style-name="P8"><text:tab/>Gândiţi-vă câţi regi, de-a lungul istoriei, au domnit ca învingători pe tronurile lor. Printre ei, Hulagu Khan (Gingis Khan) şi Tamerlan au cucerit imensul continent al Asiei, iar Alexandru Macedon si Napoleon I şi-au întins pumnii aroganţi peste trei din cele cinci continente ale lumii. Şi ce câştig le-au adus toate aceste măreţe victorii? A înflorit vreuna din ţările lor? A fost vreuna mai fericită? A rezistat vreunul din tronurile lor? Sau, dimpotrivă, aceste case regale au pierdut puterea ? Hulagu Changiz, marele războinic, n-a câştigat nimic de pe urma victoriilor sale, Asia fiind mistuită de flăcări în cursul nenumăratelor sale bătălii şi prefăcută în cenusă. Iar Tamerlan n-a recoltat din toate biruinţele sale decât nimicirea poporului şi ruina universală. Alexandru n-a realizat nimic prin victoriile sale decât că fiul său a pierdut tronul şi Filip şi Ptolemeu au pus stăpânire pe teritoriile cucerite. Si ce a câstigat Napoleon I de pe urma înfrângerii regilor Europei decât distrugerea unor ţări înfloritoare, prăpădul locuitorilor lor, domnia terorii şi spaimei în întreaga Europă, iar la sfârsitul zilelor sale, propria sa captivitate? Cam atât despre cuceritori şi despre monumentele pe care le lasă în urma lor.</text:p>
      <text:p text:style-name="P23"/>
      <text:p text:style-name="P23">Comparaţi cu aceasta calităţile alese şi măreţia şi nobleţea lui Anushirvan cel Generos si Drept. 39 </text:p>
      <text:p text:style-name="P23">39 Rege Sassanid care a domnit 531-578 A.D</text:p>
      <text:p text:style-name="P23"/>
      <text:p text:style-name="P23">Acest monarh echitabil a ajuns la putere când tronul Persiei, altădată ferm şi stabil, era pe cale să se năruie. Cu darul divin al inteligenţei sale, el a pus bazele justiţiei, a smuls din rădăcini împilarea şi tirania şi a strâns sub aripile dominaţiei sale poporul risipit al Persiei. Mulţumită influenţei sale inovatoare şi a grijii sale continue, Persia secată şi devastată a fost readusă la viaţă şi a devenit naţiunea cea mai splendidă dintre toate naţiunele înfloritoare. El a <text:soft-page-break/>reconstruit şi întărit puterile dezorganizate ale statului, iar renumele dreptăţii şi omeniei sale a răsunat peste mări şi ţări, până ce poporul a ieşit din degradarea şi mizeria în care se afla şi s-a înălţat până pe culmile fericirii şi onoarei. Deşi a fost un mag, Mahomed – acest Centru al creaţiei şi Soare al Profeţilor – a spus despre el: “M-am născut în timpul unui rege drept,” şi s-a bucurat că a venit pe lume sub domnia lui. Oare a ajuns acest ilustru personaj la rangul acesta înalt datorită calităţilor sale admirabile sau, dimpotrivă, pentru că a pornit să cucerească pământul şi să verse sângele poporului său? Gândiţi-vă că el a atins un rang atât de proeminent în inima lumii, încât măreţia lui încă mai răsună prin nestatornicia vremurilor, câştigând viaţă veşnică. Dacă am comenta în continuare despre viaţa celor mari, acest scurt eseu s-ar prelungi în mod impropriu şi, deoarece nu este de loc sigur că opinia publică din Persia va fi influenţată în mod esenţial de citirea ei, vom scurta lucrarea şi vom trece la alte probleme care se află în sfera de interes public. Dacă, însă, se va dovedi că această lucrare redusă va avea un rezultat favorabil, vom scrie, cu ajutorul lui Dumnezeu, un număr de cărţi care vor expune pe larg şi în mod util principiile fundamentale ale înţelepciunii Divine în relaţie cu lumea fenomenală.</text:p>
      <text:p text:style-name="P8"><text:tab/></text:p>
      <text:p text:style-name="P23">Nici o putere de pe pământ nu poate rezista oştirilor dreptăţii, orice fortăreaţă va cădea în faţa lor; căci oamenii se supun de bună voie loviturilor victorioase ale unei săbii puternice şi meleaguri părăginite înfloresc sub paşii acestei oşti. Există două stindarde măreţe care, atunci când îşi aruncă umbra asupra coroanei unui rege, influenţa guvernării sale se răspândeşte rapid şi uşor pe tot pământul asemenea luminii soarelui: primul dintre aceste două, este stindardul înţelepciunii; al doilea este dreptatea. În faţa acestor două forţe puternice nici munţii de fier n-ar putea rezista: chiar zidurile lui Alexandru ar cădea. Este limpede că viaţa în această lume vremelnică este la fel de efemeră şi inconsistentă ca vântul dimineţii. Aşadar, cât de fericiţi sunt acei oameni mari care lasă în urma lor un nume bun şi amintirea unei vieţi petrecute pe calea plăcută lui Dumnezeu. </text:p>
      <text:p text:style-name="P8"><text:tab/>Este tot una, deci, </text:p>
      <text:p text:style-name="P8"><text:s text:c="11"/>Dacă sezând pe un tron</text:p>
      <text:p text:style-name="P8"><text:s/><text:tab/>Sau doar întins pe jos, sub cerul liber <text:tab/><text:tab/><text:tab/><text:tab/><text:tab/><text:tab/>Un suflet neîntinat se stinge. 39a</text:p>
      <text:p text:style-name="P8">39. a Sa’di, Gulistan, Despre comportarea Regilor.</text:p>
      <text:p text:style-name="P8"/>
      <text:p text:style-name="P8">O cucerire poate fi demnă de laudă şi sunt vremuri când războiul devine o bază puternică pentru pace, iar ruina, mijlocul însuşi al reconstrucţiei. Dacă, de exemplu, un suveran nobil îşi comandă astfel trupele încât să oprească înaintarea unui insurgent sau unui agresor. sau dacă ia armele şi se distinge în luptă pentru a uni un stat şi un popor dezbinat, pe scurt, dacă porneşte la război pentru o cauză dreaptă, atunci mânia sa este cu adevărat milostivire şi această aparentă tiranie este însăşi esenţa justiţiei, iar războiul, piatra de temelie a păcii. Astăzi, misiunea care revine unui mare cârmuitor este să instaureze pacea universală, căci în aceasta constă libertatea tuturor popoarelor. <text:s/></text:p>
      <text:p text:style-name="P8"><text:soft-page-break/><text:tab/><text:tab/>Al patrulea punct al afirmaţiei precedente care semnalează calea salvării este: “să dai ascultare poruncilor domnului tău”. Este sigur că meritul cel mai mare al unui om este de a fi supus şi ascultător faţă de Dumnezeu; că cea mai mare glorie a sa, cel mai înalt rang şi onoare a sa depind de respectarea strictă a interdicţiilor şi poruncilor divine. Religia este lumina lumii, iar progresul, realizările şi fericirea omului rezultă din ascultare faţă de legile stabilite în Cărţile Sfinte. Pe scurt, putem demonstra că în viaţa aceasta, atât în interior, cât şi în exterior, structura cea mai puternică, pavăza cea mai solid stabilită, cea mai durabilă, care salvează omenirea şi asigură atât perfecţiunea materială, cât şi cea spirituală a omenirii şi protejează fericirea şi civilizaţia societăţii – este religia.</text:p>
      <text:p text:style-name="P3">Este adevărat că există indivizi fără minte care n-au cercetat niciodată cum se cuvine principiile fundamentale ale religiilor divine, care au luat drept criteriu comportarea câtorva ipocriţi religioşi şi i-au judecat pe toţi oamenii religioşi după acest etalon şi de aci au tras concluzia că religia este un obstacol pentru progres, un factor de sciziune si o cauză de reavoinţă şi duşmănie între oameni. Ei n-au observat nici măcar că principiile religiilor divine cu greu pot fi evaluate după faptele celor care pretind doar că le urmează. Căci orice lucru desăvârşit, chiar cel fără de asemănare, poate fi folosit pentru un scop negativ. O lampă aprinsă în mâinile unui copil neştiutor sau în ale unui orb nu va risipi întunericul înconjurător şi nici nu va lumina casa – ea va aprinde atât pe purtătorul ei, cât si casa. Putem oare, într-un asemenea caz, blama lampa? Nu, pe Domnul Dumnezeu! Pentru cel văzător, lampa este un ghid şi îi arată drumul; pentru orb este un dezastru.</text:p>
      <text:p text:style-name="P3">Printre cei care au repudiat credinţa religioasă a fost francezul Voltaire. El a scris multe cărţi care au atacat religiile, lucrări care sunt doar simple jocuri pentru copii. Acest om, luând drept criteriu omisiunile şi acţiunile Papei, capul religiei romano-catolice şi intrigile şi conflictele conducătorilor spirituali ai creştinătăţii, a deschis gura şi a insultat Spiritul lui Dumnezeu (Isus). În modul său aberant de a gândi, el nu a reşit să înţeleagă adevărata semnificaţie a Sfintelor Scripturi, s-a oprit la anumite părţi ale Textelor revelate şi a stăruit asupra dificultăţilor întâmpinate. “Şi am trimis prin Coran ceea ce este vindecător şi binefăcător pentru credincios. Dar va contribui doar la nimicirea păcătosului.” 40</text:p>
      <text:p text:style-name="P3"><text:tab/>Înţeleptul din Ghazna 41 a istorisit povestea mistică</text:p>
      <text:p text:style-name="P3"><text:s text:c="11"/>Auditorilor săi întunecaţi printr-o alegorie.</text:p>
      <text:p text:style-name="P8"><text:s text:c="22"/>Dacă cei care rătăcesc văd în Coran </text:p>
      <text:p text:style-name="P8"><text:s text:c="22"/><text:span text:style-name="T3">Doar Vorbe, nu e de mirare</text:span></text:p>
      <text:p text:style-name="P8"><text:s text:c="22"/>Că soarele focos si luminos pe cer</text:p>
      <text:p text:style-name="P8"><text:s text:c="22"/>E perceput de ochiul celui orb doar ca arsiţă. 42</text:p>
      <text:p text:style-name="P8"/>
      <text:p text:style-name="P8"><text:tab/>“Pe mulţi îi va induce în eroare prin astfel de parabole şi pe mulţi îi va călăuzi: dar numai pe cei răi îi va induce în eroare…” 43</text:p>
      <text:p text:style-name="P8"><text:s/><text:tab/>40 Coran 17:84.</text:p>
      <text:p text:style-name="P8"><text:s/><text:tab/>41 Poetul Sana’i.</text:p>
      <text:p text:style-name="P8"><text:tab/> 42 Rumi, Mathnavi, III, 4229-4231.</text:p>
      <text:p text:style-name="P8"><text:soft-page-break/><text:s/><text:tab/>43 Coran 2:24</text:p>
      <text:p text:style-name="P8"><text:tab/>Este sigur că mijlocul cel mai puternic al omului pentru a ajunge la progres şi glorie, agentul suprem pentru luminarea şi salvarea lumii este dragostea şi frăţia şi unirea tuturor membrilor speciei umane. Nimic nu poate fi realizat în lume, nici chiar conceput fără unitate şi înţelegere, iar mijlocul perfect pentru a da naştere la frăţie şi unire este religia adevărată.</text:p>
      <text:p text:style-name="P8">“Dacă ai fi cheltuit toate bogăţiile pământului, n-ai fi putut uni inimile lor; dar Dumnezeu le-a unit…” 44</text:p>
      <text:p text:style-name="P8"><text:tab/>Odată cu venirea profeţilor lui Dumnezeu, puterea lor de a crea o adevărată unire, atât exterioară, cât şi a inimilor, adună oamenii răuvoitori, setoşi de sânge, la adăpostul Cuvântului lui Dumnezeu. Atunci o sută de mii de suflete devin un singur suflet şi nenumărate fiinţe omeneşti apar ca un singur trup.</text:p>
      <text:p text:style-name="P8"><text:s text:c="61"/></text:p>
      <text:p text:style-name="P20"><text:s text:c="2"/>Cândva erau ca valurile mării</text:p>
      <text:p text:style-name="P20"><text:s/>Şi vântul le sporea, le înmulţea</text:p>
      <text:p text:style-name="P8"><text:s text:c="24"/>Dar Dumnezeu <text:s/>scăldatu-lea în soare</text:p>
      <text:p text:style-name="P8"><text:s text:c="24"/>Iar soare numai unul poate fi</text:p>
      <text:p text:style-name="P8"><text:s text:c="24"/>Pe câini şi lupi viaţa-i <text:s/>desparte </text:p>
      <text:p text:style-name="P8"><text:s text:c="24"/>Dar sufletul leilor lui Dumnezeu este unul. <text:s text:c="2"/>45</text:p>
      <text:p text:style-name="P9">44 Coran 8:64</text:p>
      <text:p text:style-name="P8"><text:s/>45 Vezi Rumi, Mathnavi, II, 185 şi 189. Si Hadith: „Dumnezeu a creat creaturile în întuneric, apoi a revărsat asupra lor câteva picături din lumina Sa. Cele asupra cărora a căzut o parte din lumină au mers pe calea cea dreaptă, cele la care lumina n-a ajuns s-au <text:s/>abătut de la acea cale fără prihană”.</text:p>
      <text:p text:style-name="P8"><text:tab/>Evenimentele care au avut loc la venirea profeţilor din trecut, comportarea lor, lucrările si împrejurările respective nu au fost consemnate în mod adecvat în istoria autorizată, iar referinţele există doar în formă condensată în versetele Coranului, în Tradiţiile Sfinte şi în Thora. Dat fiind, însă, că toate evenimentele din zilele lui Moise şi până în vremurile de faţă sunt conţinute în măreţul Coran, în Tradiţiile autorizate, în Torah şi alte surse de încredere, Ne vom mulţumi aici cu scurte referiri, scopul Nostru fiind să stabilim în mod concludent dacă religia este însăşi baza şi principiul fundamental al culturii şi civilizaţiei sau dacă - aşa cum Voltaire şi alţii asemeni lui presupun – ea constituie un obstacol în calea progresului social, al bunăstării şi al păcii.</text:p>
      <text:p text:style-name="P8"><text:tab/>Pentru a înlătura, odată pentru totdeauna, argumentele oricărui popor din lume, Ne vom baza discuţiile pe acele relatări autorizate cu care sunt de acord toate naţiunile. </text:p>
      <text:p text:style-name="P8"><text:tab/>Într-o vreme în care izraeliţii se înmulţiseră în Egipt şi se răspândiseră în toată ţara, faraonii coptici ai Egiptului au hotărât să-i întărească şi să-i privilegieze pe egipteni, propriul lor popor coptic şi să-i înjosească şi dezonoreze pe fii lui Israel pe care îi socoteau străini. Vreme îndelungată izraeliţii divizaţi şi împrăstiaţi erau captivi în mâinile tiranicilor copţi si erau batjocoriţi şi dispreţuiţi de toţi oamenii, astfel încât cel din urmă dintre copţi putea persecuta şi trata ca pe o slugă pe cel mai nobil dintre izraeliţi. Înrobirea, mizeria şi neputinţa evreilor au atins un asemenea grad, încât nici unul din ei nu <text:soft-page-break/>mai erau în siguranţă nici ziua, nici noaptea şi nu-şi mai puteau apăra soţiile şi familiile împotriva tiraniei faronilor înrobitori. Hrana lor erau bucăţi din inimile lor sfărămate, iar băutura un şuvoi de lacrimi. Au trăit în continuare în această stare de groază până ce, pe neaşteptate, Moise, cel Minunat, a văzut Lumina Divină izvorând din Valea binecuvântată, unde pământul era sacru şi auzind glasul însufleţitor a lui Dumnezeu, care vorbea din flacăra acelui Copac “care nu era nici din Vest, nici din Est”, 46 s-a ridict, înveşmântat în armura neştirbită a calităţii Sale de profet universal şi, în mijlocul izraeliţilor, s-a aprins, strălucind asemeni unei lămpi a călăuzirii Divine şi cu ajutorul luminii salvatoare a condus acel popor pierdut din întunericul ignoranţei spre cunoaştere şi desăvârşire. El a adunat triburile împrăştiate ale lui Israel la adăpostul Cuvântului universal şi unificator al lui Dumnezeu şi, deasupra înălţimilor unirii, El a ridicat steagul armoniei, astfel încât, în scurt interval, acele suflete ignorante au dobândit o educaţie spirituală, iar acei care fuseseră străini de adevăr s-au raliat cauzei unicităţii lui Dumnezeu şi au fost scăpaţi de mizerie, de sărăcie, de lipsa lor de înţelegere şi captivitate şi au ajuns la un înalt grad de fericire şi onoare. <text:span text:style-name="T3">Ei au emigrat din Egipt şi au pornit spre ţara lor de origine, Israelul, ajungând în Canaan şi Philistia. Au cucerit întâi malurile râului Iordan, apoi Ierihonul şi s-au aşezat în acel ţinut, iar în cele din urmă, regiunile învecinate: Fenicia, Edomul şi Ammonul, au ajuns şi ele sub stăpânirea lor. În vremea lui Iosua treizeci şi unul de teritorii guvernamentale erau în mâna izraeliţilor, iar în ce priveşte atributele umane nobile – învăţătura, stabilitatea, hotărârea, curajul, onoarea, generozitatea - acest popor a reuşit să întreacă toate naţiunile pământului. Pe vremea aceea, când un izraelit intra într-o adunare, el se diferenţia imediat de ceilalţi prin multiplele sale virtuţi şi chiar popoare străine când voiau să laude un om spuneau că e asemeni unui izraelit.</text:span></text:p>
      <text:p text:style-name="P8"><text:s/>46 Coran 24:35</text:p>
      <text:p text:style-name="P8"/>
      <text:p text:style-name="P5"><text:s/>De altfel este un fapt menţionat în numeroase lucrări istorice că filozofii greci, ca de pildă Pitagora, datorau cea mai mare parte a filozofiei lor, atât cea divină, cât şi cea materială, discipolilor lui Solomon. Iar Socrate, după ce a călătorit cu nerăbdare pentru a se întâlni cu cei mai iluştri savanţi şi preoţi din Israel, întorcându-se în Grecia a enunţat conceptul unicităţii lui Dumnezeu şi continuarea vieţii sufletului omenesc după ce a lepădat rămăşiţele pământeşti. În cele din urmă, ignoranţii din răndurile poporului grec l-au denunţat pe acest om care a cercetat misterele cele mai adânci ale înţelepciunii si au cerut moartea sa; ei au forţat mâna cârmuitorilor lor şi sfatul acestora l-a condamnat pe Socrate să bea cupa cu otravă.</text:p>
      <text:p text:style-name="P12"><text:tab/>După ce izraeliţii au atins cel mai înalt grad de civilizaţie şi au obţinut succesele cele mai răsunătoare cu putinţă, au început, încetul cu încetul, să uite principiile fundamentale ale Legii şi Credinţei Mozaice, să se ocupe de ritualuri şi ceremonii şi să se comporte într-un mod necorespunzător. În zilele lui Reoboam, fiul lui Solomon, între izraeliţi au izbucnit grave disensiuni; unul dintre ei, Ieroboam, a complotat să-i ia tronul lui Solomon; tot el a introdus cultul idolilor. Lupta dintre Reoboam şi Ieroboam a dus la secole de conflict între descendenţii lor, consecinţa fiind că triburile lui Israel s-au împrăştiat şi <text:soft-page-break/>dezmembrat. Pe scurt, pentru că au uitat înţelesul Legii lui Dumnezeu, ei au căzut pradă fanatismului ignorant şi s-au dedat unor practici reprobabile cum sunt insurecţia şi rebeliunea.Preoţii lor, ajungând la concluzia că toate calităţile omeneşti esenţiale propovăduite în Cartea Sfântă au ajuns doar literă moartă, au început să se gândească doar la promovarea propriilor lor interese egoiste şi au năpăstuit poporul, îngăduind să coboare în prăpastia nepăsării şi ignoranţei. Iar roadele fărădelegilor lor au avut drept rezultat faptul că gloria străveche care durase atât de mult s-a schimbat, a început să se degradeze, iar conducătorii Persiei, Greciei şi Romei i-au învins. Stindardele suveranităţii lor au fost doborâte; ignoranţa, nerozia, înjosirea şi egoismul conducătorilor lor religioşi şi a învăţaţilor lor au fost date pe faţă la venirea lui Nabucodonosor, rege al Babilonului care i-a distrus. După un masacru general şi jefuirea si dărâmarea caselor lor, precum şi smulgerea din rădăcini a copacilor, el a luat în captivitate pe cei care nu fuseseră ucişi de sabia lui şi i-a dus în Babilon. Şaptezeci de ani mai târziu descendenţii acestor captivi au fost lăsaţi liberi şi s-au întors la Ierusalim. Apoi, Ezechiel şi Ezra au restabilit în mijlocul lor principiile fundamentale ale Cărţii Sfinte şi, treptat, izraeliţii au progresat şi zorile vremurilor trecute au mijit din nou. Însă, după un scurt timp, au izbucnit iarăşi mari disensiuni privitoare la credinţă şi comportare şi singura grijă a învăţaţilor evrei a fost şi de data aceasta promovarea propriilor scopuri egoiste, iar reformele obţinute în vremea lui Ezra s-au prefăcut în perversitate şi corupţie. Situaţia s-a înrăutăţit într-asemenea măsură, încât armatele republicii Roma şi ale cârmuitorilor ei au cucerit în repetate rânduri teritoriile izraelite. În cele din urmă, războinicul Titus, comandantul forţelor romane a prefăcut patria evreilor în praf şi pulbere, a trecut toţi bărbaţii prin foc şi sabie, <text:s/>luând femeile şi copii prizonieri, dărămându-le casele, dezrădăcinând copacii, arzându-le cărţile, jefuind comorile şi transformând Ierusalimul şi templul într-o grămadă de dărâmături. După această calamitate supremă, steaua stăpânirii lui Israel a apus şi până în ziua de azi rămăşiţele acestei naţiuni dispărute sunt risipite în cele patru vânturi ale lumii. „Înjosirea şi suferinţa a fost pecetea lor“. 47</text:p>
      <text:p text:style-name="P12"><text:s/>47 Coran 2:58.</text:p>
      <text:p text:style-name="P12"><text:s/>La aceste două mari nenorociri pricinuite de Nabucodonosor şi de Titus se referă gloriosul Coran: “Şi în mod solemn am declarat fiilor lui Israel în Carte‚ ‚De două ori veţi comite lucruri rele pe pământ şi cu mare mândrie vă veţi ridica’. Şi când a venit vremea pentru pedepsirea primei abateri, Noi am trimis împotriva voastră pe servitorii Noştri înzestraţi cu un curaj teribil;şi ei au cercetat părţile cele mai ascunse ale locuinţelor voastre şi ameninţarea s-a împlinit... Şi când pedeapsa făgăduită pentru cea de a doua transgresiune a fost aplicată, Noi am trimis un duşman care să întristeze feţele voastre şi să intre în templu, aşa cum a intrat prima oare pentru a distruge cu desăvârşire ceea ce a cucerit.“ 48</text:p>
      <text:p text:style-name="P12"><text:s/>48 Coran 17:4 şi urm</text:p>
      <text:p text:style-name="P12"/>
      <text:p text:style-name="P12"><text:tab/>Scopul nostru este să demonstrăm cum adevărata religie promovează civilizaţia şi onoarea, prosperitatea şi prestigiul, cultura şi progresul unui popor altă dată decăzut, înrobit şi ignorant şi cum, atunci când <text:soft-page-break/>cade în mâinile unor lideri religioşi nerozi şi fanatici este îndrumat spre ţeluri greşite până ce splendoarea cea mai magnifică se preface în noapte adâncă.</text:p>
      <text:p text:style-name="P12"><text:tab/>Când s-au arătat pentru a doua oară semnele evidente ale dezintegrării, înjosirii, subjugării şi anihilării lui Israel, suflul dulce şi sfânt al Spiritului lui Dumnezeu (Iisus) s-a răspândit asupra Iordanului şi asupra ţinutului Galileii, norul mizericordiei divine a acoperit cerurile, iar apele spiritului s-au revărsat abundent asupra pământului; iar după aceste averse intense care proveneau din Marea cea grandioasă, Ţara Sfântă şi înmiresmată a început să înflorească prin cunoaşterea de Dumnezeu. Apoi, cântul solemn al Evangheliei s-a înălţat până ce a ajuns la urechile celor ce sălăşluiesc în locaşurile cereşti şi, la atingerea suflului lui Isus morţii nepăsători care zăceau în mormintele ignoranţei lor şi-au ridicat capetele pentru a primi viaţă veşnică. Vreme de trei ani, acest Astru al perfecţiunii a cutreierat pământul Palestinei şi în ţinutul din jurul Ierusalimului, călăuzind oamenii spre zorile mântuirii, învăţându-i cum trebuie să se comporte pentru a dobândi calităţi spirituale şi atribute plăcute lui Dumnezeu. Dacă poporul lui Israel ar fi crezut în acest Chip desăvârşit şi s-ar fi hotărât să-L asculte şi să-L slujească cu trup şi suflet, prin mireasma dătătoare de viaţă a Spiritului Său, ei şi-ar fi recăpătat vitalitatea pierdută şi ar fi pornit spre noi victorii. </text:p>
      <text:p text:style-name="P9"><text:span text:style-name="T3"><text:tab/></text:span>Dar vai! La ce au slujit toate acestea? Ei şi-au întors faţa de la El, I s-au opus. S-au ridicat şi au torturat acest Izvor al cunoaşterii divine, acest punct de la care a coborât Revelaţia – cu toţii, afară de o mână de oameni care, întorcăndu-şi faţa spre Dumnezeu, au fost curăţaţi de întinările acestei lumi şi au găsit calea spre înălţimile tărâmului nevăzut. Ei au pricinuit acestui Izvor al Harului toate suferinţele cu putinţă, până ce I-a devenit imposibil să trăiască în oraşe şi, în ciuda acestui fapt, El a înălţat steagul mântuirii şi a stabilit în mod ferm fundamentul echităţii umane, acea bază esenţială a civilizaţiei adevărate.</text:p>
      <text:p text:style-name="P9"><text:tab/>În capitolul cinci din Matei, la începutul versetului treizeci şi nouă, El sfătuieşte: “Să nu vă împotriviţi celui ce vă face rău. Ci oricui te loveşte peste obrazul drept, întoarce-l şi pe celălalt.” Şi, mai departe, în versetul 43: “Aţi auzit că s-a zis: ‘Să iubeşti pe aproapele tău şi să nu întristezi pe duşmanul tău prin duşmănia ta.’ 49 </text:p>
      <text:p text:style-name="P8"/>
      <text:p text:style-name="P9">Dar eu vă spun: Iubiţi pe vrăjmaşii voştri, binecuvântaţi pe cei ce vă blestemă, faceţi bine celor ce vă urăsc, şi rugaţi-vă pentru cei ce vă asupresc şi vă prigonesc, ca să fiţi fii ai Tatălui vostru care este în ceruri; căci El face să răsară soarele Său peste cei răi şi peste cei buni, şi dă ploaie peste cei drepţi şi peste cei nedrepţi. Dacă iubiţi numai pe cei ce vă iubesc, ce răsplată mai aşteptaţi? Nu fac aşa şi <text:span text:style-name="T5">vameşii</text:span>?”</text:p>
      <text:p text:style-name="P8"/>
      <text:p text:style-name="P8"><text:span text:style-name="T5">49</text:span> Îm Biblie scrie: “Aţi auzit că vi s-a spus, Să iubeşti pe aproapele tău şi să urăşti pe vrăşmaşul tău.” Cărturarii susţin că această formulare este contrarie Legii cunoscute, aşa cum e enunţată în Levitic 19:18, Exodul 23: 4-5, Proverbe 25:21, Talmud etc.</text:p>
      <text:p text:style-name="P9"/>
      <text:p text:style-name="P8"><text:soft-page-break/><text:tab/>Numeroase sfaturi de acest fel au fost date de această Auroră a înţelepciunii divine, iar sufletele caracterizate prin aceste atribute ale sfinţeniei sunt esenţa însăşi a creaţiei şi sursa adevăratei civilizaţii.</text:p>
      <text:p text:style-name="P8"><text:tab/>Apoi Isus a întemeiat Legea sacră bazată pe caracterul moral şi a spiritualităţii absolute, iar celor ce au crezut în El, le-a trasat un mod special de viaţă care constituie cea mai înaltă formă de acţiune de pe pământ. Şi în timp ce aceste embleme ale salvării erau, în aparenţă, lăsate pradă relei voinţe şi persecuţiilor călăilor lor, în realitate, ei erau eliberaţi din întunericul fără speranţă care îi învăluia pe evrei, strălucind în gloria veşnică a zorilor acestei zile noi. </text:p>
      <text:p text:style-name="P8"><text:tab/>Puternica naţiune a evreilor se prăbuşea şi se fărămiţa, dar aceste câteva suflete care au căutat adăpost sub umbrarul Copacului Mesianic au transformat întreaga viaţă omenească. În vremea aceea popoarele lumii erau complet ignorante, fanatice şi idolatre. Numai un mic grup de evrei propovăduia unicitatea lui Dumnezeu şi ei erau nişte proscrişi nenorociţi. Aceste suflete creştine sfinte s-au ridicat pentru a promulga o Cauză diametral opusă şi potrivnică credinţelor întregii specii umane. Regii din patru continente, din cele cinci ale lumii, au hotărât, în mod inexorabil, să-i nimicească pe adepţii lui Cristos; în ciuda acestui fapt, în cele din urmă, cei mai mulţi dintre ei au început să promoveze cu toată inima Credinţa lui Dumnezeu şi toate naţiunile Europei, multe popoare din Asia şi Africa şi unii locuitori din insulele Pacificului au fost strânşi la adăpostul unicităţii lui Dumnezeu.</text:p>
      <text:p text:style-name="P8"><text:tab/>Întrebaţi-vă dacă există, undeva în creaţie, un principiu mai puternic în toate privinţele decât religia sau dacă poate fi concepută o forţă mai pătrunzătoare decât diferitele credinţe divine, sau dacă vreun factor oarecare poate da naştere unei dragoste adevărate ca şi prieteniei şi unirii între oameni, cum poate realiza o credinţă într-un Dumnezeu atotputernic şi atotştiutor, sau dacă în afară de legile lui Dumnezeu, există vreo evidenţă a unui instrument pentru educarea întregii omeniri pe orice treaptă a echităţii. </text:p>
      <text:p text:style-name="P8"><text:tab/>Acele calităţi pe care filozofii nu le dobândesc decât atunci când au ajuns pe culmile înţelepciunii lor, acele nobile atribute omeneşti care îi caracterizează în momentul desăvârşirii lor, ar fi realizate de credincioşi de îndată ce ar accepta Credinţa. Cugetaţi cum acele suflete care au băut din apele vii ale mântuirii din mâinile pline de har ale lui Isus, Spiritul lui Dumnezeu şi au ajuns la adăpostul umbrei Evangheliei au atins un plan atât de înalt al comportării morale, încât Galien, celebrul medic, deşi nu era creştin, în rezumatul pe care l-a făcut <text:span text:style-name="T1">Republicii </text:span>lui Platon, le-a elogiat acţiunile. Iată o traducere literală a cuvintelor sale:</text:p>
      <text:p text:style-name="P4">Omenirea, în general, nu e capabilă să înteleagă succesiunea unor argumente logice. Din acest motiv, ea are nevoie de simboluri şi parabole care vorbesc de recompense şi pedepse în lumea de apoi. O confirmare evidentă o constituie faptul că vedem astăzi nişte oameni care se numesc creştini care cred în mod fervent în recompensă şi pedeapsă într-o lume viitoare. Acest grup îndeplineşte acţiuni excelente similare cu acţiunile unui individ care e un adevărat filozof. De exemplu, noi toţi vedem cu proprii noştri ochi că nu se tem <text:soft-page-break/>de moarte şi că pasiunea lor pentru dreptate şi cinste este atât de mare încât ar trebui consideraţi adevăraţi filozofi.” 50</text:p>
      <text:p text:style-name="P4">Rangul de filozof pe vremea aceea, şi în mintea lui Galien, era superioară oricărui rang din lume. Gândiţi-vă, deci, cum puterea spirituală şi aducătoare de lumină a religilor divine îi aduc pe credincioşi pe astfel de culmi ale perfecţiunii, încât un filozof ca Galien, nefiind el însuşi creştin, oferă o astfel de mărturie. </text:p>
      <text:p text:style-name="P4">O dovadă a caracterului excelent al creştinilor din vremea aceea era felul în care se consacrau carităţii şi operelor de binefacere precum şi faptul că înfiinţau spitale şi instituţii filantropice. De exemplu, prima persoană care a instituit clinici publice în Imperiul Roman, clinici în care săracii, răniţii şi cei nevoiaşi primeau îngrijire medicală, a fost împăratul Constantin. Acest mare rege a fost primul cârmuitor roman care a promovat Cauza lui Cristos. El n-a precupeţit nici un efort, consacrându-şi viaţa răspândirii principiilor Evangheliei şi a instaurat în mod ferm un guvern roman bazat pe moderaţie şi justiţie, un guvern care până atunci nu fusese altceva decât un sistem de opresiune continuă. Numele său binecuvântat străluceşte în zorile istoriei asemenea unui luceafăr, iar rangul şi faima sa printre oamenii cei mai nobili şi civilizaţi din lume este încă pe buzele creştinilor de toate confesiunile.</text:p>
      <text:p text:style-name="P4">Ce temelie fermă a unui bun caracter a fost stabilită în acele zile, mulţumită formării unor suflete sfinte care au început să promoveze învăţăturile Evangheliei. Cât de multe şcoli primare, colegii, spitale au fost înfiinţate, câte instituţii în care copii orfani şi nevoiaşi erau educaţi. Cât de mulţi oameni şi-au sacrificat propriile foloase personale şi care “doar pentru a fi plăcuţi lui Dumnezeu”51, şi-au închinat zilele vieţii lor pentru a educa masele.</text:p>
      <text:p text:style-name="P3">Însă, când ,, s-a apropiat timpul pentru ca frumuseţea strălucitoare a lui Mahomed să răsară în lume, controlul asupra treburilor creştine a trecut în mâinile unor preoţi ignoranţi. Briza celestă, plutind şi coborând din înaltul harului divin s-a spulberat, iar legile măreţei Evanghelii, temelia solidă pe care se baza civilizaţia lumii a devenit sterilă din cauza abuzurilor şi a comportării unor persoane care erau în aparenţă echitabile, dar în fapt erau corupte. </text:p>
      <text:p text:style-name="P3">Istoricii notorii ai Europei, descriind condiţiile, moravurile, politica, educaţia şi cultura, sub toate aspectele lor, în antichitate, evul mediu şi timpurile moderne, consemnează în unanimitate unanim, că în decursul celor zece secole care constituie evul mediu, de la începutul secolului şase al erei creştine până la sfârşitul secolului al cincisprezecelea, Europa era în toate privinţele, într-o stare maximă de barbarie şi întunecare. Cauza principală a fost <text:s/>faptul că monahii, consideraţi de popoarele europene îndrumători spirituali şi religioşi, renunţaseră la gloria eternă inerentă ascultării poruncilor sfinte şi învăţăturilor divine ale Evangheliei pentru a-şi uni forţele cu cele ale cârmuitorilor tiranici şi prezumţioşi ai guvernelor vremelnice din epoca respectivă. Ei şi-au întors ochii de la gloria veşnică şi şi-au consacrat toate eforturile pentru promovarea propriilor lor interese lumeşti şi pentru dobândirea foloaselor trecătoare şi perisabile. În cele din urmă, lucrurile au ajuns la un punct în care masele au devenit prizoniere fără speranţă în mâinile acestor două <text:soft-page-break/>grupuri şi toate acestea au dus la năruirea întregii structuri a religiei, culturii, bunei stări şi civilizaţiei popoarelor din Europa. </text:p>
      <text:p text:style-name="P32"><text:span text:style-name="T4">Când acţiunile şi gândurile nevrednice şi scopurile josnice ale conducătorilor au înăbuşit dulcea mireasmă a Spiritului lui Dumnezeu (Iisus) şi ea a încetat să se răspândească asupra lumii, iar întunericul ignoranţei şi bigoteriei şi cel al unor acţiuni neplăcute lui Dumnezeu au cuprins pământul, atunci zorile speranţei au răsărit şi primăvara divină a apărut pe pământ; un val de compasiune a învăluit lumea şi dinspre tărâmul harului a început să sufle un vânt fecund. În semnul lui Mahomed, Soarele Adevărului s-a înălţat asupra Yathribului (Medina) şi</text:span><text:span text:style-name="Internet_20_link"><text:span text:style-name="T4"> </text:span></text:span><text:span text:style-name="T4">Hijazului a revărsat asupra universului lumina gloriei eterne. Atunci pământul posibilităţilor umane a fost transformat şi cuvintele “Pământul va străluci în lumina Domnului său,” 52 au fost împlinite. </text:span></text:p>
      <text:p text:style-name="P8"><text:tab/>50 Cf. <text:s/>'Abdu'l-Bahá, Întrebări şi Răspunsuri, pag. Promulgarea Păcii <text:tab/>Universale p. 385</text:p>
      <text:p text:style-name="P8"><text:tab/>51 Din Coran 4:114; 2:207, etc. </text:p>
      <text:p text:style-name="P23"><text:span text:style-name="T4"><text:tab/>52 Coran 39:69.</text:span></text:p>
      <text:p text:style-name="P29"><text:span text:style-name="T4"/></text:p>
      <text:p text:style-name="P29"><text:span text:style-name="T4"><text:tab/>Lumea veche a fost înnoită, iar trupul ei mort s-a trezit la o viaţă bogată. Tirania şi ignoranţa au fost înfrânte şi măreţele palate ale cunoaşterii şi justiţiei s-au înălţat în locul lor. O mare de lumină a răsunat în lume şi ştiinţa şi-a revărsat razele asupra pământului. Înainte ca această Flacără a Profeţiei supreme să se aprindă în lampa de la Mecca, popoarele sălbatice din Hijaz erau dintre cele mai brutale şi ignorante popoare ale pământului. În toate cărţile de istorie, practicile lor depravate şi vicioase, ferocitatea lor şi conflictele lor perpetue întreceau orice măsură. În zilele acelea, popoarele civilizate ale lumii nici nu considerau triburile arabe din Mecca şi Medina ca fiinţe umane. Şi totuşi, când Lumina Lumii s-a înălţat deasupra lor – mulţumită educaţiei conferită lor de acea Mină a perfecţiunii, acel Centru Focal al Revelaţiei, precum şi de binecuvântările acordate de Legea Divină – după un scurt timp s-au strâns la adăpostul principiului unicităţii Divine. Acei oameni brutali au atins atunci un grad atât de înalt de perfecţiune umană şi civilizaţie, încât au ajuns să fie admiraţi de toţi contemporarii lor. Aceleaşi popoare care îşi băteau joc de arabi, ca fiind o rasă lipsită de orice judecată, căutau să fie în societatea lor, îi vizitau în ţara lor pentru a-şi însuşi cunoştiinţele şi cultura lor, iscusinţa tehnică, ştiinţa de stat, arta şi ştiinţa lor. </text:span></text:p>
      <text:p text:style-name="P23"/>
      <text:p text:style-name="P23"><text:tab/>Observaţi influenţa pe care instrucţiunea exercitată de un adevărat educator o poate avea asupra situaţiei materiale. Aici, unde triburi erau atât de ignorante şi sălbatice încât , în timpul perioadei Jahiliyyih, îşi îngropau de vii fetele de şapte ani – un act de care chiar un animal, şi cu atât mai mult un om s-ar îngrozi şi pe care l-ar repudia, dar pe care ei, în extrema lor degradare, îl considerau o expresie maximă de onoare şi devoţiune faţă de principii – acest popor cu mintea întunecată, mulţumită învăţămintelor manifeste ale acelui măreţ Personaj, s-a dezvoltat într-o asemenea măsură încât, după ce a cucerit Egiptul, Siria si capitala ei, Damascul, apoi Chaldea, Mesopotamia şi Iranul, a <text:soft-page-break/>ajuns să administreze singur, fără ajutorul nimănui, toate treburile <text:s/>de importanţă majoră în patru regiuni principale ale globului. </text:p>
      <text:p text:style-name="P3">La data aceea, arabii au întrecut toate popoarele lumii în domeniul ştiinţei, al artei, în industrie şi invenţii, în filozofie, în guvernare şi în ceea ce priveşte caracterul moral. Şi într-adevăr, ascensiunea acestor elemente brutale şi demne de dispreţ, într-un interval atât de scurt, până la treapta supremă a perfecţiunii umane, este dovada peremptorie a legitimităţii calităţii de profet a Domnului, Mahomed.</text:p>
      <text:p text:style-name="P3">În vremurile de început ale Islamului, popoarele Europei au dobândit ştiinţa şi arta civilizaţiei de la Islam, aşa cum le-au practicat locuitorii Andaluziei . Un studiu atent şi aprofundat al datelor istorice va stabili faptul că partea cea mai mare a civilizaţiei Europei se datorează islamului; căci toate scrierile învăţaţilor, teologilor şi filozofilor musulmani au fost treptat colectate în Europa şi cântărite şi dezbătute cu mare grijă în instituţiile academice şi în centrele de cultură, pentru ca apoi valorosul lor conţinut să fie folosit. Astăzi, numeroase exemplare ale lucrărilor savanţilor musulmani, care nu se mai găsesc în ţările islamice, sunt disponibile în bibliotecile Europei. În plus, legile şi principiile curente în toate ţările europene provin, într-o măsură considerabilă şi în mod virtual, în întregime, din lucrările de jurisprudenţă şi din hotărârile legale ale teologilor musulmani. Dacă nu ne-ar fi teamă că lungim în mod impropriu textul prezent, am cita, una câte una, aceste preluări.</text:p>
      <text:p text:style-name="P3">Începuturile civilizaţiei europene datează din secolul al şaptelea al erei musulmane. Împrejurările au fost următoarele: Spre sfârşirtul secolului al cincilea al Hegirei, Papa, şeful creştinătăţii, a lansat o mare campanie şi un strigăt de alarmă şi anume că locurile sfinte pentru creştinătate, cum sunt Ierusalimul, Bethlehemul şi Nazaretul au căzut în mâinile musulmanilor şi i-a instigat pe regii şi popoarele din Europa să pornească ceea ce el considera un război sfânt. Strigătul său pasionat a avut un răsunet atât de puternic încât toate ţările europene au răspuns şi regi cruciaţi în fruntea unor mari cete de oameni au trecut Marea de Marmara, îndreptându-se spre continentul Asiei. În acele vremuri, în Egipt şi în alte câteva ţări din vestul lumii arabe domneau califii fatimizi şi aproape în cea mai mare parte a timpului regii Siriei, şi anume Seleucizii, au fost şi ei supuşii lor. Pe scurt, regii occidentului cu numeroasele lor oştiri au intrat în Siria şi Egipt şi a urmat o perioadă continuă de razboi între cârmuitorii Siriei şi cei ai Europei care a durat două sute şi trei ani. Din Europa veneau mereu întăriri şi de nenumărate ori cuceritorii din occident luau cu asalt castelele din Siria şi tot de atâtea ori regii islamului le eliberau din mâinile lor. Învinşi şi fără speranţă s-au întors în Europa. În cele din urmă, Saladin, în anul 693 A.H., i-a alungat pe regii europeni şi armatele lor de pe coasta Egiptului şi a Siriei. Învinşi, fără speranţă, s-au întors în Europa. În decursul acestor războaie ale cruciadelor au pierit milioane de fiinţe umane. Pe scurt, din 490 A.H. <text:s/>până în 693, regi, comandanţi şi alţi lideri europeni au venit şi au plecat în mod continuu, cutreierând între Egipt, Siria şi Occident şi când, în cele din urmă, s-au întors, cu toţii, acasă, au introdus tot ce au observat în mai bine de două sute de ani în ţările musulmane, în domeniul guvernării, al dezvoltării <text:soft-page-break/>sociale, în învăţământ, colegii, şcoli şi rafinarea traiului. Civilizaţia Europei datează din această vreme. </text:p>
      <text:p text:style-name="P3"/>
      <text:p text:style-name="P3">O popor al Persiei! Cât va mai dura torpoarea şi letargia ta? Aţi fost altădată stăpânii înregului glob; lumea era la ordinile voastre. Cum se poate că Gloria voastră a apus şi aţi căzut în disgraţie şi v-aţi ascuns într-un colţ uitat? Aţi fost izvorul cunoaşterii, sursa de netăgăduit a luminii pentru întreg pământul, cum se poate că acum sunteţi ofiliţi, vlăguiţi şi descurajaţi? Voi, care altădată aţi luminat lumea, cum se face că acum zaceţi inerţi, năuciţi în întuneric? Deschideţi ochii minţii voastre, luaţi seama la marile voastre nevoi prezente. Ridicaţi-vă şi luptaţi, căutaţi educaţia, căutaţi lumina. Se cuvine oare ca un popor străin să fi primit de la strămoşii voştri cultura şi ştiinţa sa, şi ca voi, sângele lor, moştenitorii lor de drept să fiţi lipsiţi de acestea? Cum vi se pare când vedeţi că vecinii voştri muncesc zi şi noapte cu toată inima pentru progresul lor, pentru onoarea şi prosperitatea lor, în timp ce voi, în fanatismul vostru ignorant, sunteţi preocupaţi doar de certurile şi antipatiile voastre, de înclinaţiile şi poftele voastre şi de visurile voastre deşarte? Este meritoriu ca voi să vă prăpădiţi şi să irosiţi, în apatie, strălucirea dreptului vostru de prim născut, competenţa nativă, capacitatea voastră înnăscută de înţelegere? <text:span text:style-name="T3">Dar iată că din nou ne-am îndepărtat de tema Noastră.</text:span></text:p>
      <text:p text:style-name="P23"><text:span text:style-name="T3"/></text:p>
      <text:p text:style-name="P23"><text:span text:style-name="T3">Acei intelectuali europeni care sunt bine informaţi asupra evenimentelor din trecutul Europei şi care se caracterizează prin corectitudine şi un simţ al justiţiei recunosc în mod unanim că în toate privinţele elementele de bază ale civilizaţiei lor se datorează Islamului. </text:span>De exemplu, Draper 53, scriitor francez, bine cunoscut ca autoritate în materie, a cărui exactitate, abilitate şi ştiinţă sunt atestate de toţi savanţii europeni, a făcut, într-una din lucrările sale cele mai cunoscute <text:span text:style-name="T1">The Intellectual Development of Europe,</text:span> (Dezvoltarea Intelectuală a Europei) o expunere detailată asupra acestui subiect, şi anume că popoarele europene şi-au însuşit bazele civilizaţiei şi ale progresului, precum şi buna stare de la islam. Relatarea sa este exhaustivă si o traducere a ei aici ar lungi lucrarea aceasta în mod inoportun şi ar fi irelevant pentru scopul Nostru. Dacă cititorul doreşte şi alte detalii, el se poate referi la textul citat mai sus.</text:p>
      <text:p text:style-name="P23"/>
      <text:p text:style-name="P23">53:În transliteraţia persană, numele autorului este “Dray-bar”, iar titlul lucrării sale este “<text:span text:style-name="T1">Progresul popoarelor”</text:span> Se pare că este vorba de John William Draper, 1811-1882, chemist celebru şi istoric ale cărui opere traduse sunt larg răspândite. Material detailat privitor la contribuţia musulmană adusă occidentului cât şi privitor la Gerbert (Papa Sylvestru al IIea), apare în volumul al doilea al lucrării citate. Referitor la obligaţiile sistematic nerecunoscute de Europa faţă de Islam, autorul scrie: “Nedreptatea, bazată pe duşmănie religioasă şi mândrie naţională nu poate fi continuată pe veci.” (Vol II p. 42 , ed. rev.) În Dicţionarul biografic american scrie că tatăl lui Draper a fost romano-catolic şi şi-a luat numele de John Christopher Draper când a fost renegat de familia sa pentru că a devenit methodist şi că numele său real este necunoscut. Translatorul este îndatorat d-lui Paul North Rice, şeful bibliotecii <text:soft-page-break/>publice din New York, Departamentul Referinţe, pentru informaţia că datele disponibile privitoare la istoria şi naţionalitatea familiei Draper sunt în conflict. <text:span text:style-name="T1">The Drapers in America</text:span> de Thomas Waln – Morgan (1892) afirmă că tatăl lui Draper s-a născut la Londra, în timp ce Albert E. Henschel scrie în “ Centenarul lui John William Draper” ( New York University “Colonnade” iunie 1911) următoarele: “Dacă printre noi se află cineva care se trage din câmpiile înflorite ale Italiei poate fi mândru de John William Draper, căci tatăl său, John C. Draper a fost italian…”</text:p>
      <text:p text:style-name="P23"/>
      <text:p text:style-name="P3"><text:s/>În esenţă, autorul demonstrează că întreaga civilizaţie europeană – legile sale, principiile, instituţiile, ştiinţele, filozofiile, diferitele cunoştiinţe, manierele şi obiceiurile lor civilizate, literatura, arta şi comerţul lor, organizarea, disciplina comportarea lor, trăsăturile de caracter meritorii şi chiar multe din cuvintele curente în limba franceză derivă din arabă. El cercetează unul după altul aceste elemente, în detaliu, specificând chiar perioada când au fost preluate de la islam. El descrie, de asemenea, venirea arabilor în Occident, în ţara care este acum Spania şi modul în care, în scurt timp, au instaurat acolo o civilizaţie avansată şi gradul înalt de desăvârşire la care a ajuns sistemul lor administrativ şi de învăţământ şi cât de ferm întemeiate şi bine reglementate erau şcolile şi colegiile lor în care se predau ştiinţele şi filozofia, artele şi meseriile; la ce nivel înalt au ajuns în artele civilizaţiei şi cât de mulţi copii din familiile de frunte ale Europei erau trimişi la şcolile din Cordoba şi Granada, Sevila şi Toledo pentru a-şi însuşi ştiinţa şi arta unei vieţi civilizate. El relatează chiar cazul unui european numit Gerbert care a venit în Vest, s-a înscris la universitatea din Cordoba, în teritoriu arab, a studiat acolo ştiinţele şi artele, iar după întoarcerea sa în Europa a ajuns la un rang atât de înalt încât, în cele din urmă, a fost ales lider al bisericii catolice şi a devenit Papă.</text:p>
      <text:p text:style-name="P3">Scopul acestor relatări este de a stabili faptul că religiile lui Dumnezeu sunt adevăratele surse ale desăvârşirii spirituale şi materiale ale omului şi izvorul culturii şi cunoştiinţelor benefice pentru întreaga omenire. Dacă luăm în considerare această chestiune, vom descoperi că toate legile politice sunt conţinute în aceste câteva cuvinte sfinte: </text:p>
      <text:p text:style-name="P3"><text:s/>“Şi ei poruncesc ce e drept şi interzic ce e nedrept şi se grăbesc să facă fapte bune. Ei sunt cei virtuoşi. “54 Deasemenea “fie ca printre voi să existe un popor care îndeamnă la fapte bune şi porunceşte ce e drept şi interzice ce e nedrept. Aceştia sunt cei cu care va fi bine.” 55 <text:s/></text:p>
      <text:p text:style-name="P23"><text:tab/>54 Coran 3:110</text:p>
      <text:p text:style-name="P3">55 Coran 3:100</text:p>
      <text:p text:style-name="P23"/>
      <text:p text:style-name="P3">Şi mai departe: “Cu adevărat, Dumnezeu porunceşte dreptatea şi faptele bune şi El interzice răutatea şi opresiunea. El vă pune în gardă să fiţi atenţi.” 56 Şi din nou despre o comportare civililizată şi umană: “Faceţi ceea ce se cuvine şi porunciţi ceea ce este drept şi ţineţi-vă departe de cel ignorant. 57” Deasemeni: “… cei ce-şi stăpânesc mânia şi îi iartă pe cei ce greşesc! Dumnezeu îi iubeşte pe cei ce fac bine.” 58 <text:s/>Şi iar: “Dreptatea nu constă în a-ţi întoarce faţa spre est sau spre vest, ci drept este acela care crede în Dumnezeu, <text:soft-page-break/>în ziua cea de pe urmă şi în îngeri şi Scripturi şi profeţi; cel ce, din iubire faţă de Dumnezeu, îşi împarte averea cu semenii săi, cel ce dă orfanilor şi celor nevoiaşi şi călătorilor şi cerşetorilor, cel ce plăteşte o răscumpărare; cel ce îşi face rugăciunile şi plăteşte taxele pentru săraci, cel ce îşi ţine legământul încheiat, deasemeni cei ce sunt răbdători în vremuri de răstrişte şi de vitregie: aceştia sunt cei ce sunt drepţi şi aceştia sunt cei ce se tem de Domnul.” 59 . Şi apoi, mai departe: “Îi preferă pe ceilalţi şi nu pe ei înşişi, deşi soarta lor e sărăcia.”60. Ia aminte, cum aceste câteva versete sacre conţin culmile cele mai <text:s/>înalte şi înţelesurile cele mai profunde ale civilizaţiei, întruchipând tot ce e mai desăvârşit în caracterul uman.</text:p>
      <text:p text:style-name="P23"><text:tab/>56Coran 16:92</text:p>
      <text:p text:style-name="P3">57 Coran 7: 198</text:p>
      <text:p text:style-name="P3">58 Coran 3: 128</text:p>
      <text:p text:style-name="P3">59 Coran 2: 172</text:p>
      <text:p text:style-name="P3">60 Coran 59:9</text:p>
      <text:p text:style-name="P3"/>
      <text:p text:style-name="P23"><text:tab/>Pe Domnul Dumnezeu şi nu este alt Dumnezeu decât El, chiar şi cele mai mici detalii ale vieţii civilizate provin din harul profeţilor lui Dumnezeu. Care lucru de valoare pentru omenire a existat vreodată fără a fi fost dinainte consemnat, fie direct, fie prin implicaţii în Sfintele Scripturi? </text:p>
      <text:p text:style-name="P3">Dar ce folos! Când armele sunt în mâinile unor laşi, nici viaţa, nici proprietatea oamenilor nu sunt în siguranţă, doar hoţii devin mai puternici. Deasemeni, când o preoţime care e departe de a fi perfectă dobândeşte controlul asupra afacerilor <text:s/>ea este asemeni unei perdele groase care se lasă între popor şi lumina Credinţei.</text:p>
      <text:p text:style-name="P3">Sinceritatea este piatra de temelie a credinţei. Aceasta înseamnă că un om religios nu trebuie să ţină seama de dorinţele sale personale şi trebuie să se străduiască din răsputeri şi prin orice mijloace, să servească interesul public; şi este imposibil ca o fiinţă umană să renunţe la avantajele sale egoiste şi să–şi sacrifice interesele proprii pentru binele comunităţii dacă nu are o credinţă religioasă adevărată. Căci dragostea de sine este plămâdită în fiinţa omului şi îi este imposibil să-şi neglijeze propriile bunuri materiale fără vreo speranţa într-o recompensă substanţială. Dar omul cu credinţă în Dumnezeu şi care crede în cuvintele lui Dumnezeu – dat fiind că i s-a făgăduit o răsplată şi e sigur că va fi răsplătit din plin într-o viaţă viitoare şi pentru că bunurile lumeşti comparate cu bucuria şi slava viitoarelor sfere ale existenţei nu înseamnă nimic pentru el – va renunţa, de dragul lui Dumnezeu, la pacea şi avantajele sale proprii şi, nesilit de nimeni, îşi va consacra inima şi sufletul binelui comun.”Un om este şi acela care se vinde chiar pe sine însuşi din dorinţa de a fi pe placul lui Dumnezeu.” 61</text:p>
      <text:p text:style-name="P3">61 Coran 2:203</text:p>
      <text:p text:style-name="P23"><text:tab/>Sunt unii care işi închipuie că un simţ înnăscut de demnitate umană îl va împiedeca pe om să comită acţiuni nefaste şi îi va asigura perfecţiunea materială şi spirituală.Cu alte cuvinte un individ înzestrat cu inteligenţă naturală, hotărâre fermă şi un zel puternic, fără să ţină seama de pedepsele aspre care sunt consecinţa unor acţiuni nefaste sau de marile recompense ce <text:soft-page-break/>revin celor drepţi, se va abţine, în mod instinctiv, de la a dăuna semenilor săi şi că îi va fi foame şi sete de a face fapte bune. Şi totuşi, dacă ne gândim la lecţia istoriei, devine evident că însuşi simţul onoarei şi demnităţii este unul din darurile care provin din învăţămintele profeţilor lui Dumnezeu. Observăm şi la copii semne de agresiune şi nelegiuire, şi că dacă un copil este lipsit de instruire din partea unui învăţător, însuşirile sale nedorite cresc de la o clipă la alta. Este deci limpede că apariţia acestui simţ natural al demnităţii şi onoarei umane este consecinţa educaţiei. În al doilea rând, chiar dacă de dragul dezbaterii, admitem că inteligenţa instinctivă şi o însuşire morală înnăscută ar împiedeca nelegiuirile, este evident că oameni caracterizaţi astfel sunt la fel de rari ca piatra filozofală. O asemenea ipoteză nu poate fi validată doar prin cuvinte. Ea trebuie să se bazeze pe fapte. Să examinăm care este puterea de creaţie care împinge masele spre fapte şi ţeluri meritorii!</text:p>
      <text:p text:style-name="P3">Pe lângă aceasta, dacă un astfel de individ rar, având astfel de calităţi, ar deveni totodată şi o întruchipare a temerii de Dumnezeu, este sigur că entuziasmul său pentru dreptate ar fi mult mai puternic.</text:p>
      <text:p text:style-name="P3">Avantaje universale decurg din harul religiilor divine, căci ele călăuzesc pe adepţii lor adevăraţi spre intenţii sincere, spre scopuri înalte, spre puritate şi <text:s/>o onoare neîntinată, spre o bunătate şi compasiune neîntrecută, îi determină să-şi respecte legămintele atunci când au făcut un legământ, să respecte drepturile altora, precum şi liberalitatea, justiţia în toate aspectele vieţii, omenia şi filantropia, valoarea şi eforturile neprecupeţite în slujba umanităţii. În rezumat, religia este aceea care produce toate virtuţiile umane, iar aceste virtuţi sunt luminile strălucitoare ale civilizaţiei. Dacă un om nu se caracterizează prin aceste calităţi excepţionale, este sigur că el n-a cunoscut nici măcar o picătură din şuvoiul de nepătruns al vieţii care curge prin învăţăturile Cărţilor Sfinte şi nici n-a simţit vreodată adierea înmiresmată care suflă dinspre grădinile lui Dumnezeu; căci nimic pe lume nu poate fi demonstrat numai prin cuvinte şi orice nivel de existenţă este cunoscut prin semnele şi simbolurile sale şi fiecare grad de dezvoltare al omului are trăsătura sa distinctivă.</text:p>
      <text:p text:style-name="P3">Scopul acestor expuneri este de a dovedi în mod foarte clar că religiile divine, preceptele sfinte, învăţăturile cereşti sunt bazele inatacabile ale fericirii omeneşti şi că popoarele lumii nu pot spera într-o salvare reală sau într-o eliberare fără acest unic mare remediu. Însă, acest panaceu trebuie administrat de un medic înţelept şi iscusit, căci în mâinile unui incompetent, toate tratamentele pe care Domnul omenirii le-a creat pentru a tămădui beteşugurile oamenilor n-ar produce sănătate ci,dimpotrivă, i-ar distruge pe cei neajutoraţi şi ar împovăra doar inimile celor care sunt deja suferinzi. </text:p>
      <text:p text:style-name="P3">Acea Sursă a înţelepciunii divine, acea Manifestatie a Calităţii Universale de Profet (Mahomed), care a încurajat omenirea să dobândească ştiinţa şi artele şi alte avantaje similare, le-a poruncit să le caute până în cele mai îndepartate cotloane ale Chinei; dar <text:span text:style-name="T5">mdicii </text:span>incompetenţi care taie firul în patru interzic acest lucru, oferind ca justificare zicala “Cel ce imită un popor este unul dintre ei”. Ei nici măcar n-au înţeles ce înseamnă cuvântul “imitaţie” la care se face referirea şi nici nu ştiu că religiile divine îi îndeamnă şi încurajează pe credincioşi să adopte acele principii care vor duce la <text:soft-page-break/>îmbunătăţiri continue şi să-şi însuşească de la alte popoare ştiinţele şi artele. Oricine susţine contrariul n-a băut niciodată din nectarul cunoaşterii şi s-a rătăcit în propria sa ignoranţă, orbecăind după mirajul propriilor sale dorinţe.</text:p>
      <text:p text:style-name="P3">Judecaţi cu dreptate: Care din realizările moderne, fie prin ele însele, fie prin aplicările lor sunt contrarii poruncilor divine? Dacă se referă la înfiinţarea unor parlamente, acest lucru este prescris prin însuşi textul versetului sfânt: “ale căror treburi sunt hotărâte prin consfătuiri”.62 <text:s/>Apoi, adresându-se Aurorei întregii cunoaşteri, Sursei perfecţiunii (Mahomed), deşi El Însuşi este în posesia înţelepciunii universale, pronunţă următoarele cuvinte: “ şi sfătuieşte-te cu ei în acele probleme.”63 Ţinând seama de cele de mai sus, cum ar putea fi chestiunea sfătuirilor reciproce în contradicţie cu Legea religioasă? Marile avantaje ale sfătuirii pot fi demonstrate şi prin argumente logice.</text:p>
      <text:p text:style-name="P3">Pot ei spune că ar fi contrariu legilor lui Dumnezeu ca o sentinţă capitală să fie condiţionată de investigaţii minuţioase, confirmate la rândul lor de numeroase organe autorizate, ca ea să se bazeze pe dovezi legale şi pe un ordin regal? Pot ei pretinde că cele întâmplate sub guvernul precedent era în conformitate cu Coranul? De exemplu, în zilele când Haji Mirza Aqasi era prim ministru, s-a aflat, din diferite surse, că guvernatorul din Gulpaygan a arestat treisprezece <text:s/>judecători din regiune, lipsiţi de apărare, toţi de origine sacră, toţi nevinovaţi şi, fără vreun proces, fără a obţine autorizaţia unui for mai înalt, i-a decapitat într-o singură oră.</text:p>
      <text:p text:style-name="P3"/>
      <text:p text:style-name="P3">62 Coran 42:36.</text:p>
      <text:p text:style-name="P3">63 Coran 3:153</text:p>
      <text:p text:style-name="P3">Într-o vreme populaţia Persiei depăşea cincizeci de milioane. Numărul ei s-a redus parţial din cauza războaielor civile dar, predominant, ca urmare a lipsei unui sistem de guvernare adecvat şi a unui despotism şi a unei autorităţi nestăpânite a guvernatorilor locali şi provinciali. Cu timpul, nici o cincime din populaţie n-a supravieţuit căci guvernatorii alegeau orice victimă le convenea, oricât de nevinovată ar fi fost ea, pentru a-şi revărsa mânia şi a o distruge. Sau, din capriciu, alegeau un criminal de serie şi-l ridicau la rangul de favorit . Nici un om nu putea sufla un cuvânt căci guvernatorul avea puteri absolute. Putem oare spune că aceste lucruri erau în conformitate cu justiţia sau cu legile lui Dumnezeu?</text:p>
      <text:p text:style-name="P3">Putem oare susţine că este contrariu legilor fundamentale ale Credinţei să încurajezi dobândirea de arte utile şi cunoştiinţe generale, să te informezi asupra adevărurilor acelor ştiinţe fizice care sunt benefice omului; de a lărgi câmpul de acţiune al industriei, de a spori produsele comerţului şi de a înmulţi căile spre avuţie ale naţiunii? Ar fi cumva în conflict cu adorarea lui Dumnezeu să instaurezi legea şi ordinea în oraşe şi să organizezi districtele rurale, să repari şoselele şi să construieşti căi ferate şi să uşurezi transportul şi călătoriile, sporind astfel buna stare a poporului? Ar fi incompatibil cu poruncile şi interdicţiile divine dacă am exploata minele abandonate care sunt cea mai mare sursă de bogăţie a naţiunii şi dacă am construi uzine care produc tot confortul şi întreaga securitate şi avuţie a naţiunii? Ori a stimula crearea de noi industri sau de a promova îmbunătăţirea produselor noastre domestice ?</text:p>
      <text:p text:style-name="P3"><text:soft-page-break/>În numele Celui AtotSlăvit! Sunt uimit văzând ce văl des le-a acoperit ochii şi cum îi orbeşte într-atât încât nu văd cerinţe atât de evidente ca acestea. Şi nu încape nici o îndoială că atunci când se vor aduce argumente incontestabile şi dovezi de acest fel răspunsul lor, bazat pe mii de prejudecăţi şi animozităţi ascunse va fi : “În Ziua Judecăţii de Apoi, când oamenii vor sta în faţa Domnului lor, nu vor trebui să răspundă privitor la educaţia lor sau la gradul lor de cultură – mai de grabă vor fi examinate faptele lor bune.” Fie şi aşa şi să presupunem că omul nu va fi întrebat de cultura şi educaţia lui; dar chiar de ar fi aşa, oare în această mare Zi a Socotelilor, liderii nu vor fi chemaţi să dea socoteală? Nu li se va spune: “O voi conducători şi lideri! De ce aţi facut astfel încât această mare naţiune să decadă de pe culmile gloriei din trecut, să renunţe la locul ei în inima şi centrul lumii civilizate? Aţi fost în stare să luaţi măsurile care să ducă la cinstirea acestui popor. Aţi nesocotit acest lucru, ba mai mult, l-aţi lipsit de avantajele uzuale de care se bucură toate celelalte popoare. Oare nu strălucea acest popor altă dată asemenea stelelor pe un cer senin? Cum aţi îndrăznit să-i înăbuşiţi lumina în întuneric! Aţi fi putut să aprindeţi acestui popor lampa gloriei temporale şi eterne; de ce nu v-aţi străduit din toată inima pentru acest scop? Şi când, prin harul lui Dumnezeu, s-a aprins o lumină strălucitoare, de ce nu aţi adăpostit- o sub geamul ocrotitor al preţuirii voastre îpotriva văntului care ameninţa s-o înăbuşe? De ce v-aţi încordat toate forţele pentru a o stinge?</text:p>
      <text:p text:style-name="P3">“Si de gâtul fiecărui om am legat destinul său: şi în Ziua Învierii vom aduce o carte pe care i-o vom prezenta larg deschisă.” 64</text:p>
      <text:p text:style-name="P3">Şi iarăşi, există vreo faptă în lume care să fie mai nobilă decât slujirea binelui comun? Este oare de conceput o binecuvântare mai mare pentru un om, decât ca el să devină cauza educaţiei, dezvoltării prosperităţii şi onoarei semenilor săi ? Nu, pe Domnul Dumnezeu! Cea mai înaltă virtute pentru sufletele binecuvântate este să-i ia pe cei neputincioşi de mână şi să-i scoată din ignoranţă şi înjosire şi sărăcie şi, cu intenţii curate şi numai de dragul lui Dumnezeu, să se ridice şi în mod energic, să se dedice slujirii maselor, uitând de propriile lor avantaje lumeşti şi să lucreze numai pentru a servi binele general. “Ei îi iubesc pe ceilalţi mai mult decât pe ei înşişi, deşi soarta lor e sărăcia.” 65 “Cei mai buni oameni sunt cei care slujesc poporul; cei mai răi sunt cei ce îi dăunează.”</text:p>
      <text:p text:style-name="P3"><text:s/>64 Coran 17:14 <text:s/></text:p>
      <text:p text:style-name="P3"><text:s/>65 Coran 59:9</text:p>
      <text:p text:style-name="P3"/>
      <text:p text:style-name="P3">Slavă lui Dumnezeu! În ce situaţie extraordinară ne aflăm acum, când nimeni nu se întreabă atunci când cineva are o revendicare, care sunt motivele reale ale omului respectiv şi ce scop egoist se ascunde sub masca cuvintelor. Vei descoperi, de exemplu, că un individ încearcă să stăvilească progresul unui întreg popor pentru a-şi promova propriile interese meschine. Pentru ca moara lui să macine , el va lăsa fermele şi ogoarele tuturor celorlalţi să se usuce şi să se veştejească. Pentru a-şi menţine funcţia de conducător, el va călăuzi veşnic masele spre prejudecăţi şi fanatism care subminează înşăşi bazele civilizaţiei.</text:p>
      <text:p text:style-name="P3"><text:soft-page-break/>Un astfel de om, chiar în clipa în care comite acte care în ochii lui Dumnezeu sunt anateme şi care sunt detestate de toţi profeţii şi sfinţii, dacă vede o persoană care imediat ce a terminat de mâncat îşi spală mâinie cu săpun – un articol inventat de ‘Abdu’llah Buni, un musulman – va face un tărăboi nemaipomenit, susţinând că legea religioasă a fost încălcată şi că legile şi obiceiurile popoarelor păgâne au fost integrate în legile noastre numai pentru că acel nenorocit nu şi-a şters mâinile pe partea din faţă a hainei sale şi pe barba sa. Neţinând seama câtuşi de puţin de comportarea sa nefastă, el consideră că ceea ce este însăşi cauza curăţeniei şi rafinamentului este un lucru vătămător şi fără noimă.</text:p>
      <text:p text:style-name="P3">O popor al Persiei! Deschide ochii! Fi atent! Renunţă la a-i urma orbeşte pe bigoţi, renunţă la această imitaţie lipsită de sens care este principala cauză pentru care oamenii decad şi ajung pe calea ignoranţei şi degradării. Priveşte la adevărata stare a lucrurilor. Ridică-te; ia acele măsuri care îţi vor aduce viaţă şi fericire şi măreţie şi glorie între toate naţiunile lumii.</text:p>
      <text:p text:style-name="P3">Boarea adevăratei primăveri adie asupra capului tău; împodobeşte-te cu boboci asemenea pomilor din grădina înmiresmată. Nori de primăvară se revarsă asupra ta şi îţi aduc împrospătare şi înflorire asemenea dulcilor câmpii ale veşniciei. Luceafărul zorilor străluceşte. Păşeşte pe calea cea adevărată. Oceanul omnipotenţei se învolburează, grăbeşte-te să ajungi la ţărmurile hotărârii ferme şi ale bogăţiei. Apele limpezi ale vieţii cresc, de ce îţi iroseşti zilele, însetat, în pustiu? Ţinteşte la înălţimi, alegeţi ţeluri nobile; cât va mai dura această letargie, această neglijenţă? Disperarea, atât în această lume, cât şi în cea de apoi este tot ce vei dobândi <text:s/>de pe urma acestei slăbiciuni; ocară şi mizerie este tot ce vei recolta din cauza acestui fanatism şi pentru că ai dat crezare ignoranţilor şi celor fără judecată. Confirmarea din partea lui Dumnezeu te susţine, ajutorul lui Dumnezeu este aproape: de ce nu strigi, de ce nu jubilezi din toată inima, de ce nu te străduieşti din tot sufletul! </text:p>
      <text:p text:style-name="P3">Dintre problemele care necesită o aprofundată cercetare şi o reformă este metoda studierii diferitelor ramuri ale ştiinţei, precum şi organizarea a ceea ce numim curriculum academic. Din cauza lipsei de organizare, educaţia a devenit confuză, inconsistentă. Unor subiecte neînsemnate, care nu merită să fie elaborate, li se acordă o atenţie necuvenită şi într-o asemenea măsură, încât studenţii îşi irosesc mintea şi energia lungi perioade de timp pentru a studia probleme care sunt doar simple ipoteze şi care nu pot fi în nici un fel demonstrate. Aceste studii, constând în cercetarea cu minuţiozitate a unor afirmaţii şi concepte care s-ar dovedi, după o examinare atentă, a fi nu numai neverosimile, ci mai de grabă nişte superstiţii inadmisibile, nu înseamnă altceva decât investigarea unor teze inutile, cercetarea unor absurdităţi. Nu încape îndoială că a te preocupa cu astfel de iluzii, a examina în lungi dezbateri asemenea teorii lipsite de sens nu este altceva decât o pierdere de timp şi distrugerea zilelor propriei tale vieţi. Ba mai mult, aceasta l-ar împiedeca pe individ să înceapă să studieze acele arte şi ştiinţe de care societatea are o nevoie imperioasă. Înainte de a se angaja în studiul oricărui subiect, individul ar trebui să se întrebe la ce foloseşte şi ce roade şi rezultate vor fi obţinute. Dacă este o ramură utilă a cunoaşterii, adică dacă societatea va dobândi avantaje importante <text:soft-page-break/>de pe urma ei, să i se dedice din toată inima. Dacă, dimpotrivă, constă în dezbateri deşarte, fără noimă, într-o înlănţuire iluzorie de închipuiri care nu duc la nici un alt rezultat decât sarcasmul, de ce să-ţi dedici viaţa unor confruntări inutile şi pentru a tăia firul în patru? </text:p>
      <text:p text:style-name="P3">Dat fiind că această problemă mai necesită elucidări şi dezbateri aprofundate pentru a stabili în mod clar că unele din subiectele care sunt astăzi neglijate sunt extreme de valoroase, în timp ce naţiunea nu are nevoie de multe alte studii inutile, punctul acesta va fi, cu ajutorul lui Dumnezeu, dezvoltat într-un al doilea volum. Noi sperăm că lectura acestui prim volum va produce schimbări fundamentale în gândirea şi comportarea societăţii căci am întreprins această lucrare cu intenţii sincere şi de dragul lui Dumnezeu. Deşi în această lume oameni capabili să facă o deosebire între intenţii sincere şi vorbe goale sunt la fel de rari ca piatra filozofală, Noi ne punem totuşi speranţa în harul nemărginit al lui Dumnezeu.</text:p>
      <text:p text:style-name="P3">În rezumat: Cât priveşte acel grup de oameni care susţin că pentru a efectua aceste reforme necesare trebuie să procedăm cu prudenţă şi răbdare şi că obiectivele trebuie atinse unul câte unul, ce înţeleg ei prin aceasta? Dacă prin prudenţă, ei se referă la precauţia de care ştiinţa guvernării are nevoie, gândul lor e oportun şi bine venit. Este sigur că acţiuni importante nu pot avea succes dacă se procedează în pripă; în astfel de cazuri graba ar duce la un eşec.</text:p>
      <text:p text:style-name="P3">Lumea politicii este asemenea lumii omului; la început este o sămânţă care apoi ajunge treptat faza de embrion şi făt, dobândind o structură osoasă, îmbrăcată în carne şi primind forma sa specifică, până ce, în cele din urmă, atinge treapta pe care are întru totul dreptul să pronunţe cuvintele: “cel mai desăvârşit dintre Creatori.”66 După <text:s/>cum aceasta este o condiţie a creaţiei şi se bazează pe Înţelepciunea universală, la fel şi lumea politică nu poate evolua în mod instantaneu de la nadirul imperfecţiunii la zenitul <text:s/>dreptăţii şi desăvârşirii. Dimpotrivă, oameni calificaţi trebuie să se străduiască zi şi noapte, folosind toate mijloacele care vor duce la progres, până ce guvernul şi poporul se vor dezvolta sub toate aspectele, zi de zi, şi chiar ceas de ceas.</text:p>
      <text:p text:style-name="P3"/>
      <text:p text:style-name="P23"><text:tab/>66 Coran 23:14 “Binecuvăntat fie Dumnezeu, cel mai desăvârşit dintre <text:tab/><text:tab/><text:tab/>Creatori.“</text:p>
      <text:p text:style-name="P3">Când, prin prinos divin, trei lucruri vor apare pe pământ, această lume a ţărânei se va trezi la viaţă şi se va înălţa, împodobită minunat şi plină de har. Aceste trei lucruri sunt: În prim rând, adierile fertile ale primăverii; în al doilea rănd: belşugul norilor primăvărateci şi, în al treilea rând, căldura soarelui strălucitor. când, prin mărinimia nesfârşită a lui Dumnezeu, aceste trei sunt dăruite oamenilor atunci, prin voinţa Lui, în mod treptat , copaci cu ramurile uscate vor înverzi din nou şi se vor împodobi cu tot felul de flori şi fructe. La fel, când intenţiile curate şi dreptatea conducătorului, înţelepciunea şi iscusinţa desăvârşită şi activitatea politică autorităţilor guvernamentale precum şi determinarea şi eforturile necontenite ale poporului sunt toate combinate; atunci, zi de zi, efectul progresului, al reformelor de mare anvergură, al mândriei şi prosperităţii guvernării ca şi al poporului se vor manifesta vădit.</text:p>
      <text:p text:style-name="P3"><text:soft-page-break/>Dacă, însă, prin amânări şi temporizări ei înţeleg că în fiecare generaţie să se acorde atenţie doar unei părţi infime din reformele necesare, aceasta înseamnă doar letargie şi inerţie, căci printr-o astfel de procedură nu se va <text:s/>obţine alt rezutat decât repetarea unor vorbe goale. Dacă graba este păgubitoare, inerţia şi indolenţa sunt de o mie de ori mai rele. Calea de mijloc este cea mai bună, după cum e scris: “Ai datoria, ca între două rele să faci ceea ce e bine,” <text:s/>referindu-se la ceea ce e la mijloc între cele două extreme. “Iar mâna ta să nu fie legată de ceafă; dar nici larg deschisă ci, între aceste două, mergi pe calea de mijloc.” 67</text:p>
      <text:p text:style-name="P3">67 Coran 17:31; 110.</text:p>
      <text:p text:style-name="P3"/>
      <text:p text:style-name="P3">Condiţia primordială şi cea mai urgentă este promovarea educaţiei. Este de neconceput ca o naţiune să ajungă la prosperitate şi succes dacă nu există o preocupare pentru realizarea acestui deziderat suprem şi fundamental. Motivul principal al declinului şi decăderii popoarelor este ignoranţa. Astăzi, masa poporului este neinformată chiar asupra afacerilor curente, cu cât mai puţin ştiu ei ceva despre esenţa problemelor importante şi nevoilor complexe ale timpului.</text:p>
      <text:p text:style-name="P3">Deci, este,, necesar să se scrie articole şi cărţi utile urgent care să stabilească în mod clar şi precis care sunt cerinţele actuale ale poporului şi ce va duce la fericirea şi progresul societăţii. Acestea ar trebui publicate şi distribuite în cadrul naţiunii astfel încât cel puţin liderii poporului să se trezească într-o anumită măsură şi să se hotărască să meargă pe calea care-i va duce la o cinstire eternă. Publicarea ideilor înalte este puterea dinamică în arterele vieţii; este însuşi sufletul lumii. Ideile sunt o mare nemărginită; iar efectele şi condiţiile diferite ale existenţei sunt asemenea formelor separate şi limitelor individuale ale valurilor; până ce marea nu se va învolbura, valurile nu se vor ridica şi nu vor împrăştia perlele cunoaşterii lor pe ţărmurile vieţii.<text:line-break/><text:tab/> </text:p>
      <text:p text:style-name="P3">Tu frate, eşti doar gândul tău,</text:p>
      <text:p text:style-name="P3">În rest eşti muşchi şi os şi atât.68 </text:p>
      <text:p text:style-name="P8"><text:span text:style-name="T3">68 Rumi, Mathnavi II, 2:277, versul următor este:</text:span></text:p>
      <text:p text:style-name="P11"><text:tab/>Când gândul e un trandafir, e o grădină închisă,</text:p>
      <text:p text:style-name="P5">Dar când e ghimpe, doar de pus pe foc e bun.</text:p>
      <text:p text:style-name="P5"/>
      <text:p text:style-name="P3">Opinia publică trebuie îndrumată spre ceea ce este demn de ziua de astăzi, iar acest lucru este posibil numai prin folosirea argumentelor adecvate şi prin aducerea unor dovezi clare, logice şi concludente. Căci masele neputincioase nu ştiu numic despre lume. Şi deşi nu încape nici o îndoială că doresc fericirea şi o caută cu dor, ignoranţa, ca un văl compact, le desparte de ea..</text:p>
      <text:p text:style-name="P3">Observaţi în ce măsură lipsa de educaţie slăbeşte şi înjoseşte un popor. Astăzi (1875), din punct de vedere al populaţiei, cea mai mare naţiune din lume este China, care are mai bine de patru sute de milioane de locuitori. Potrivit acestui criteriu, guvernul său ar trebui să fie cel mai ales de pe pământ, iar poporul său cel mai admirat. Şi totuşi, datorită lipsei de educaţie în ceea ce <text:soft-page-break/>priveşte civilizaţia culturală şi materială ea este naţiunea cea mai vlăguită şi neputincioasă dintre toate naţiunile vlăguite. Nu de mult un mic contingent de trupe engleze şi franceze au avut un conflict cu China şi au repurtat o victorie atât de decisivă încât au cucerit capitala, Peking. Dacă poporul chinez şi guvernul său ar fi fost la zi cu ştiinţa înaintată din vremea aceea, dacă ar fi fost ştiutor în artele civilizaţiei, atunci, chiar dacă toate naţiunile pământului ar fi pornit împotriva lor, atacul ar fi eşuat, iar atacatorii s-ar fi întors învinşi de unde au plecat.</text:p>
      <text:p text:style-name="P11"/>
      <text:p text:style-name="P8">Mai ciudat decât acest episod este faptul că guvernul Japoniei a fost la început </text:p>
      <text:p text:style-name="P8">supus Chinei şi sub protecţia ei iar, de câţiva ani încoace Japonia a deschis ochii şi a adoptat tehnica progresului şi civilizaţiei contemporane, promovând ştiinţele şi industriile de uz public şi străduindu-se din răsputeri şi cu competenţă pentru ca opinia publică să-şi îndrepte atenţia spre reformă. Acest guvern a progresat actualmente într-atât încât, deşi populaţia sa reprezintă doar o şesime sau poate chiar numai o zecime din populaţia Chinei, el a sfidat guvernul acesteia şi China a fost silită, în cele din urmă, să-i accepte condiţiile. Observaţi cu atenţie cum educaţia şi artele civilizaţiei aduc cinstire, prosperitate, independenţă şi libertate unui guvern şi poporului său.</text:p>
      <text:p text:style-name="P8"><text:tab/>De asemeni, este o necessitate vitală să fie înfiinţate şcoli în toată Persia, până şi în cele mai mici orăşele şi sate şi oamenii să fie încurajaţi prin toate mijloacele să-şi trimită copii să înveţe să scrie şi citească. La nevoie, educaţia ar trebui să fie obligatorie. Atâta timp cât nervii şi arterele naţiunii nu vor fi trezite la viaţă, orice măsură s-ar lua se va dovedi zadarnică; deoarece poporul este ca şi corpul omenesc, iar determinarea şi voinţa de a lupta sunt asemenea sufletului, şi un corp fără suflet nu se poate mişca. Această forţă dinamică este prezentă într-un grad superlativ în însăşi natura poporului persan, iar răspândirea educaţiei o va elibera.</text:p>
      <text:p text:style-name="P8"><text:tab/></text:p>
      <text:p text:style-name="P3">Şi acum, ne referim la acele elemente care cred că nu e nici necesar, nici oportun să împrumutăm principiile civilizaţiei, bazele progresului care duc la culmile <text:s/>înalte ale fericirii sociale în lumea materială, legile care produc reforme temeinice, metode care extind sfera culturii – şi că ar fi mult mai nimerit pentru Persia şi persani să reflecteze asupra situaţiei şi să creeze apoi propria ei tehnică a progresului.</text:p>
      <text:p text:style-name="P8"><text:tab/>Este sigur că dacă inteligenţa viguroasă şi iscusinţa superioară ale celor mari ai naţiunii şi energia şi hotărârea celor mai eminenţi oameni de la curtea imperială, precum şi eforturile determinate ale celor ce au cunoştiinţe şi capacitate şi sunt versaţi în marile legi ale vieţii politice, - dacă toate acestea ar fi combinate şi toţi şi-ar exercita eforturile şi ar examina şi ar reflecta la fiecare detaliu, precum şi la toate afacerile curente este foarte probabil, dat fiind planurile efective pe care le vor elabora, că anumite situaţii ar fi reformate în mod temeinic. În majoritatea cazurilor însă, ei ar fi totuşi obligaţi să împrumute; pentru că în decursul a nenumărate secole din trecut, sute de mii de oameni şi-au devotat întreaga viaţă pentru a experimenta aceste lucruri până ce au ajuns la asemenea rezultate substanţiale. Dacă toate acestea vor fi ignorate şi <text:soft-page-break/>se vor face eforturi pentru a recrea aceste mijloace în ţara noastră şi în felul nostru pentru a realiza astfel progresul dorit, ar trece multe generaţii şi ţelul n-ar fi atins. Observaţi, de exemplu, că în alte ţări oamenii au perseverat, de-a lungul unor perioade îndelungate, până ce, în final, au descoperit puterea aburului şi că au putut performa cu ajutorul ei cu uşurinţă lucrări dificile care altă dată erau peste puterile umane. Câte secole ar trebui să treacă dacă am renunţa la folosirea acestei forţe şi în locul ei ne-am strădui din răsputeri pentru a inventa un subtitut. Este deci preferabil să folosim, în continuare, forţa aburului şi în acelaşi timp să examinăm eventualitatea existenţei unei alte forţe mult mai mare. Ar trebui să privim în aceeaşi lumină şi celelalte progrese tehnice, ştiinţele, artele, şi formele politice care s-au dovedit ca fiind utile – i.e., acele proceduri care în decursul anilor au fost mereu verificate şi ale căror variate utilizări şi avantaje au avut drept rezultat de netăgăduit gloria şi măreţia statului şi bunăstarea şi progresul poporului. Dacă s-ar renunţa la toate acestea fără vreun motiv valabil şi s-ar încerca alte metode de reformă, ar trece mulţi ani şi s-ar pierde multe vieţi înainte ca aceste reforme să dea vreun rezultat şi ca avantajele lor să poată fi dovedite. Deocamdată, “mai suntem încă la prima cotitură a drumului.” 69<text:tab/></text:p>
      <text:p text:style-name="P8">69.Din strofele: “Attar a trecut prin cele sapte oraşe ale iubirii şi noi mai suntem la prima cotitură a drumului.”</text:p>
      <text:p text:style-name="P8"/>
      <text:p text:style-name="P8"><text:tab/>Superioritatea prezentului faţă de trecut constă în faptul că prezentul îşi poate însuşi şi adopta ca model multe lucruri care au fost încercate şi verificate şi a căror mari avantaje au fost demonstrate în trecut, şi că poate face propriile sale descoperiri, sporind astfel moştenirea sa preţioasă. Este, deci, limpede că realizările şi experienţa trecutului sunt cunoscute şi disponibile pentru prezent, în timp ce descoperirile specifice prezentului erau necunoscute în trecut. Aceasta presupune că indivizii ultimei generaţii sunt elemente foarte capabile; pe de altă parte, câte generaţii de mai târziu n-au fost lipsite chiar de o picătură din oceanul nemărginit al cunoaşterii înaintaşilor lor. </text:p>
      <text:p text:style-name="P8"><text:tab/>Cugetaţi puţin: să presupunem că prin puterea lui Dumnezeu, anumiţi indivizi sunt trimişi pe pământ; desigur că aceştia au nevoie de multe lucruri pentru a-şi susţine demnitatea lor umană, pentru fericirea şi buna lor stare. Ar fi oare mai practic să dobândească aceste lucruri de la contemporanii lor sau fiecare generaţie succesivă să nu împrumute nimic şi în loc de aceasta să creeze, în mod independent, una sau alta din instrumentalităţile necesare existenţei umane?</text:p>
      <text:p text:style-name="P8"><text:tab/>Dacă unii susţin că aceste legi, principii şi temelii ale progresului, la nivelul cel mai înalt al unei societăţi pe deplin dezvoltate, lucru curent în alte ţări, nu sunt adecvate condiţiilor şi necesităţilor tradiţionale ale poporului persan, şi că din acest motiv trebuie ca, în cadrul graniţelor Iranului, planificatorii naţiunii să facă eforturi maxime pentru a face reforme adecvate Persiei – să explice mai întâi de ce asemenea importuri din străinătate ar fi dăunătoare poporului Persan </text:p>
      <text:p text:style-name="P8"><text:tab/>Dacă ţara ar fi reconstruită, şoselele reparate, soarta celor neputicioşi îmbunătăţită prin diferite mijloace, cei nevoiaşi asistaţi, masele aduse pe calea <text:soft-page-break/>progresului, dacă bunăstarea publică ar fi sporită, sfera educaţiei lărgită, guvernul organizat în mod cuvenit, exercitarea liberă a drepturilor individului şi securitatea persoanei şi proprietăţii sale, demnitatea şi bunul său nume asigurate – ar veni toate acestea în contradicţie cu caracterul poporului persan? Tot ce este în conflict cu aceste măsuri a fost deja dovedit ca fiind nociv în toate ţările şi nu se aplică într-o localitate mai mult decât în alta. </text:p>
      <text:p text:style-name="P8"><text:tab/>Aceste superstiţii sunt toate rezultatul lipsei de înţelepciune şi înţelegere precum şi al unei insuficiente observaţii şi analize. Într-adevăr, majoritatea reacţionarilor şi temporizatorilor îşi ascund doar interesele lor egoiste sub un val de cuvinte goale, zăpăcind minţile maselor neputincioase prin declaraţii publice cari n-au nici o legătură cu obiectivele lor bine disimulate.</text:p>
      <text:p text:style-name="P3">O popor al Persiei! Inima este o chezăşie divină; purific-o de pata egoismului, împodobeşte-o cu coroana intenţiei pure până ce onoarea sacră şi măreţia veşnică a acestei naţiuni ilustre va străluci asemeni unei dimineţi senine pe un firmament luminos. Aceste câteva zile pe pământ se vor topi cum dispar umbrele şi nu vor mai fi. Străduieşte-te, aşadar ca Dumnezeu să-şi reverse harul asupra ta, pentru ca să laşi o amintire favorabilă în inimile şi pe buzele celor ce vor veni. “Şi îngăduie-mi ca posteritatea să vorbească cu cinste despre mine.”70</text:p>
      <text:p text:style-name="P3">Ferice de sufletul care va uita binele său propriu şi care asemenea celor aleşi ai lui Dumnezeu se ia la întrecere cu semenii săi pentru a sluji binele tuturor; până ce, întărit prin binecuvântările şi confirmările perpetue ale lui Dumnezeu, va fi împuternicit să înalţe această măreaţă naţiune astfel încât să ajungă din nou pe culmile străvechii glorii şi să trezească această ţară veştejită la o nouă viaţă dulce şi, asemeni unei primăveri spirituale, să îmbrace aceşti pomi, care sunt vieţile oamenilor, cu frunze proaspete, cu boboci şi roade de bucurie sacră.</text:p>
      <text:p text:style-name="P8">70 Coran 26: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rame_20_contents" style:display-name="Frame contents" style:family="paragraph" style:parent-style-name="Text_20_body" style:class="extra"/>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format="1" text:start-value="2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lef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21.001cm" fo:page-height="29.7cm" style:num-format="1" style:print-orientation="portrait" fo:margin-top="1.27cm" fo:margin-bottom="2.54cm" fo:margin-left="3.17cm" fo:margin-right="3.17cm" style:writing-mode="lr-tb" style:layout-grid-color="#c0c0c0" style:layout-grid-lines="1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usage="mirrored">
      <style:page-layout-properties fo:page-width="21.001cm" fo:page-height="14.852cm" style:num-format="1" style:print-orientation="portrait" fo:margin-top="2.54cm" fo:margin-bottom="2.54cm" fo:margin-left="3.17cm" fo:margin-right="3.17cm" style:writing-mode="lr-tb" style:layout-grid-color="#c0c0c0" style:layout-grid-lines="15"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Frame1" text:anchor-type="paragraph" svg:y="0.002cm" fo:min-width="0.041cm" draw:z-index="18"><draw:text-box fo:min-height="0.37cm"><text:p text:style-name="Header"><text:span text:style-name="Page_20_Number"><text:page-number text:select-page="current">57</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1-12-30T20:35:00</meta:creation-date>
    <dc:date>2013-09-16T17:35:28.93</dc:date>
    <meta:print-date>2012-03-13T19:02:00</meta:print-date>
    <meta:editing-cycles>148</meta:editing-cycles>
    <meta:editing-duration>PT10H53M12S</meta:editing-duration>
    <meta:generator>OpenOffice.org/3.4.1$Win32 OpenOffice.org_project/341m1$Build-9593</meta:generator>
    <meta:document-statistic meta:table-count="0" meta:image-count="0" meta:object-count="0" meta:page-count="57" meta:paragraph-count="388" meta:word-count="28132" meta:character-count="176228"/>
    <meta:user-defined meta:name="Info 1"/>
    <meta:user-defined meta:name="Info 2"/>
    <meta:user-defined meta:name="Info 3"/>
    <meta:user-defined meta:name="Info 4"/>
  </office:meta>
</office:document-meta>
</file>